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50.54pt"/>
    </style:style>
    <style:style style:name="co3" style:family="table-column">
      <style:table-column-properties fo:break-before="auto" style:column-width="117.89pt"/>
    </style:style>
    <style:style style:name="co4" style:family="table-column">
      <style:table-column-properties fo:break-before="auto" style:column-width="72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 of points</text:p>
          </table:table-cell>
          <table:table-cell office:value-type="string" calcext:value-type="string">
            <text:p><text:s/>Distance</text:p>
          </table:table-cell>
          <table:table-cell office:value-type="string" calcext:value-type="string">
            <text:p><text:s/>Connected components</text:p>
          </table:table-cell>
          <table:table-cell office:value-type="string" calcext:value-type="string">
            <text:p><text:s/>Are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0.0469546269506" calcext:value-type="float">
            <text:p>0.0469546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0.0461663634383" calcext:value-type="float">
            <text:p>0.04616636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0.0463809043811" calcext:value-type="float">
            <text:p>0.04638090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0.0469138178498" calcext:value-type="float">
            <text:p>0.04691381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0.0461709879373" calcext:value-type="float">
            <text:p>0.04617098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0.0462954205287" calcext:value-type="float">
            <text:p>0.04629542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0.0463661325939" calcext:value-type="float">
            <text:p>0.04636613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0.0463166622894" calcext:value-type="float">
            <text:p>0.04631666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0.0465649104168" calcext:value-type="float">
            <text:p>0.04656491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0.0464614712626" calcext:value-type="float">
            <text:p>0.04646147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0.0464568513282" calcext:value-type="float">
            <text:p>0.04645685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0.0463263724757" calcext:value-type="float">
            <text:p>0.04632637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0.0462644709222" calcext:value-type="float">
            <text:p>0.04626447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0.0464646357326" calcext:value-type="float">
            <text:p>0.04646463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0.0464507192733" calcext:value-type="float">
            <text:p>0.04645071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0.0460442382824" calcext:value-type="float">
            <text:p>0.04604423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0.0464351106952" calcext:value-type="float">
            <text:p>0.04643511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0.0460378918373" calcext:value-type="float">
            <text:p>0.04603789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0.0464909872525" calcext:value-type="float">
            <text:p>0.04649098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0.0467014161845" calcext:value-type="float">
            <text:p>0.04670141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9" calcext:value-type="float">
            <text:p>149</text:p>
          </table:table-cell>
          <table:table-cell office:value-type="float" office:value="0.0464868770682" calcext:value-type="float">
            <text:p>0.04648687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1705184339" calcext:value-type="float">
            <text:p>0.04617051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1917703783" calcext:value-type="float">
            <text:p>0.04619177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5291890194" calcext:value-type="float">
            <text:p>0.0465291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5645721745" calcext:value-type="float">
            <text:p>0.04656457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2697843315" calcext:value-type="float">
            <text:p>0.04626978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0521215728" calcext:value-type="float">
            <text:p>0.04605212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59654882422" calcext:value-type="float">
            <text:p>0.04596548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58291271182" calcext:value-type="float">
            <text:p>0.04582912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0619872342" calcext:value-type="float">
            <text:p>0.04606198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1155052361" calcext:value-type="float">
            <text:p>0.04611550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2048877521" calcext:value-type="float">
            <text:p>0.04620488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0258948358" calcext:value-type="float">
            <text:p>0.04602589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2860065134" calcext:value-type="float">
            <text:p>0.04628600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1487561592" calcext:value-type="float">
            <text:p>0.04614875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4869080815" calcext:value-type="float">
            <text:p>0.04648690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6206929694" calcext:value-type="float">
            <text:p>0.0466206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2954484308" calcext:value-type="float">
            <text:p>0.04629544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178940482" calcext:value-type="float">
            <text:p>0.04617894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1899607569" calcext:value-type="float">
            <text:p>0.04618996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1712756025" calcext:value-type="float">
            <text:p>0.04617127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58672594582" calcext:value-type="float">
            <text:p>0.04586725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4469345543" calcext:value-type="float">
            <text:p>0.04644693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2514163531" calcext:value-type="float">
            <text:p>0.04625141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2609324144" calcext:value-type="float">
            <text:p>0.04626093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1031982293" calcext:value-type="float">
            <text:p>0.04610319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1390312137" calcext:value-type="float">
            <text:p>0.04613903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58882899307" calcext:value-type="float">
            <text:p>0.04588828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4076806922" calcext:value-type="float">
            <text:p>0.04640768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0102632065" calcext:value-type="float">
            <text:p>0.04601026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0215073626" calcext:value-type="float">
            <text:p>0.04602150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2439250367" calcext:value-type="float">
            <text:p>0.0462439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0.0462557817219" calcext:value-type="float">
            <text:p>0.04625578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60391162373" calcext:value-type="float">
            <text:p>0.04603911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57501966663" calcext:value-type="float">
            <text:p>0.04575019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61198084785" calcext:value-type="float">
            <text:p>0.04611980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60336990394" calcext:value-type="float">
            <text:p>0.0460336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62398826039" calcext:value-type="float">
            <text:p>0.04623988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63037850093" calcext:value-type="float">
            <text:p>0.0463037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59275556518" calcext:value-type="float">
            <text:p>0.04592755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58679004367" calcext:value-type="float">
            <text:p>0.04586790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57314062447" calcext:value-type="float">
            <text:p>0.04573140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61822680457" calcext:value-type="float">
            <text:p>0.0461822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60041562061" calcext:value-type="float">
            <text:p>0.04600415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58923318326" calcext:value-type="float">
            <text:p>0.04589233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62077973818" calcext:value-type="float">
            <text:p>0.04620779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61723407825" calcext:value-type="float">
            <text:p>0.04617234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62774930834" calcext:value-type="float">
            <text:p>0.04627749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58461662188" calcext:value-type="float">
            <text:p>0.04584616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58786100052" calcext:value-type="float">
            <text:p>0.045878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61834633564" calcext:value-type="float">
            <text:p>0.04618346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61449144514" calcext:value-type="float">
            <text:p>0.04614491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59781743378" calcext:value-type="float">
            <text:p>0.04597817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59357143286" calcext:value-type="float">
            <text:p>0.04593571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58695768623" calcext:value-type="float">
            <text:p>0.04586957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61761869622" calcext:value-type="float">
            <text:p>0.0461761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6365258422" calcext:value-type="float">
            <text:p>0.04636525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56674253599" calcext:value-type="float">
            <text:p>0.04566742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58629464787" calcext:value-type="float">
            <text:p>0.04586294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59160498524" calcext:value-type="float">
            <text:p>0.04591604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62011067865" calcext:value-type="float">
            <text:p>0.04620110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56849969619" calcext:value-type="float">
            <text:p>0.0456849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59408750209" calcext:value-type="float">
            <text:p>0.0459408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59606137748" calcext:value-type="float">
            <text:p>0.04596061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61342058437" calcext:value-type="float">
            <text:p>0.04613420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56863740806" calcext:value-type="float">
            <text:p>0.04568637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58856518426" calcext:value-type="float">
            <text:p>0.04588565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59812966477" calcext:value-type="float">
            <text:p>0.04598129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6213483707" calcext:value-type="float">
            <text:p>0.04621348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62441721796" calcext:value-type="float">
            <text:p>0.04624417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6205122428" calcext:value-type="float">
            <text:p>0.04620512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59063769018" calcext:value-type="float">
            <text:p>0.04590637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60599265702" calcext:value-type="float">
            <text:p>0.04605992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59280844813" calcext:value-type="float">
            <text:p>0.04592808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6331829945" calcext:value-type="float">
            <text:p>0.04633182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office:value-type="float" office:value="0.0462034119852" calcext:value-type="float">
            <text:p>0.0462034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8729482153" calcext:value-type="float">
            <text:p>0.04587294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9391692048" calcext:value-type="float">
            <text:p>0.04593916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754511939" calcext:value-type="float">
            <text:p>0.04575451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950759394" calcext:value-type="float">
            <text:p>0.04595075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5344076612" calcext:value-type="float">
            <text:p>0.04553440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7054906389" calcext:value-type="float">
            <text:p>0.04570549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6029733767" calcext:value-type="float">
            <text:p>0.04560297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7829332845" calcext:value-type="float">
            <text:p>0.04578293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74732504" calcext:value-type="float">
            <text:p>0.0457473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8399251591" calcext:value-type="float">
            <text:p>0.04583992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62615388117" calcext:value-type="float">
            <text:p>0.04626153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8904408099" calcext:value-type="float">
            <text:p>0.04589044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9494861806" calcext:value-type="float">
            <text:p>0.04594948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7703198815" calcext:value-type="float">
            <text:p>0.04577031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62229991399" calcext:value-type="float">
            <text:p>0.04622299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9219273229" calcext:value-type="float">
            <text:p>0.04592192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60019690027" calcext:value-type="float">
            <text:p>0.0460019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8445277308" calcext:value-type="float">
            <text:p>0.04584452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7320283304" calcext:value-type="float">
            <text:p>0.04573202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834376677" calcext:value-type="float">
            <text:p>0.04583437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9414032619" calcext:value-type="float">
            <text:p>0.04594140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4520803309" calcext:value-type="float">
            <text:p>0.04545208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9759237966" calcext:value-type="float">
            <text:p>0.04597592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9012162585" calcext:value-type="float">
            <text:p>0.04590121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7202499552" calcext:value-type="float">
            <text:p>0.045720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60478543159" calcext:value-type="float">
            <text:p>0.04604785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930018225" calcext:value-type="float">
            <text:p>0.04593001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60634654453" calcext:value-type="float">
            <text:p>0.04606346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9619158022" calcext:value-type="float">
            <text:p>0.04596191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8960390031" calcext:value-type="float">
            <text:p>0.0458960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8091451264" calcext:value-type="float">
            <text:p>0.04580914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4907897263" calcext:value-type="float">
            <text:p>0.04549078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60749656465" calcext:value-type="float">
            <text:p>0.04607496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6294966915" calcext:value-type="float">
            <text:p>0.04629496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9051136635" calcext:value-type="float">
            <text:p>0.04590511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7917172275" calcext:value-type="float">
            <text:p>0.04579171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8680368777" calcext:value-type="float">
            <text:p>0.04586803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7807127759" calcext:value-type="float">
            <text:p>0.04578071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60277351518" calcext:value-type="float">
            <text:p>0.04602773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6888510114" calcext:value-type="float">
            <text:p>0.0456888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9581310273" calcext:value-type="float">
            <text:p>0.0459581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8795396726" calcext:value-type="float">
            <text:p>0.04587953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9593506061" calcext:value-type="float">
            <text:p>0.04595935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9997959748" calcext:value-type="float">
            <text:p>0.0459997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8774541356" calcext:value-type="float">
            <text:p>0.04587745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6" calcext:value-type="float">
            <text:p>146</text:p>
          </table:table-cell>
          <table:table-cell office:value-type="float" office:value="0.0458022271342" calcext:value-type="float">
            <text:p>0.04580222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7672992856" calcext:value-type="float">
            <text:p>0.04576729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6442732837" calcext:value-type="float">
            <text:p>0.04564427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6272445303" calcext:value-type="float">
            <text:p>0.04562724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7381952666" calcext:value-type="float">
            <text:p>0.04573819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9002542048" calcext:value-type="float">
            <text:p>0.04590025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9440401339" calcext:value-type="float">
            <text:p>0.04594404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6525709144" calcext:value-type="float">
            <text:p>0.04565257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6105246434" calcext:value-type="float">
            <text:p>0.04561052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7931288027" calcext:value-type="float">
            <text:p>0.04579312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8602607681" calcext:value-type="float">
            <text:p>0.04586026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60191704364" calcext:value-type="float">
            <text:p>0.04601917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4388314204" calcext:value-type="float">
            <text:p>0.04543883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5865219261" calcext:value-type="float">
            <text:p>0.04558652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8014534291" calcext:value-type="float">
            <text:p>0.04580145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7050879569" calcext:value-type="float">
            <text:p>0.0457050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60095951439" calcext:value-type="float">
            <text:p>0.04600959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7110829024" calcext:value-type="float">
            <text:p>0.04571108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5540961071" calcext:value-type="float">
            <text:p>0.04555409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2803577395" calcext:value-type="float">
            <text:p>0.04528035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7237020067" calcext:value-type="float">
            <text:p>0.0457237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323199637" calcext:value-type="float">
            <text:p>0.04532319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8316992488" calcext:value-type="float">
            <text:p>0.04583169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7991346418" calcext:value-type="float">
            <text:p>0.04579913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560131933" calcext:value-type="float">
            <text:p>0.04556013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5847599219" calcext:value-type="float">
            <text:p>0.04558475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60379887897" calcext:value-type="float">
            <text:p>0.04603798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5163034676" calcext:value-type="float">
            <text:p>0.04551630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8107262406" calcext:value-type="float">
            <text:p>0.04581072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7374968462" calcext:value-type="float">
            <text:p>0.04573749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5" calcext:value-type="float">
            <text:p>145</text:p>
          </table:table-cell>
          <table:table-cell office:value-type="float" office:value="0.0453277475973" calcext:value-type="float">
            <text:p>0.04532774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0.0456282307179" calcext:value-type="float">
            <text:p>0.04562823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0.045384934861" calcext:value-type="float">
            <text:p>0.04538493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0.0455889335618" calcext:value-type="float">
            <text:p>0.04558893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0.0452629716354" calcext:value-type="float">
            <text:p>0.04526297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0.0457214680253" calcext:value-type="float">
            <text:p>0.0457214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0.0457723978869" calcext:value-type="float">
            <text:p>0.04577239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0.0454557026244" calcext:value-type="float">
            <text:p>0.04545570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0.0453428816124" calcext:value-type="float">
            <text:p>0.04534288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0.0453458790538" calcext:value-type="float">
            <text:p>0.04534587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0.0456914126025" calcext:value-type="float">
            <text:p>0.04569141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4" calcext:value-type="float">
            <text:p>144</text:p>
          </table:table-cell>
          <table:table-cell office:value-type="float" office:value="0.0456064287833" calcext:value-type="float">
            <text:p>0.04560642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office:value-type="float" office:value="0.0455202120899" calcext:value-type="float">
            <text:p>0.04552021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office:value-type="float" office:value="0.0454660493158" calcext:value-type="float">
            <text:p>0.04546604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office:value-type="float" office:value="0.0453753342821" calcext:value-type="float">
            <text:p>0.04537533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office:value-type="float" office:value="0.0452471499057" calcext:value-type="float">
            <text:p>0.04524714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office:value-type="float" office:value="0.0457215143477" calcext:value-type="float">
            <text:p>0.04572151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office:value-type="float" office:value="0.0453772079381" calcext:value-type="float">
            <text:p>0.04537720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office:value-type="float" office:value="0.0450870294076" calcext:value-type="float">
            <text:p>0.04508702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office:value-type="float" office:value="0.0453101514654" calcext:value-type="float">
            <text:p>0.04531015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office:value-type="float" office:value="0.0454544647805" calcext:value-type="float">
            <text:p>0.04545446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office:value-type="float" office:value="0.0453563881756" calcext:value-type="float">
            <text:p>0.04535638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3" calcext:value-type="float">
            <text:p>143</text:p>
          </table:table-cell>
          <table:table-cell office:value-type="float" office:value="0.0453225322409" calcext:value-type="float">
            <text:p>0.04532253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2" calcext:value-type="float">
            <text:p>142</text:p>
          </table:table-cell>
          <table:table-cell office:value-type="float" office:value="0.0451034914845" calcext:value-type="float">
            <text:p>0.04510349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2" calcext:value-type="float">
            <text:p>142</text:p>
          </table:table-cell>
          <table:table-cell office:value-type="float" office:value="0.0453632506841" calcext:value-type="float">
            <text:p>0.04536325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2" calcext:value-type="float">
            <text:p>142</text:p>
          </table:table-cell>
          <table:table-cell office:value-type="float" office:value="0.0450685258954" calcext:value-type="float">
            <text:p>0.04506852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2" calcext:value-type="float">
            <text:p>142</text:p>
          </table:table-cell>
          <table:table-cell office:value-type="float" office:value="0.0453564818999" calcext:value-type="float">
            <text:p>0.04535648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2" calcext:value-type="float">
            <text:p>142</text:p>
          </table:table-cell>
          <table:table-cell office:value-type="float" office:value="0.0454497285293" calcext:value-type="float">
            <text:p>0.04544972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42" calcext:value-type="float">
            <text:p>142</text:p>
          </table:table-cell>
          <table:table-cell office:value-type="float" office:value="0.0453939426363" calcext:value-type="float">
            <text:p>0.04539394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6" calcext:value-type="float">
            <text:p>146</text:p>
          </table:table-cell>
          <table:table-cell office:value-type="float" office:value="0.176444427517" calcext:value-type="float">
            <text:p>0.17644442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4" calcext:value-type="float">
            <text:p>144</text:p>
          </table:table-cell>
          <table:table-cell office:value-type="float" office:value="0.178130228374" calcext:value-type="float">
            <text:p>0.17813022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3" calcext:value-type="float">
            <text:p>143</text:p>
          </table:table-cell>
          <table:table-cell office:value-type="float" office:value="0.175370185664" calcext:value-type="float">
            <text:p>0.17537018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3" calcext:value-type="float">
            <text:p>143</text:p>
          </table:table-cell>
          <table:table-cell office:value-type="float" office:value="0.176938639335" calcext:value-type="float">
            <text:p>0.17693863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3" calcext:value-type="float">
            <text:p>143</text:p>
          </table:table-cell>
          <table:table-cell office:value-type="float" office:value="0.176345060702" calcext:value-type="float">
            <text:p>0.17634506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2" calcext:value-type="float">
            <text:p>142</text:p>
          </table:table-cell>
          <table:table-cell office:value-type="float" office:value="0.177546821445" calcext:value-type="float">
            <text:p>0.17754682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2" calcext:value-type="float">
            <text:p>142</text:p>
          </table:table-cell>
          <table:table-cell office:value-type="float" office:value="0.174466188256" calcext:value-type="float">
            <text:p>0.17446618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2" calcext:value-type="float">
            <text:p>142</text:p>
          </table:table-cell>
          <table:table-cell office:value-type="float" office:value="0.175888711672" calcext:value-type="float">
            <text:p>0.17588871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2" calcext:value-type="float">
            <text:p>142</text:p>
          </table:table-cell>
          <table:table-cell office:value-type="float" office:value="0.172720121601" calcext:value-type="float">
            <text:p>0.17272012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1" calcext:value-type="float">
            <text:p>141</text:p>
          </table:table-cell>
          <table:table-cell office:value-type="float" office:value="0.176124490689" calcext:value-type="float">
            <text:p>0.17612449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1" calcext:value-type="float">
            <text:p>141</text:p>
          </table:table-cell>
          <table:table-cell office:value-type="float" office:value="0.172500140698" calcext:value-type="float">
            <text:p>0.17250014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1" calcext:value-type="float">
            <text:p>141</text:p>
          </table:table-cell>
          <table:table-cell office:value-type="float" office:value="0.173150391317" calcext:value-type="float">
            <text:p>0.17315039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1" calcext:value-type="float">
            <text:p>141</text:p>
          </table:table-cell>
          <table:table-cell office:value-type="float" office:value="0.174773845213" calcext:value-type="float">
            <text:p>0.17477384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1" calcext:value-type="float">
            <text:p>141</text:p>
          </table:table-cell>
          <table:table-cell office:value-type="float" office:value="0.173127233121" calcext:value-type="float">
            <text:p>0.17312723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1" calcext:value-type="float">
            <text:p>141</text:p>
          </table:table-cell>
          <table:table-cell office:value-type="float" office:value="0.174167470455" calcext:value-type="float">
            <text:p>0.17416747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1" calcext:value-type="float">
            <text:p>141</text:p>
          </table:table-cell>
          <table:table-cell office:value-type="float" office:value="0.17286188005" calcext:value-type="float">
            <text:p>0.17286188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1" calcext:value-type="float">
            <text:p>141</text:p>
          </table:table-cell>
          <table:table-cell office:value-type="float" office:value="0.173747116801" calcext:value-type="float">
            <text:p>0.17374711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1" calcext:value-type="float">
            <text:p>141</text:p>
          </table:table-cell>
          <table:table-cell office:value-type="float" office:value="0.174538894068" calcext:value-type="float">
            <text:p>0.17453889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1" calcext:value-type="float">
            <text:p>141</text:p>
          </table:table-cell>
          <table:table-cell office:value-type="float" office:value="0.174544732653" calcext:value-type="float">
            <text:p>0.17454473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0.172774429247" calcext:value-type="float">
            <text:p>0.17277442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0.174633590324" calcext:value-type="float">
            <text:p>0.17463359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0.177030447941" calcext:value-type="float">
            <text:p>0.17703044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0.176016371427" calcext:value-type="float">
            <text:p>0.17601637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0.174652601522" calcext:value-type="float">
            <text:p>0.17465260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0.173842145278" calcext:value-type="float">
            <text:p>0.17384214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0.174604827885" calcext:value-type="float">
            <text:p>0.17460482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0.174291397718" calcext:value-type="float">
            <text:p>0.17429139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0.176239671484" calcext:value-type="float">
            <text:p>0.17623967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0.174357508148" calcext:value-type="float">
            <text:p>0.17435750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0.174811227315" calcext:value-type="float">
            <text:p>0.17481122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0.171509949444" calcext:value-type="float">
            <text:p>0.17150994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0.17480389735" calcext:value-type="float">
            <text:p>0.17480389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0.172604609357" calcext:value-type="float">
            <text:p>0.17260460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0.174078097172" calcext:value-type="float">
            <text:p>0.17407809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0.176969920113" calcext:value-type="float">
            <text:p>0.17696992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40" calcext:value-type="float">
            <text:p>140</text:p>
          </table:table-cell>
          <table:table-cell office:value-type="float" office:value="0.177151602214" calcext:value-type="float">
            <text:p>0.17715160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2798840889" calcext:value-type="float">
            <text:p>0.17279884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4004848325" calcext:value-type="float">
            <text:p>0.17400484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4900265878" calcext:value-type="float">
            <text:p>0.17490026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6040789939" calcext:value-type="float">
            <text:p>0.17604078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1075358771" calcext:value-type="float">
            <text:p>0.17107535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3557246945" calcext:value-type="float">
            <text:p>0.17355724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4171759556" calcext:value-type="float">
            <text:p>0.17417175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5068413287" calcext:value-type="float">
            <text:p>0.17506841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3427016155" calcext:value-type="float">
            <text:p>0.17342701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4173806849" calcext:value-type="float">
            <text:p>0.17417380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5950265237" calcext:value-type="float">
            <text:p>0.17595026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4111577132" calcext:value-type="float">
            <text:p>0.17411157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3001747742" calcext:value-type="float">
            <text:p>0.17300174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5062441417" calcext:value-type="float">
            <text:p>0.17506244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1770244204" calcext:value-type="float">
            <text:p>0.17177024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347873539" calcext:value-type="float">
            <text:p>0.17347873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014278483" calcext:value-type="float">
            <text:p>0.17014278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4856844058" calcext:value-type="float">
            <text:p>0.17485684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4514424985" calcext:value-type="float">
            <text:p>0.1745144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5020882516" calcext:value-type="float">
            <text:p>0.17502088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288562117" calcext:value-type="float">
            <text:p>0.17288562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6127362668" calcext:value-type="float">
            <text:p>0.17612736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3203324575" calcext:value-type="float">
            <text:p>0.17320332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4172213912" calcext:value-type="float">
            <text:p>0.17417221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5008191274" calcext:value-type="float">
            <text:p>0.17500819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4691683061" calcext:value-type="float">
            <text:p>0.17469168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9" calcext:value-type="float">
            <text:p>139</text:p>
          </table:table-cell>
          <table:table-cell office:value-type="float" office:value="0.171906531307" calcext:value-type="float">
            <text:p>0.17190653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0.174435408653" calcext:value-type="float">
            <text:p>0.17443540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0.174948658554" calcext:value-type="float">
            <text:p>0.17494865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0.173410494232" calcext:value-type="float">
            <text:p>0.17341049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0.172038060217" calcext:value-type="float">
            <text:p>0.17203806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0.172992135288" calcext:value-type="float">
            <text:p>0.17299213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0.17334054523" calcext:value-type="float">
            <text:p>0.17334054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0.173520536848" calcext:value-type="float">
            <text:p>0.17352053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0.173754959926" calcext:value-type="float">
            <text:p>0.17375495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0.172485344777" calcext:value-type="float">
            <text:p>0.17248534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0.172756590742" calcext:value-type="float">
            <text:p>0.17275659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0.170957685861" calcext:value-type="float">
            <text:p>0.17095768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0.174027985381" calcext:value-type="float">
            <text:p>0.17402798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0.17158705454" calcext:value-type="float">
            <text:p>0.17158705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0.17333372726" calcext:value-type="float">
            <text:p>0.17333372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0.173281002379" calcext:value-type="float">
            <text:p>0.17328100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0.171756287234" calcext:value-type="float">
            <text:p>0.17175628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0.174994973235" calcext:value-type="float">
            <text:p>0.17499497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0.172057559506" calcext:value-type="float">
            <text:p>0.17205755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0.172069329112" calcext:value-type="float">
            <text:p>0.17206932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0.174983913915" calcext:value-type="float">
            <text:p>0.17498391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0.170570093613" calcext:value-type="float">
            <text:p>0.17057009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8" calcext:value-type="float">
            <text:p>138</text:p>
          </table:table-cell>
          <table:table-cell office:value-type="float" office:value="0.175657984872" calcext:value-type="float">
            <text:p>0.17565798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0.170112436498" calcext:value-type="float">
            <text:p>0.17011243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0.1732426318" calcext:value-type="float">
            <text:p>0.17324263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0.174243210748" calcext:value-type="float">
            <text:p>0.17424321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0.171085188664" calcext:value-type="float">
            <text:p>0.17108518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0.170932810799" calcext:value-type="float">
            <text:p>0.17093281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0.173528592517" calcext:value-type="float">
            <text:p>0.17352859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0.172450027377" calcext:value-type="float">
            <text:p>0.17245002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0.174017469537" calcext:value-type="float">
            <text:p>0.17401746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0.171832751478" calcext:value-type="float">
            <text:p>0.17183275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0.170990270763" calcext:value-type="float">
            <text:p>0.17099027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0.174829897641" calcext:value-type="float">
            <text:p>0.17482989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0.17339685267" calcext:value-type="float">
            <text:p>0.17339685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0.169311240079" calcext:value-type="float">
            <text:p>0.16931124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0.173984219684" calcext:value-type="float">
            <text:p>0.17398421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0.173306400997" calcext:value-type="float">
            <text:p>0.1733064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0.172795921926" calcext:value-type="float">
            <text:p>0.17279592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0.169947596378" calcext:value-type="float">
            <text:p>0.16994759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0.17376909075" calcext:value-type="float">
            <text:p>0.17376909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0.172394892475" calcext:value-type="float">
            <text:p>0.17239489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0.172404787625" calcext:value-type="float">
            <text:p>0.17240478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7" calcext:value-type="float">
            <text:p>137</text:p>
          </table:table-cell>
          <table:table-cell office:value-type="float" office:value="0.173199759251" calcext:value-type="float">
            <text:p>0.17319975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69556495858" calcext:value-type="float">
            <text:p>0.16955649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1866530132" calcext:value-type="float">
            <text:p>0.17186653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2404931964" calcext:value-type="float">
            <text:p>0.1724049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0967455867" calcext:value-type="float">
            <text:p>0.17096745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0901576437" calcext:value-type="float">
            <text:p>0.17090157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2284009208" calcext:value-type="float">
            <text:p>0.17228400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69739057345" calcext:value-type="float">
            <text:p>0.16973905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4391645064" calcext:value-type="float">
            <text:p>0.17439164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0091319157" calcext:value-type="float">
            <text:p>0.17009131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306811529" calcext:value-type="float">
            <text:p>0.17306811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1753616774" calcext:value-type="float">
            <text:p>0.17175361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3187218296" calcext:value-type="float">
            <text:p>0.17318721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1541243284" calcext:value-type="float">
            <text:p>0.17154124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1066369585" calcext:value-type="float">
            <text:p>0.17106636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3035247806" calcext:value-type="float">
            <text:p>0.17303524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1896987122" calcext:value-type="float">
            <text:p>0.17189698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1602441968" calcext:value-type="float">
            <text:p>0.1716024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3695324142" calcext:value-type="float">
            <text:p>0.17369532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1219685893" calcext:value-type="float">
            <text:p>0.17121968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3197655256" calcext:value-type="float">
            <text:p>0.17319765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3886940762" calcext:value-type="float">
            <text:p>0.17388694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0930992587" calcext:value-type="float">
            <text:p>0.17093099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131786076" calcext:value-type="float">
            <text:p>0.17131786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69382532365" calcext:value-type="float">
            <text:p>0.16938253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2477865833" calcext:value-type="float">
            <text:p>0.17247786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3173452411" calcext:value-type="float">
            <text:p>0.17317345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3323730089" calcext:value-type="float">
            <text:p>0.17332373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6" calcext:value-type="float">
            <text:p>136</text:p>
          </table:table-cell>
          <table:table-cell office:value-type="float" office:value="0.172279456495" calcext:value-type="float">
            <text:p>0.17227945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0.172162901527" calcext:value-type="float">
            <text:p>0.17216290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0.172379279816" calcext:value-type="float">
            <text:p>0.17237927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0.171561332192" calcext:value-type="float">
            <text:p>0.17156133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0.169320520824" calcext:value-type="float">
            <text:p>0.16932052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0.172272787924" calcext:value-type="float">
            <text:p>0.17227278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0.170082079901" calcext:value-type="float">
            <text:p>0.17008207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0.172071690263" calcext:value-type="float">
            <text:p>0.17207169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0.171496375488" calcext:value-type="float">
            <text:p>0.17149637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0.171881699063" calcext:value-type="float">
            <text:p>0.17188169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0.169720583557" calcext:value-type="float">
            <text:p>0.16972058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0.172008247751" calcext:value-type="float">
            <text:p>0.17200824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0.172150715542" calcext:value-type="float">
            <text:p>0.17215071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0.167785314761" calcext:value-type="float">
            <text:p>0.1677853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0.172331317393" calcext:value-type="float">
            <text:p>0.17233131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0.172392477507" calcext:value-type="float">
            <text:p>0.17239247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0.171397786238" calcext:value-type="float">
            <text:p>0.17139778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0.170620151875" calcext:value-type="float">
            <text:p>0.17062015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5" calcext:value-type="float">
            <text:p>135</text:p>
          </table:table-cell>
          <table:table-cell office:value-type="float" office:value="0.173251517975" calcext:value-type="float">
            <text:p>0.1732515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0.172176315497" calcext:value-type="float">
            <text:p>0.17217631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0.169749624552" calcext:value-type="float">
            <text:p>0.16974962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0.168435082072" calcext:value-type="float">
            <text:p>0.16843508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0.169035240336" calcext:value-type="float">
            <text:p>0.16903524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0.168220589189" calcext:value-type="float">
            <text:p>0.16822058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0.170480351455" calcext:value-type="float">
            <text:p>0.17048035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0.168502878198" calcext:value-type="float">
            <text:p>0.16850287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0.166948101145" calcext:value-type="float">
            <text:p>0.16694810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0.168680193006" calcext:value-type="float">
            <text:p>0.1686801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0.170412948177" calcext:value-type="float">
            <text:p>0.17041294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0.170503255328" calcext:value-type="float">
            <text:p>0.17050325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0.170143794196" calcext:value-type="float">
            <text:p>0.17014379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0.170310051146" calcext:value-type="float">
            <text:p>0.17031005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0.169596809826" calcext:value-type="float">
            <text:p>0.16959680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4" calcext:value-type="float">
            <text:p>134</text:p>
          </table:table-cell>
          <table:table-cell office:value-type="float" office:value="0.170781384009" calcext:value-type="float">
            <text:p>0.1707813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office:value-type="float" office:value="0.171097941972" calcext:value-type="float">
            <text:p>0.1710979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office:value-type="float" office:value="0.169347954912" calcext:value-type="float">
            <text:p>0.16934795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office:value-type="float" office:value="0.168938605298" calcext:value-type="float">
            <text:p>0.16893860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office:value-type="float" office:value="0.16677316322" calcext:value-type="float">
            <text:p>0.16677316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office:value-type="float" office:value="0.167354580546" calcext:value-type="float">
            <text:p>0.16735458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office:value-type="float" office:value="0.169982192421" calcext:value-type="float">
            <text:p>0.16998219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office:value-type="float" office:value="0.170385184724" calcext:value-type="float">
            <text:p>0.17038518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office:value-type="float" office:value="0.170434724809" calcext:value-type="float">
            <text:p>0.17043472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office:value-type="float" office:value="0.167027772959" calcext:value-type="float">
            <text:p>0.1670277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office:value-type="float" office:value="0.169894260011" calcext:value-type="float">
            <text:p>0.169894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office:value-type="float" office:value="0.168200025146" calcext:value-type="float">
            <text:p>0.16820002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office:value-type="float" office:value="0.170773553049" calcext:value-type="float">
            <text:p>0.1707735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office:value-type="float" office:value="0.16836165462" calcext:value-type="float">
            <text:p>0.16836165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2" calcext:value-type="float">
            <text:p>132</text:p>
          </table:table-cell>
          <table:table-cell office:value-type="float" office:value="0.169623352473" calcext:value-type="float">
            <text:p>0.16962335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2" calcext:value-type="float">
            <text:p>132</text:p>
          </table:table-cell>
          <table:table-cell office:value-type="float" office:value="0.168647537581" calcext:value-type="float">
            <text:p>0.16864753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2" calcext:value-type="float">
            <text:p>132</text:p>
          </table:table-cell>
          <table:table-cell office:value-type="float" office:value="0.166126117921" calcext:value-type="float">
            <text:p>0.16612611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2" calcext:value-type="float">
            <text:p>132</text:p>
          </table:table-cell>
          <table:table-cell office:value-type="float" office:value="0.168593006242" calcext:value-type="float">
            <text:p>0.16859300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2" calcext:value-type="float">
            <text:p>132</text:p>
          </table:table-cell>
          <table:table-cell office:value-type="float" office:value="0.170256217609" calcext:value-type="float">
            <text:p>0.17025621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2" calcext:value-type="float">
            <text:p>132</text:p>
          </table:table-cell>
          <table:table-cell office:value-type="float" office:value="0.167293698629" calcext:value-type="float">
            <text:p>0.16729369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2" calcext:value-type="float">
            <text:p>132</text:p>
          </table:table-cell>
          <table:table-cell office:value-type="float" office:value="0.16982022546" calcext:value-type="float">
            <text:p>0.16982022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0.169792595984" calcext:value-type="float">
            <text:p>0.1697925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0.165057888401" calcext:value-type="float">
            <text:p>0.16505788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0.169726322114" calcext:value-type="float">
            <text:p>0.16972632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0.16777031601" calcext:value-type="float">
            <text:p>0.1677703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0.169127008887" calcext:value-type="float">
            <text:p>0.16912700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0.168719334736" calcext:value-type="float">
            <text:p>0.16871933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0.170902109208" calcext:value-type="float">
            <text:p>0.17090210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office:value-type="float" office:value="0.16931972894" calcext:value-type="float">
            <text:p>0.16931972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0" calcext:value-type="float">
            <text:p>130</text:p>
          </table:table-cell>
          <table:table-cell office:value-type="float" office:value="0.167644279332" calcext:value-type="float">
            <text:p>0.16764427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0" calcext:value-type="float">
            <text:p>130</text:p>
          </table:table-cell>
          <table:table-cell office:value-type="float" office:value="0.167788200263" calcext:value-type="float">
            <text:p>0.16778820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0" calcext:value-type="float">
            <text:p>130</text:p>
          </table:table-cell>
          <table:table-cell office:value-type="float" office:value="0.16582639871" calcext:value-type="float">
            <text:p>0.16582639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30" calcext:value-type="float">
            <text:p>130</text:p>
          </table:table-cell>
          <table:table-cell office:value-type="float" office:value="0.166745199513" calcext:value-type="float">
            <text:p>0.16674519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office:value-type="float" office:value="128" calcext:value-type="float">
            <text:p>128</text:p>
          </table:table-cell>
          <table:table-cell office:value-type="float" office:value="0.166979715544" calcext:value-type="float">
            <text:p>0.16697971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31" calcext:value-type="float">
            <text:p>131</text:p>
          </table:table-cell>
          <table:table-cell office:value-type="float" office:value="0.357262001778" calcext:value-type="float">
            <text:p>0.35726200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31" calcext:value-type="float">
            <text:p>131</text:p>
          </table:table-cell>
          <table:table-cell office:value-type="float" office:value="0.360593780828" calcext:value-type="float">
            <text:p>0.36059378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30" calcext:value-type="float">
            <text:p>130</text:p>
          </table:table-cell>
          <table:table-cell office:value-type="float" office:value="0.354660369909" calcext:value-type="float">
            <text:p>0.35466036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30" calcext:value-type="float">
            <text:p>130</text:p>
          </table:table-cell>
          <table:table-cell office:value-type="float" office:value="0.364605237933" calcext:value-type="float">
            <text:p>0.36460523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9" calcext:value-type="float">
            <text:p>129</text:p>
          </table:table-cell>
          <table:table-cell office:value-type="float" office:value="0.359030182843" calcext:value-type="float">
            <text:p>0.35903018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9" calcext:value-type="float">
            <text:p>129</text:p>
          </table:table-cell>
          <table:table-cell office:value-type="float" office:value="0.357811450125" calcext:value-type="float">
            <text:p>0.35781145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9" calcext:value-type="float">
            <text:p>129</text:p>
          </table:table-cell>
          <table:table-cell office:value-type="float" office:value="0.358769226217" calcext:value-type="float">
            <text:p>0.35876922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9" calcext:value-type="float">
            <text:p>129</text:p>
          </table:table-cell>
          <table:table-cell office:value-type="float" office:value="0.354577451882" calcext:value-type="float">
            <text:p>0.35457745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9" calcext:value-type="float">
            <text:p>129</text:p>
          </table:table-cell>
          <table:table-cell office:value-type="float" office:value="0.362975809244" calcext:value-type="float">
            <text:p>0.36297580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8" calcext:value-type="float">
            <text:p>128</text:p>
          </table:table-cell>
          <table:table-cell office:value-type="float" office:value="0.355462328056" calcext:value-type="float">
            <text:p>0.35546232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8" calcext:value-type="float">
            <text:p>128</text:p>
          </table:table-cell>
          <table:table-cell office:value-type="float" office:value="0.35499030504" calcext:value-type="float">
            <text:p>0.3549903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8" calcext:value-type="float">
            <text:p>128</text:p>
          </table:table-cell>
          <table:table-cell office:value-type="float" office:value="0.35391011222" calcext:value-type="float">
            <text:p>0.35391011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8" calcext:value-type="float">
            <text:p>128</text:p>
          </table:table-cell>
          <table:table-cell office:value-type="float" office:value="0.364508468005" calcext:value-type="float">
            <text:p>0.3645084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8" calcext:value-type="float">
            <text:p>128</text:p>
          </table:table-cell>
          <table:table-cell office:value-type="float" office:value="0.357823859135" calcext:value-type="float">
            <text:p>0.35782385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8" calcext:value-type="float">
            <text:p>128</text:p>
          </table:table-cell>
          <table:table-cell office:value-type="float" office:value="0.353390642573" calcext:value-type="float">
            <text:p>0.35339064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7" calcext:value-type="float">
            <text:p>127</text:p>
          </table:table-cell>
          <table:table-cell office:value-type="float" office:value="0.354348025897" calcext:value-type="float">
            <text:p>0.35434802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7" calcext:value-type="float">
            <text:p>127</text:p>
          </table:table-cell>
          <table:table-cell office:value-type="float" office:value="0.345307290077" calcext:value-type="float">
            <text:p>0.34530729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7" calcext:value-type="float">
            <text:p>127</text:p>
          </table:table-cell>
          <table:table-cell office:value-type="float" office:value="0.353785775061" calcext:value-type="float">
            <text:p>0.35378577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7" calcext:value-type="float">
            <text:p>127</text:p>
          </table:table-cell>
          <table:table-cell office:value-type="float" office:value="0.346869552955" calcext:value-type="float">
            <text:p>0.3468695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7" calcext:value-type="float">
            <text:p>127</text:p>
          </table:table-cell>
          <table:table-cell office:value-type="float" office:value="0.353937308535" calcext:value-type="float">
            <text:p>0.35393730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7" calcext:value-type="float">
            <text:p>127</text:p>
          </table:table-cell>
          <table:table-cell office:value-type="float" office:value="0.352727408383" calcext:value-type="float">
            <text:p>0.35272740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7" calcext:value-type="float">
            <text:p>127</text:p>
          </table:table-cell>
          <table:table-cell office:value-type="float" office:value="0.352554909857" calcext:value-type="float">
            <text:p>0.35255490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7" calcext:value-type="float">
            <text:p>127</text:p>
          </table:table-cell>
          <table:table-cell office:value-type="float" office:value="0.352162974649" calcext:value-type="float">
            <text:p>0.35216297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7" calcext:value-type="float">
            <text:p>127</text:p>
          </table:table-cell>
          <table:table-cell office:value-type="float" office:value="0.356751674356" calcext:value-type="float">
            <text:p>0.35675167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0.349448561262" calcext:value-type="float">
            <text:p>0.34944856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0.355605771501" calcext:value-type="float">
            <text:p>0.35560577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0.350918629344" calcext:value-type="float">
            <text:p>0.35091862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0.357283043568" calcext:value-type="float">
            <text:p>0.35728304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0.354188989263" calcext:value-type="float">
            <text:p>0.35418898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0.355776832617" calcext:value-type="float">
            <text:p>0.35577683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0.352917980788" calcext:value-type="float">
            <text:p>0.35291798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0.349208879507" calcext:value-type="float">
            <text:p>0.34920887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0.351500305575" calcext:value-type="float">
            <text:p>0.35150030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0.347941971882" calcext:value-type="float">
            <text:p>0.34794197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0.356930563729" calcext:value-type="float">
            <text:p>0.35693056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6" calcext:value-type="float">
            <text:p>126</text:p>
          </table:table-cell>
          <table:table-cell office:value-type="float" office:value="0.358578248813" calcext:value-type="float">
            <text:p>0.35857824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0.349855166868" calcext:value-type="float">
            <text:p>0.34985516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0.356769696104" calcext:value-type="float">
            <text:p>0.35676969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0.356547638791" calcext:value-type="float">
            <text:p>0.35654763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0.355703689878" calcext:value-type="float">
            <text:p>0.35570368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0.350834243223" calcext:value-type="float">
            <text:p>0.35083424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0.350074811537" calcext:value-type="float">
            <text:p>0.35007481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0.347179145498" calcext:value-type="float">
            <text:p>0.34717914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0.353848129368" calcext:value-type="float">
            <text:p>0.35384812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0.347851335537" calcext:value-type="float">
            <text:p>0.34785133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0.344430891228" calcext:value-type="float">
            <text:p>0.34443089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0.358477126187" calcext:value-type="float">
            <text:p>0.35847712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0.351824511173" calcext:value-type="float">
            <text:p>0.35182451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0.353918355358" calcext:value-type="float">
            <text:p>0.35391835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0.351364689594" calcext:value-type="float">
            <text:p>0.35136468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0.359023167478" calcext:value-type="float">
            <text:p>0.35902316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0.350016233294" calcext:value-type="float">
            <text:p>0.35001623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0.357725396142" calcext:value-type="float">
            <text:p>0.35772539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5" calcext:value-type="float">
            <text:p>125</text:p>
          </table:table-cell>
          <table:table-cell office:value-type="float" office:value="0.352344860393" calcext:value-type="float">
            <text:p>0.35234486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0.355888428614" calcext:value-type="float">
            <text:p>0.35588842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0.35794211492" calcext:value-type="float">
            <text:p>0.3579421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0.354234709709" calcext:value-type="float">
            <text:p>0.35423470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0.352434209636" calcext:value-type="float">
            <text:p>0.35243420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0.354949343315" calcext:value-type="float">
            <text:p>0.35494934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0.357581669609" calcext:value-type="float">
            <text:p>0.35758166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0.35635097381" calcext:value-type="float">
            <text:p>0.35635097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0.349228939877" calcext:value-type="float">
            <text:p>0.34922893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0.350200479968" calcext:value-type="float">
            <text:p>0.350200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0.346718399064" calcext:value-type="float">
            <text:p>0.34671839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0.356383011202" calcext:value-type="float">
            <text:p>0.35638301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0.352671991851" calcext:value-type="float">
            <text:p>0.35267199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office:value-type="float" office:value="0.352014958773" calcext:value-type="float">
            <text:p>0.35201495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0.344913239488" calcext:value-type="float">
            <text:p>0.34491323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0.354001485212" calcext:value-type="float">
            <text:p>0.35400148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0.35492006912" calcext:value-type="float">
            <text:p>0.35492006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0.343730341142" calcext:value-type="float">
            <text:p>0.34373034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0.35415996786" calcext:value-type="float">
            <text:p>0.35415996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0.34725102102" calcext:value-type="float">
            <text:p>0.3472510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0.338495564335" calcext:value-type="float">
            <text:p>0.33849556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0.350284882865" calcext:value-type="float">
            <text:p>0.35028488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0.35059179252" calcext:value-type="float">
            <text:p>0.35059179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0.352459233657" calcext:value-type="float">
            <text:p>0.35245923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0.348074516397" calcext:value-type="float">
            <text:p>0.34807451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0.349465197421" calcext:value-type="float">
            <text:p>0.34946519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0.350269173897" calcext:value-type="float">
            <text:p>0.35026917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0.349062306182" calcext:value-type="float">
            <text:p>0.34906230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0.351904015423" calcext:value-type="float">
            <text:p>0.35190401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0.35467132155" calcext:value-type="float">
            <text:p>0.35467132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office:value-type="float" office:value="0.35347731078" calcext:value-type="float">
            <text:p>0.35347731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0.351115494695" calcext:value-type="float">
            <text:p>0.35111549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0.347227920895" calcext:value-type="float">
            <text:p>0.34722792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0.349350359188" calcext:value-type="float">
            <text:p>0.34935035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0.349668513908" calcext:value-type="float">
            <text:p>0.34966851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0.348890577267" calcext:value-type="float">
            <text:p>0.34889057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0.354092264371" calcext:value-type="float">
            <text:p>0.35409226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0.357832291754" calcext:value-type="float">
            <text:p>0.35783229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0.349542203107" calcext:value-type="float">
            <text:p>0.34954220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0.352294523544" calcext:value-type="float">
            <text:p>0.35229452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0.347209200883" calcext:value-type="float">
            <text:p>0.34720920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0.356372967119" calcext:value-type="float">
            <text:p>0.35637296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0.34490332811" calcext:value-type="float">
            <text:p>0.34490332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0.345966314976" calcext:value-type="float">
            <text:p>0.3459663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0.34842207907" calcext:value-type="float">
            <text:p>0.34842207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0.352397977889" calcext:value-type="float">
            <text:p>0.35239797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0.348326572392" calcext:value-type="float">
            <text:p>0.34832657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0.343688726608" calcext:value-type="float">
            <text:p>0.34368872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0.34805868899" calcext:value-type="float">
            <text:p>0.3480586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0.346498865229" calcext:value-type="float">
            <text:p>0.34649886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2" calcext:value-type="float">
            <text:p>122</text:p>
          </table:table-cell>
          <table:table-cell office:value-type="float" office:value="0.3471118967" calcext:value-type="float">
            <text:p>0.34711189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0.347985587473" calcext:value-type="float">
            <text:p>0.34798558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0.350793539736" calcext:value-type="float">
            <text:p>0.35079353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0.349736464628" calcext:value-type="float">
            <text:p>0.34973646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0.346970973106" calcext:value-type="float">
            <text:p>0.34697097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0.353200303265" calcext:value-type="float">
            <text:p>0.35320030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0.34865950316" calcext:value-type="float">
            <text:p>0.34865950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0.345373775208" calcext:value-type="float">
            <text:p>0.34537377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0.345282854304" calcext:value-type="float">
            <text:p>0.34528285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0.350221670506" calcext:value-type="float">
            <text:p>0.35022167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0.340418731704" calcext:value-type="float">
            <text:p>0.34041873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0.349243772668" calcext:value-type="float">
            <text:p>0.34924377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0.352048202048" calcext:value-type="float">
            <text:p>0.3520482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0.349901916172" calcext:value-type="float">
            <text:p>0.34990191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0.329648410403" calcext:value-type="float">
            <text:p>0.32964841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0.347698867757" calcext:value-type="float">
            <text:p>0.34769886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0.344049539649" calcext:value-type="float">
            <text:p>0.34404953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0.347315181956" calcext:value-type="float">
            <text:p>0.3473151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office:value-type="float" office:value="0.348455081936" calcext:value-type="float">
            <text:p>0.34845508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0.350608825691" calcext:value-type="float">
            <text:p>0.35060882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0.337553090008" calcext:value-type="float">
            <text:p>0.337553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0.352453278374" calcext:value-type="float">
            <text:p>0.35245327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0.348820902992" calcext:value-type="float">
            <text:p>0.3488209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0.343398226505" calcext:value-type="float">
            <text:p>0.34339822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0.349796177014" calcext:value-type="float">
            <text:p>0.3497961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0.354194486851" calcext:value-type="float">
            <text:p>0.35419448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0.349844672135" calcext:value-type="float">
            <text:p>0.34984467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0.346959971207" calcext:value-type="float">
            <text:p>0.34695997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0.344539607614" calcext:value-type="float">
            <text:p>0.34453960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0.349343626857" calcext:value-type="float">
            <text:p>0.34934362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0.346141413571" calcext:value-type="float">
            <text:p>0.34614141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0.34449974226" calcext:value-type="float">
            <text:p>0.34449974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0.343864506766" calcext:value-type="float">
            <text:p>0.34386450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0.340004220482" calcext:value-type="float">
            <text:p>0.34000422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20" calcext:value-type="float">
            <text:p>120</text:p>
          </table:table-cell>
          <table:table-cell office:value-type="float" office:value="0.348946645548" calcext:value-type="float">
            <text:p>0.34894664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0.342120790243" calcext:value-type="float">
            <text:p>0.34212079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0.348285691749" calcext:value-type="float">
            <text:p>0.34828569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0.343035919172" calcext:value-type="float">
            <text:p>0.34303591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0.351080519042" calcext:value-type="float">
            <text:p>0.3510805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0.342780261987" calcext:value-type="float">
            <text:p>0.3427802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0.348413137557" calcext:value-type="float">
            <text:p>0.34841313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0.345412868852" calcext:value-type="float">
            <text:p>0.34541286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0.34196213852" calcext:value-type="float">
            <text:p>0.34196213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0.349129836362" calcext:value-type="float">
            <text:p>0.34912983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0.339533973163" calcext:value-type="float">
            <text:p>0.33953397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9" calcext:value-type="float">
            <text:p>119</text:p>
          </table:table-cell>
          <table:table-cell office:value-type="float" office:value="0.350164208304" calcext:value-type="float">
            <text:p>0.35016420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0.345696371002" calcext:value-type="float">
            <text:p>0.3456963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0.343528729071" calcext:value-type="float">
            <text:p>0.34352872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0.340580142672" calcext:value-type="float">
            <text:p>0.34058014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0.343066099726" calcext:value-type="float">
            <text:p>0.34306609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0.34565741146" calcext:value-type="float">
            <text:p>0.34565741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0.339983697568" calcext:value-type="float">
            <text:p>0.33998369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0.34408964568" calcext:value-type="float">
            <text:p>0.34408964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0.348607964341" calcext:value-type="float">
            <text:p>0.34860796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0.337721566735" calcext:value-type="float">
            <text:p>0.33772156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0.339348913472" calcext:value-type="float">
            <text:p>0.33934891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0.344391565506" calcext:value-type="float">
            <text:p>0.34439156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0.345815167122" calcext:value-type="float">
            <text:p>0.34581516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8" calcext:value-type="float">
            <text:p>118</text:p>
          </table:table-cell>
          <table:table-cell office:value-type="float" office:value="0.33983258787" calcext:value-type="float">
            <text:p>0.33983258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7" calcext:value-type="float">
            <text:p>117</text:p>
          </table:table-cell>
          <table:table-cell office:value-type="float" office:value="0.341726039605" calcext:value-type="float">
            <text:p>0.34172603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7" calcext:value-type="float">
            <text:p>117</text:p>
          </table:table-cell>
          <table:table-cell office:value-type="float" office:value="0.343749838943" calcext:value-type="float">
            <text:p>0.34374983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7" calcext:value-type="float">
            <text:p>117</text:p>
          </table:table-cell>
          <table:table-cell office:value-type="float" office:value="0.340412800941" calcext:value-type="float">
            <text:p>0.34041280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7" calcext:value-type="float">
            <text:p>117</text:p>
          </table:table-cell>
          <table:table-cell office:value-type="float" office:value="0.339643336185" calcext:value-type="float">
            <text:p>0.33964333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7" calcext:value-type="float">
            <text:p>117</text:p>
          </table:table-cell>
          <table:table-cell office:value-type="float" office:value="0.340995721055" calcext:value-type="float">
            <text:p>0.34099572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7" calcext:value-type="float">
            <text:p>117</text:p>
          </table:table-cell>
          <table:table-cell office:value-type="float" office:value="0.335509886832" calcext:value-type="float">
            <text:p>0.33550988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7" calcext:value-type="float">
            <text:p>117</text:p>
          </table:table-cell>
          <table:table-cell office:value-type="float" office:value="0.340703900634" calcext:value-type="float">
            <text:p>0.34070390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7" calcext:value-type="float">
            <text:p>117</text:p>
          </table:table-cell>
          <table:table-cell office:value-type="float" office:value="0.345251964327" calcext:value-type="float">
            <text:p>0.34525196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7" calcext:value-type="float">
            <text:p>117</text:p>
          </table:table-cell>
          <table:table-cell office:value-type="float" office:value="0.339775847962" calcext:value-type="float">
            <text:p>0.3397758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6" calcext:value-type="float">
            <text:p>116</text:p>
          </table:table-cell>
          <table:table-cell office:value-type="float" office:value="0.338006014346" calcext:value-type="float">
            <text:p>0.33800601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6" calcext:value-type="float">
            <text:p>116</text:p>
          </table:table-cell>
          <table:table-cell office:value-type="float" office:value="0.337341527436" calcext:value-type="float">
            <text:p>0.33734152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6" calcext:value-type="float">
            <text:p>116</text:p>
          </table:table-cell>
          <table:table-cell office:value-type="float" office:value="0.339462235531" calcext:value-type="float">
            <text:p>0.33946223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6" calcext:value-type="float">
            <text:p>116</text:p>
          </table:table-cell>
          <table:table-cell office:value-type="float" office:value="0.33435051411" calcext:value-type="float">
            <text:p>0.33435051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6" calcext:value-type="float">
            <text:p>116</text:p>
          </table:table-cell>
          <table:table-cell office:value-type="float" office:value="0.338932050905" calcext:value-type="float">
            <text:p>0.33893205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6" calcext:value-type="float">
            <text:p>116</text:p>
          </table:table-cell>
          <table:table-cell office:value-type="float" office:value="0.336797684193" calcext:value-type="float">
            <text:p>0.33679768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5" calcext:value-type="float">
            <text:p>115</text:p>
          </table:table-cell>
          <table:table-cell office:value-type="float" office:value="0.344239405304" calcext:value-type="float">
            <text:p>0.34423940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5" calcext:value-type="float">
            <text:p>115</text:p>
          </table:table-cell>
          <table:table-cell office:value-type="float" office:value="0.334285320949" calcext:value-type="float">
            <text:p>0.33428532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5" calcext:value-type="float">
            <text:p>115</text:p>
          </table:table-cell>
          <table:table-cell office:value-type="float" office:value="0.337403249874" calcext:value-type="float">
            <text:p>0.33740324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5" calcext:value-type="float">
            <text:p>115</text:p>
          </table:table-cell>
          <table:table-cell office:value-type="float" office:value="0.336021219906" calcext:value-type="float">
            <text:p>0.33602121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5" calcext:value-type="float">
            <text:p>115</text:p>
          </table:table-cell>
          <table:table-cell office:value-type="float" office:value="0.33724920558" calcext:value-type="float">
            <text:p>0.33724920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5" calcext:value-type="float">
            <text:p>115</text:p>
          </table:table-cell>
          <table:table-cell office:value-type="float" office:value="0.341551032162" calcext:value-type="float">
            <text:p>0.34155103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5" calcext:value-type="float">
            <text:p>115</text:p>
          </table:table-cell>
          <table:table-cell office:value-type="float" office:value="0.34175805533" calcext:value-type="float">
            <text:p>0.34175805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4" calcext:value-type="float">
            <text:p>114</text:p>
          </table:table-cell>
          <table:table-cell office:value-type="float" office:value="0.344004764343" calcext:value-type="float">
            <text:p>0.34400476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4" calcext:value-type="float">
            <text:p>114</text:p>
          </table:table-cell>
          <table:table-cell office:value-type="float" office:value="0.332577298901" calcext:value-type="float">
            <text:p>0.33257729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4" calcext:value-type="float">
            <text:p>114</text:p>
          </table:table-cell>
          <table:table-cell office:value-type="float" office:value="0.340544753473" calcext:value-type="float">
            <text:p>0.34054475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4" calcext:value-type="float">
            <text:p>114</text:p>
          </table:table-cell>
          <table:table-cell office:value-type="float" office:value="0.339798490728" calcext:value-type="float">
            <text:p>0.33979849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4" calcext:value-type="float">
            <text:p>114</text:p>
          </table:table-cell>
          <table:table-cell office:value-type="float" office:value="0.342402723661" calcext:value-type="float">
            <text:p>0.34240272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4" calcext:value-type="float">
            <text:p>114</text:p>
          </table:table-cell>
          <table:table-cell office:value-type="float" office:value="0.344607264593" calcext:value-type="float">
            <text:p>0.34460726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3" calcext:value-type="float">
            <text:p>113</text:p>
          </table:table-cell>
          <table:table-cell office:value-type="float" office:value="0.334638060092" calcext:value-type="float">
            <text:p>0.33463806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3" calcext:value-type="float">
            <text:p>113</text:p>
          </table:table-cell>
          <table:table-cell office:value-type="float" office:value="0.335831290755" calcext:value-type="float">
            <text:p>0.33583129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3" calcext:value-type="float">
            <text:p>113</text:p>
          </table:table-cell>
          <table:table-cell office:value-type="float" office:value="0.339701396551" calcext:value-type="float">
            <text:p>0.33970139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2" calcext:value-type="float">
            <text:p>112</text:p>
          </table:table-cell>
          <table:table-cell office:value-type="float" office:value="0.34417569682" calcext:value-type="float">
            <text:p>0.34417569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2" calcext:value-type="float">
            <text:p>112</text:p>
          </table:table-cell>
          <table:table-cell office:value-type="float" office:value="0.330552793537" calcext:value-type="float">
            <text:p>0.33055279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2" calcext:value-type="float">
            <text:p>112</text:p>
          </table:table-cell>
          <table:table-cell office:value-type="float" office:value="0.340907035238" calcext:value-type="float">
            <text:p>0.34090703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2" calcext:value-type="float">
            <text:p>112</text:p>
          </table:table-cell>
          <table:table-cell office:value-type="float" office:value="0.339150355059" calcext:value-type="float">
            <text:p>0.33915035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2" calcext:value-type="float">
            <text:p>112</text:p>
          </table:table-cell>
          <table:table-cell office:value-type="float" office:value="0.327183071921" calcext:value-type="float">
            <text:p>0.32718307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11" calcext:value-type="float">
            <text:p>111</text:p>
          </table:table-cell>
          <table:table-cell office:value-type="float" office:value="0.335372460263" calcext:value-type="float">
            <text:p>0.33537246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09" calcext:value-type="float">
            <text:p>109</text:p>
          </table:table-cell>
          <table:table-cell office:value-type="float" office:value="0.337827958343" calcext:value-type="float">
            <text:p>0.33782795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5" calcext:value-type="float">
            <text:p>115</text:p>
          </table:table-cell>
          <table:table-cell office:value-type="float" office:value="0.568631413717" calcext:value-type="float">
            <text:p>0.56863141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5" calcext:value-type="float">
            <text:p>115</text:p>
          </table:table-cell>
          <table:table-cell office:value-type="float" office:value="0.564654148495" calcext:value-type="float">
            <text:p>0.56465414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4" calcext:value-type="float">
            <text:p>114</text:p>
          </table:table-cell>
          <table:table-cell office:value-type="float" office:value="0.558193367329" calcext:value-type="float">
            <text:p>0.55819336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2" calcext:value-type="float">
            <text:p>112</text:p>
          </table:table-cell>
          <table:table-cell office:value-type="float" office:value="0.552203579655" calcext:value-type="float">
            <text:p>0.55220357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2" calcext:value-type="float">
            <text:p>112</text:p>
          </table:table-cell>
          <table:table-cell office:value-type="float" office:value="0.550276226885" calcext:value-type="float">
            <text:p>0.55027622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2" calcext:value-type="float">
            <text:p>112</text:p>
          </table:table-cell>
          <table:table-cell office:value-type="float" office:value="0.556075363272" calcext:value-type="float">
            <text:p>0.55607536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2" calcext:value-type="float">
            <text:p>112</text:p>
          </table:table-cell>
          <table:table-cell office:value-type="float" office:value="0.552029555083" calcext:value-type="float">
            <text:p>0.55202955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2" calcext:value-type="float">
            <text:p>112</text:p>
          </table:table-cell>
          <table:table-cell office:value-type="float" office:value="0.551980911301" calcext:value-type="float">
            <text:p>0.55198091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2" calcext:value-type="float">
            <text:p>112</text:p>
          </table:table-cell>
          <table:table-cell office:value-type="float" office:value="0.57461704124" calcext:value-type="float">
            <text:p>0.57461704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1" calcext:value-type="float">
            <text:p>111</text:p>
          </table:table-cell>
          <table:table-cell office:value-type="float" office:value="0.556882507721" calcext:value-type="float">
            <text:p>0.55688250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1" calcext:value-type="float">
            <text:p>111</text:p>
          </table:table-cell>
          <table:table-cell office:value-type="float" office:value="0.561553171213" calcext:value-type="float">
            <text:p>0.56155317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1" calcext:value-type="float">
            <text:p>111</text:p>
          </table:table-cell>
          <table:table-cell office:value-type="float" office:value="0.565694263958" calcext:value-type="float">
            <text:p>0.5656942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1" calcext:value-type="float">
            <text:p>111</text:p>
          </table:table-cell>
          <table:table-cell office:value-type="float" office:value="0.541967616705" calcext:value-type="float">
            <text:p>0.54196761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1" calcext:value-type="float">
            <text:p>111</text:p>
          </table:table-cell>
          <table:table-cell office:value-type="float" office:value="0.563691891695" calcext:value-type="float">
            <text:p>0.56369189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1" calcext:value-type="float">
            <text:p>111</text:p>
          </table:table-cell>
          <table:table-cell office:value-type="float" office:value="0.546410714191" calcext:value-type="float">
            <text:p>0.54641071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1" calcext:value-type="float">
            <text:p>111</text:p>
          </table:table-cell>
          <table:table-cell office:value-type="float" office:value="0.552950966026" calcext:value-type="float">
            <text:p>0.5529509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0" calcext:value-type="float">
            <text:p>110</text:p>
          </table:table-cell>
          <table:table-cell office:value-type="float" office:value="0.541973482756" calcext:value-type="float">
            <text:p>0.54197348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0" calcext:value-type="float">
            <text:p>110</text:p>
          </table:table-cell>
          <table:table-cell office:value-type="float" office:value="0.559812579565" calcext:value-type="float">
            <text:p>0.55981257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0" calcext:value-type="float">
            <text:p>110</text:p>
          </table:table-cell>
          <table:table-cell office:value-type="float" office:value="0.546573489187" calcext:value-type="float">
            <text:p>0.54657348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0" calcext:value-type="float">
            <text:p>110</text:p>
          </table:table-cell>
          <table:table-cell office:value-type="float" office:value="0.557731473677" calcext:value-type="float">
            <text:p>0.55773147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0" calcext:value-type="float">
            <text:p>110</text:p>
          </table:table-cell>
          <table:table-cell office:value-type="float" office:value="0.558400997687" calcext:value-type="float">
            <text:p>0.55840099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0" calcext:value-type="float">
            <text:p>110</text:p>
          </table:table-cell>
          <table:table-cell office:value-type="float" office:value="0.557573787657" calcext:value-type="float">
            <text:p>0.55757378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10" calcext:value-type="float">
            <text:p>110</text:p>
          </table:table-cell>
          <table:table-cell office:value-type="float" office:value="0.558815294826" calcext:value-type="float">
            <text:p>0.55881529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9" calcext:value-type="float">
            <text:p>109</text:p>
          </table:table-cell>
          <table:table-cell office:value-type="float" office:value="0.54726332238" calcext:value-type="float">
            <text:p>0.54726332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9" calcext:value-type="float">
            <text:p>109</text:p>
          </table:table-cell>
          <table:table-cell office:value-type="float" office:value="0.560256117194" calcext:value-type="float">
            <text:p>0.56025611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9" calcext:value-type="float">
            <text:p>109</text:p>
          </table:table-cell>
          <table:table-cell office:value-type="float" office:value="0.542689562563" calcext:value-type="float">
            <text:p>0.54268956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9" calcext:value-type="float">
            <text:p>109</text:p>
          </table:table-cell>
          <table:table-cell office:value-type="float" office:value="0.559776242947" calcext:value-type="float">
            <text:p>0.55977624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9" calcext:value-type="float">
            <text:p>109</text:p>
          </table:table-cell>
          <table:table-cell office:value-type="float" office:value="0.565950882294" calcext:value-type="float">
            <text:p>0.56595088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9" calcext:value-type="float">
            <text:p>109</text:p>
          </table:table-cell>
          <table:table-cell office:value-type="float" office:value="0.544580855329" calcext:value-type="float">
            <text:p>0.54458085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9" calcext:value-type="float">
            <text:p>109</text:p>
          </table:table-cell>
          <table:table-cell office:value-type="float" office:value="0.556295040574" calcext:value-type="float">
            <text:p>0.55629504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9" calcext:value-type="float">
            <text:p>109</text:p>
          </table:table-cell>
          <table:table-cell office:value-type="float" office:value="0.561968957677" calcext:value-type="float">
            <text:p>0.56196895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9" calcext:value-type="float">
            <text:p>109</text:p>
          </table:table-cell>
          <table:table-cell office:value-type="float" office:value="0.550781409881" calcext:value-type="float">
            <text:p>0.55078140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9" calcext:value-type="float">
            <text:p>109</text:p>
          </table:table-cell>
          <table:table-cell office:value-type="float" office:value="0.542931353973" calcext:value-type="float">
            <text:p>0.5429313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9" calcext:value-type="float">
            <text:p>109</text:p>
          </table:table-cell>
          <table:table-cell office:value-type="float" office:value="0.55703818454" calcext:value-type="float">
            <text:p>0.55703818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8" calcext:value-type="float">
            <text:p>108</text:p>
          </table:table-cell>
          <table:table-cell office:value-type="float" office:value="0.537223705271" calcext:value-type="float">
            <text:p>0.53722370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8" calcext:value-type="float">
            <text:p>108</text:p>
          </table:table-cell>
          <table:table-cell office:value-type="float" office:value="0.553939537012" calcext:value-type="float">
            <text:p>0.5539395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8" calcext:value-type="float">
            <text:p>108</text:p>
          </table:table-cell>
          <table:table-cell office:value-type="float" office:value="0.548349004476" calcext:value-type="float">
            <text:p>0.54834900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8" calcext:value-type="float">
            <text:p>108</text:p>
          </table:table-cell>
          <table:table-cell office:value-type="float" office:value="0.556140599548" calcext:value-type="float">
            <text:p>0.55614059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8" calcext:value-type="float">
            <text:p>108</text:p>
          </table:table-cell>
          <table:table-cell office:value-type="float" office:value="0.549057560212" calcext:value-type="float">
            <text:p>0.54905756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8" calcext:value-type="float">
            <text:p>108</text:p>
          </table:table-cell>
          <table:table-cell office:value-type="float" office:value="0.535841306059" calcext:value-type="float">
            <text:p>0.53584130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8" calcext:value-type="float">
            <text:p>108</text:p>
          </table:table-cell>
          <table:table-cell office:value-type="float" office:value="0.539871389278" calcext:value-type="float">
            <text:p>0.53987138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8" calcext:value-type="float">
            <text:p>108</text:p>
          </table:table-cell>
          <table:table-cell office:value-type="float" office:value="0.537573563016" calcext:value-type="float">
            <text:p>0.5375735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8" calcext:value-type="float">
            <text:p>108</text:p>
          </table:table-cell>
          <table:table-cell office:value-type="float" office:value="0.54149986108" calcext:value-type="float">
            <text:p>0.54149986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8" calcext:value-type="float">
            <text:p>108</text:p>
          </table:table-cell>
          <table:table-cell office:value-type="float" office:value="0.558204289251" calcext:value-type="float">
            <text:p>0.55820428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0.552604413522" calcext:value-type="float">
            <text:p>0.55260441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0.550641893138" calcext:value-type="float">
            <text:p>0.55064189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0.534516973544" calcext:value-type="float">
            <text:p>0.53451697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0.554444301619" calcext:value-type="float">
            <text:p>0.55444430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0.554728574679" calcext:value-type="float">
            <text:p>0.55472857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0.553950689871" calcext:value-type="float">
            <text:p>0.55395068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0.534526696115" calcext:value-type="float">
            <text:p>0.53452669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0.541466520664" calcext:value-type="float">
            <text:p>0.54146652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0.546550735717" calcext:value-type="float">
            <text:p>0.54655073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0.555319091868" calcext:value-type="float">
            <text:p>0.55531909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0.548624758231" calcext:value-type="float">
            <text:p>0.54862475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0.551222116218" calcext:value-type="float">
            <text:p>0.55122211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0.541640813365" calcext:value-type="float">
            <text:p>0.54164081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0.546929046055" calcext:value-type="float">
            <text:p>0.54692904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7" calcext:value-type="float">
            <text:p>107</text:p>
          </table:table-cell>
          <table:table-cell office:value-type="float" office:value="0.555793416923" calcext:value-type="float">
            <text:p>0.55579341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0.536915253411" calcext:value-type="float">
            <text:p>0.53691525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0.542441670045" calcext:value-type="float">
            <text:p>0.542441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0.535492693335" calcext:value-type="float">
            <text:p>0.53549269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0.551710927413" calcext:value-type="float">
            <text:p>0.55171092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0.546208712526" calcext:value-type="float">
            <text:p>0.5462087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0.538392930109" calcext:value-type="float">
            <text:p>0.53839293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0.537277162419" calcext:value-type="float">
            <text:p>0.53727716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0.553584902829" calcext:value-type="float">
            <text:p>0.55358490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0.549287820479" calcext:value-type="float">
            <text:p>0.54928782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0.556832098431" calcext:value-type="float">
            <text:p>0.55683209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0.548180007164" calcext:value-type="float">
            <text:p>0.54818000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0.555139204845" calcext:value-type="float">
            <text:p>0.55513920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6" calcext:value-type="float">
            <text:p>106</text:p>
          </table:table-cell>
          <table:table-cell office:value-type="float" office:value="0.527351447768" calcext:value-type="float">
            <text:p>0.52735144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0.542618878379" calcext:value-type="float">
            <text:p>0.54261887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0.535908171865" calcext:value-type="float">
            <text:p>0.53590817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0.541152353579" calcext:value-type="float">
            <text:p>0.54115235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0.544090177541" calcext:value-type="float">
            <text:p>0.54409017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0.548126270096" calcext:value-type="float">
            <text:p>0.54812627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0.538398338454" calcext:value-type="float">
            <text:p>0.53839833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0.538457332316" calcext:value-type="float">
            <text:p>0.5384573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0.541036752463" calcext:value-type="float">
            <text:p>0.54103675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0.539477660263" calcext:value-type="float">
            <text:p>0.53947766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5" calcext:value-type="float">
            <text:p>105</text:p>
          </table:table-cell>
          <table:table-cell office:value-type="float" office:value="0.528299301686" calcext:value-type="float">
            <text:p>0.52829930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0.543497493022" calcext:value-type="float">
            <text:p>0.5434974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0.535755361328" calcext:value-type="float">
            <text:p>0.53575536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0.545043489115" calcext:value-type="float">
            <text:p>0.54504348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0.53897646911" calcext:value-type="float">
            <text:p>0.53897646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0.550379128479" calcext:value-type="float">
            <text:p>0.55037912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0.538427068956" calcext:value-type="float">
            <text:p>0.5384270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0.540743587254" calcext:value-type="float">
            <text:p>0.54074358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0.526316196868" calcext:value-type="float">
            <text:p>0.52631619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0.53391577221" calcext:value-type="float">
            <text:p>0.53391577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0.529371972022" calcext:value-type="float">
            <text:p>0.5293719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0.547946187981" calcext:value-type="float">
            <text:p>0.5479461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0.532973644433" calcext:value-type="float">
            <text:p>0.53297364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0.540176648612" calcext:value-type="float">
            <text:p>0.54017664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0.541529334404" calcext:value-type="float">
            <text:p>0.54152933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0.541372540563" calcext:value-type="float">
            <text:p>0.54137254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0.54284152656" calcext:value-type="float">
            <text:p>0.54284152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0.552896977855" calcext:value-type="float">
            <text:p>0.55289697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4" calcext:value-type="float">
            <text:p>104</text:p>
          </table:table-cell>
          <table:table-cell office:value-type="float" office:value="0.545243014599" calcext:value-type="float">
            <text:p>0.54524301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33045282497" calcext:value-type="float">
            <text:p>0.53304528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39598263547" calcext:value-type="float">
            <text:p>0.53959826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38596859348" calcext:value-type="float">
            <text:p>0.53859685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38478302634" calcext:value-type="float">
            <text:p>0.53847830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46221328416" calcext:value-type="float">
            <text:p>0.54622132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41288439217" calcext:value-type="float">
            <text:p>0.54128843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46610995672" calcext:value-type="float">
            <text:p>0.54661099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4536898503" calcext:value-type="float">
            <text:p>0.5453689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49479994819" calcext:value-type="float">
            <text:p>0.54947999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40605292893" calcext:value-type="float">
            <text:p>0.54060529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37937224154" calcext:value-type="float">
            <text:p>0.53793722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34869076097" calcext:value-type="float">
            <text:p>0.53486907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46244391471" calcext:value-type="float">
            <text:p>0.54624439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39902963312" calcext:value-type="float">
            <text:p>0.53990296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3413882002" calcext:value-type="float">
            <text:p>0.534138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43302990009" calcext:value-type="float">
            <text:p>0.543302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3158877426" calcext:value-type="float">
            <text:p>0.53158877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37111523582" calcext:value-type="float">
            <text:p>0.53711152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44871675916" calcext:value-type="float">
            <text:p>0.54487167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22384786298" calcext:value-type="float">
            <text:p>0.52238478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32325456944" calcext:value-type="float">
            <text:p>0.53232545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47224225963" calcext:value-type="float">
            <text:p>0.5472242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41044664692" calcext:value-type="float">
            <text:p>0.54104466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29431812513" calcext:value-type="float">
            <text:p>0.5294318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3" calcext:value-type="float">
            <text:p>103</text:p>
          </table:table-cell>
          <table:table-cell office:value-type="float" office:value="0.543348228072" calcext:value-type="float">
            <text:p>0.54334822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2" calcext:value-type="float">
            <text:p>102</text:p>
          </table:table-cell>
          <table:table-cell office:value-type="float" office:value="0.544698234077" calcext:value-type="float">
            <text:p>0.54469823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2" calcext:value-type="float">
            <text:p>102</text:p>
          </table:table-cell>
          <table:table-cell office:value-type="float" office:value="0.541666351316" calcext:value-type="float">
            <text:p>0.54166635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2" calcext:value-type="float">
            <text:p>102</text:p>
          </table:table-cell>
          <table:table-cell office:value-type="float" office:value="0.527875134171" calcext:value-type="float">
            <text:p>0.52787513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2" calcext:value-type="float">
            <text:p>102</text:p>
          </table:table-cell>
          <table:table-cell office:value-type="float" office:value="0.5504945239" calcext:value-type="float">
            <text:p>0.55049452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2" calcext:value-type="float">
            <text:p>102</text:p>
          </table:table-cell>
          <table:table-cell office:value-type="float" office:value="0.541106540568" calcext:value-type="float">
            <text:p>0.54110654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2" calcext:value-type="float">
            <text:p>102</text:p>
          </table:table-cell>
          <table:table-cell office:value-type="float" office:value="0.544201074958" calcext:value-type="float">
            <text:p>0.5442010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2" calcext:value-type="float">
            <text:p>102</text:p>
          </table:table-cell>
          <table:table-cell office:value-type="float" office:value="0.534042772376" calcext:value-type="float">
            <text:p>0.53404277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2" calcext:value-type="float">
            <text:p>102</text:p>
          </table:table-cell>
          <table:table-cell office:value-type="float" office:value="0.521092170511" calcext:value-type="float">
            <text:p>0.52109217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2" calcext:value-type="float">
            <text:p>102</text:p>
          </table:table-cell>
          <table:table-cell office:value-type="float" office:value="0.526063695821" calcext:value-type="float">
            <text:p>0.52606369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2" calcext:value-type="float">
            <text:p>102</text:p>
          </table:table-cell>
          <table:table-cell office:value-type="float" office:value="0.529110429294" calcext:value-type="float">
            <text:p>0.52911042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2" calcext:value-type="float">
            <text:p>102</text:p>
          </table:table-cell>
          <table:table-cell office:value-type="float" office:value="0.524145663916" calcext:value-type="float">
            <text:p>0.52414566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2" calcext:value-type="float">
            <text:p>102</text:p>
          </table:table-cell>
          <table:table-cell office:value-type="float" office:value="0.53266820785" calcext:value-type="float">
            <text:p>0.53266820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2" calcext:value-type="float">
            <text:p>102</text:p>
          </table:table-cell>
          <table:table-cell office:value-type="float" office:value="0.539726005403" calcext:value-type="float">
            <text:p>0.53972600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2" calcext:value-type="float">
            <text:p>102</text:p>
          </table:table-cell>
          <table:table-cell office:value-type="float" office:value="0.531299474061" calcext:value-type="float">
            <text:p>0.53129947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0.533472113406" calcext:value-type="float">
            <text:p>0.53347211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0.527596387084" calcext:value-type="float">
            <text:p>0.52759638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0.542759182268" calcext:value-type="float">
            <text:p>0.54275918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0.535632819656" calcext:value-type="float">
            <text:p>0.53563281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0.537710646536" calcext:value-type="float">
            <text:p>0.53771064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0.530535840511" calcext:value-type="float">
            <text:p>0.53053584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0.55112447544" calcext:value-type="float">
            <text:p>0.55112447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0.538757496051" calcext:value-type="float">
            <text:p>0.53875749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0.538758874812" calcext:value-type="float">
            <text:p>0.53875887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0.530544131923" calcext:value-type="float">
            <text:p>0.53054413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0.541603050094" calcext:value-type="float">
            <text:p>0.54160305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0.538993455871" calcext:value-type="float">
            <text:p>0.53899345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1" calcext:value-type="float">
            <text:p>101</text:p>
          </table:table-cell>
          <table:table-cell office:value-type="float" office:value="0.537535804131" calcext:value-type="float">
            <text:p>0.53753580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office:value-type="float" office:value="0.532471770223" calcext:value-type="float">
            <text:p>0.53247177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office:value-type="float" office:value="0.528502503294" calcext:value-type="float">
            <text:p>0.52850250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office:value-type="float" office:value="0.537600675995" calcext:value-type="float">
            <text:p>0.5376006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office:value-type="float" office:value="0.522509906965" calcext:value-type="float">
            <text:p>0.5225099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office:value-type="float" office:value="0.522736569368" calcext:value-type="float">
            <text:p>0.52273656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office:value-type="float" office:value="0.529580737637" calcext:value-type="float">
            <text:p>0.52958073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office:value-type="float" office:value="0.536351420596" calcext:value-type="float">
            <text:p>0.53635142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00" calcext:value-type="float">
            <text:p>100</text:p>
          </table:table-cell>
          <table:table-cell office:value-type="float" office:value="0.527847078561" calcext:value-type="float">
            <text:p>0.52784707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0.535268981519" calcext:value-type="float">
            <text:p>0.53526898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0.522166810457" calcext:value-type="float">
            <text:p>0.52216681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0.534608926088" calcext:value-type="float">
            <text:p>0.53460892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0.537437224518" calcext:value-type="float">
            <text:p>0.53743722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0.519328682112" calcext:value-type="float">
            <text:p>0.51932868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9" calcext:value-type="float">
            <text:p>99</text:p>
          </table:table-cell>
          <table:table-cell office:value-type="float" office:value="0.530360699222" calcext:value-type="float">
            <text:p>0.53036069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0.516123232098" calcext:value-type="float">
            <text:p>0.51612323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0.51954778789" calcext:value-type="float">
            <text:p>0.51954778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0.527875683716" calcext:value-type="float">
            <text:p>0.52787568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0.535183721062" calcext:value-type="float">
            <text:p>0.53518372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0.516082067329" calcext:value-type="float">
            <text:p>0.51608206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0.520133969173" calcext:value-type="float">
            <text:p>0.52013396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0.527753444965" calcext:value-type="float">
            <text:p>0.5277534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8" calcext:value-type="float">
            <text:p>98</text:p>
          </table:table-cell>
          <table:table-cell office:value-type="float" office:value="0.526407199403" calcext:value-type="float">
            <text:p>0.52640719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7" calcext:value-type="float">
            <text:p>97</text:p>
          </table:table-cell>
          <table:table-cell office:value-type="float" office:value="0.534143426994" calcext:value-type="float">
            <text:p>0.5341434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7" calcext:value-type="float">
            <text:p>97</text:p>
          </table:table-cell>
          <table:table-cell office:value-type="float" office:value="0.538437468477" calcext:value-type="float">
            <text:p>0.53843746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7" calcext:value-type="float">
            <text:p>97</text:p>
          </table:table-cell>
          <table:table-cell office:value-type="float" office:value="0.531357147728" calcext:value-type="float">
            <text:p>0.53135714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7" calcext:value-type="float">
            <text:p>97</text:p>
          </table:table-cell>
          <table:table-cell office:value-type="float" office:value="0.530907727618" calcext:value-type="float">
            <text:p>0.53090772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7" calcext:value-type="float">
            <text:p>97</text:p>
          </table:table-cell>
          <table:table-cell office:value-type="float" office:value="0.534963949107" calcext:value-type="float">
            <text:p>0.53496394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7" calcext:value-type="float">
            <text:p>97</text:p>
          </table:table-cell>
          <table:table-cell office:value-type="float" office:value="0.538589457414" calcext:value-type="float">
            <text:p>0.53858945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7" calcext:value-type="float">
            <text:p>97</text:p>
          </table:table-cell>
          <table:table-cell office:value-type="float" office:value="0.52135343753" calcext:value-type="float">
            <text:p>0.52135343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7" calcext:value-type="float">
            <text:p>97</text:p>
          </table:table-cell>
          <table:table-cell office:value-type="float" office:value="0.50795270393" calcext:value-type="float">
            <text:p>0.50795270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7" calcext:value-type="float">
            <text:p>97</text:p>
          </table:table-cell>
          <table:table-cell office:value-type="float" office:value="0.527238554909" calcext:value-type="float">
            <text:p>0.52723855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6" calcext:value-type="float">
            <text:p>96</text:p>
          </table:table-cell>
          <table:table-cell office:value-type="float" office:value="0.533188055612" calcext:value-type="float">
            <text:p>0.53318805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6" calcext:value-type="float">
            <text:p>96</text:p>
          </table:table-cell>
          <table:table-cell office:value-type="float" office:value="0.528918805283" calcext:value-type="float">
            <text:p>0.52891880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6" calcext:value-type="float">
            <text:p>96</text:p>
          </table:table-cell>
          <table:table-cell office:value-type="float" office:value="0.512159873159" calcext:value-type="float">
            <text:p>0.51215987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6" calcext:value-type="float">
            <text:p>96</text:p>
          </table:table-cell>
          <table:table-cell office:value-type="float" office:value="0.510654457031" calcext:value-type="float">
            <text:p>0.5106544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6" calcext:value-type="float">
            <text:p>96</text:p>
          </table:table-cell>
          <table:table-cell office:value-type="float" office:value="0.524883540239" calcext:value-type="float">
            <text:p>0.52488354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6" calcext:value-type="float">
            <text:p>96</text:p>
          </table:table-cell>
          <table:table-cell office:value-type="float" office:value="0.529846751256" calcext:value-type="float">
            <text:p>0.52984675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6" calcext:value-type="float">
            <text:p>96</text:p>
          </table:table-cell>
          <table:table-cell office:value-type="float" office:value="0.518060819725" calcext:value-type="float">
            <text:p>0.51806081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5" calcext:value-type="float">
            <text:p>95</text:p>
          </table:table-cell>
          <table:table-cell office:value-type="float" office:value="0.511875069005" calcext:value-type="float">
            <text:p>0.5118750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5" calcext:value-type="float">
            <text:p>95</text:p>
          </table:table-cell>
          <table:table-cell office:value-type="float" office:value="0.515497786667" calcext:value-type="float">
            <text:p>0.51549778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5" calcext:value-type="float">
            <text:p>95</text:p>
          </table:table-cell>
          <table:table-cell office:value-type="float" office:value="0.517478346404" calcext:value-type="float">
            <text:p>0.51747834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4" calcext:value-type="float">
            <text:p>94</text:p>
          </table:table-cell>
          <table:table-cell office:value-type="float" office:value="0.502861735209" calcext:value-type="float">
            <text:p>0.50286173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3" calcext:value-type="float">
            <text:p>93</text:p>
          </table:table-cell>
          <table:table-cell office:value-type="float" office:value="0.505715751392" calcext:value-type="float">
            <text:p>0.50571575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3" calcext:value-type="float">
            <text:p>93</text:p>
          </table:table-cell>
          <table:table-cell office:value-type="float" office:value="0.525130850447" calcext:value-type="float">
            <text:p>0.52513085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3" calcext:value-type="float">
            <text:p>93</text:p>
          </table:table-cell>
          <table:table-cell office:value-type="float" office:value="0.514235718982" calcext:value-type="float">
            <text:p>0.5142357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2" calcext:value-type="float">
            <text:p>92</text:p>
          </table:table-cell>
          <table:table-cell office:value-type="float" office:value="0.517524029805" calcext:value-type="float">
            <text:p>0.51752402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91" calcext:value-type="float">
            <text:p>91</text:p>
          </table:table-cell>
          <table:table-cell office:value-type="float" office:value="0.517215844133" calcext:value-type="float">
            <text:p>0.51721584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88" calcext:value-type="float">
            <text:p>88</text:p>
          </table:table-cell>
          <table:table-cell office:value-type="float" office:value="0.505478047625" calcext:value-type="float">
            <text:p>0.50547804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8" calcext:value-type="float">
            <text:p>98</text:p>
          </table:table-cell>
          <table:table-cell office:value-type="float" office:value="0.747113727131" calcext:value-type="float">
            <text:p>0.74711372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7" calcext:value-type="float">
            <text:p>97</text:p>
          </table:table-cell>
          <table:table-cell office:value-type="float" office:value="0.761596753636" calcext:value-type="float">
            <text:p>0.76159675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4" calcext:value-type="float">
            <text:p>94</text:p>
          </table:table-cell>
          <table:table-cell office:value-type="float" office:value="0.728191599287" calcext:value-type="float">
            <text:p>0.72819159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4" calcext:value-type="float">
            <text:p>94</text:p>
          </table:table-cell>
          <table:table-cell office:value-type="float" office:value="0.751056514796" calcext:value-type="float">
            <text:p>0.7510565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3" calcext:value-type="float">
            <text:p>93</text:p>
          </table:table-cell>
          <table:table-cell office:value-type="float" office:value="0.746000622047" calcext:value-type="float">
            <text:p>0.7460006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2" calcext:value-type="float">
            <text:p>92</text:p>
          </table:table-cell>
          <table:table-cell office:value-type="float" office:value="0.754435126786" calcext:value-type="float">
            <text:p>0.75443512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2" calcext:value-type="float">
            <text:p>92</text:p>
          </table:table-cell>
          <table:table-cell office:value-type="float" office:value="0.72748087558" calcext:value-type="float">
            <text:p>0.72748087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1" calcext:value-type="float">
            <text:p>91</text:p>
          </table:table-cell>
          <table:table-cell office:value-type="float" office:value="0.744742929695" calcext:value-type="float">
            <text:p>0.74474292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1" calcext:value-type="float">
            <text:p>91</text:p>
          </table:table-cell>
          <table:table-cell office:value-type="float" office:value="0.739138554884" calcext:value-type="float">
            <text:p>0.73913855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1" calcext:value-type="float">
            <text:p>91</text:p>
          </table:table-cell>
          <table:table-cell office:value-type="float" office:value="0.712705899929" calcext:value-type="float">
            <text:p>0.71270589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728183036951" calcext:value-type="float">
            <text:p>0.7281830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731089801835" calcext:value-type="float">
            <text:p>0.73108980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735599941215" calcext:value-type="float">
            <text:p>0.73559994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728561945214" calcext:value-type="float">
            <text:p>0.72856194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74440116908" calcext:value-type="float">
            <text:p>0.74440116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72563859798" calcext:value-type="float">
            <text:p>0.7256385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727310010558" calcext:value-type="float">
            <text:p>0.72731001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9" calcext:value-type="float">
            <text:p>89</text:p>
          </table:table-cell>
          <table:table-cell office:value-type="float" office:value="0.73336179315" calcext:value-type="float">
            <text:p>0.73336179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9" calcext:value-type="float">
            <text:p>89</text:p>
          </table:table-cell>
          <table:table-cell office:value-type="float" office:value="0.724297130611" calcext:value-type="float">
            <text:p>0.72429713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9" calcext:value-type="float">
            <text:p>89</text:p>
          </table:table-cell>
          <table:table-cell office:value-type="float" office:value="0.701130075585" calcext:value-type="float">
            <text:p>0.70113007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9" calcext:value-type="float">
            <text:p>89</text:p>
          </table:table-cell>
          <table:table-cell office:value-type="float" office:value="0.713313197762" calcext:value-type="float">
            <text:p>0.71331319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9" calcext:value-type="float">
            <text:p>89</text:p>
          </table:table-cell>
          <table:table-cell office:value-type="float" office:value="0.738268072562" calcext:value-type="float">
            <text:p>0.73826807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9" calcext:value-type="float">
            <text:p>89</text:p>
          </table:table-cell>
          <table:table-cell office:value-type="float" office:value="0.73345709928" calcext:value-type="float">
            <text:p>0.73345709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8" calcext:value-type="float">
            <text:p>88</text:p>
          </table:table-cell>
          <table:table-cell office:value-type="float" office:value="0.725222354218" calcext:value-type="float">
            <text:p>0.72522235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8" calcext:value-type="float">
            <text:p>88</text:p>
          </table:table-cell>
          <table:table-cell office:value-type="float" office:value="0.733420113036" calcext:value-type="float">
            <text:p>0.7334201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8" calcext:value-type="float">
            <text:p>88</text:p>
          </table:table-cell>
          <table:table-cell office:value-type="float" office:value="0.737645950492" calcext:value-type="float">
            <text:p>0.73764595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8" calcext:value-type="float">
            <text:p>88</text:p>
          </table:table-cell>
          <table:table-cell office:value-type="float" office:value="0.722026833546" calcext:value-type="float">
            <text:p>0.72202683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8" calcext:value-type="float">
            <text:p>88</text:p>
          </table:table-cell>
          <table:table-cell office:value-type="float" office:value="0.711854415081" calcext:value-type="float">
            <text:p>0.71185441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8" calcext:value-type="float">
            <text:p>88</text:p>
          </table:table-cell>
          <table:table-cell office:value-type="float" office:value="0.735082972263" calcext:value-type="float">
            <text:p>0.73508297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8" calcext:value-type="float">
            <text:p>88</text:p>
          </table:table-cell>
          <table:table-cell office:value-type="float" office:value="0.714849075418" calcext:value-type="float">
            <text:p>0.71484907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7" calcext:value-type="float">
            <text:p>87</text:p>
          </table:table-cell>
          <table:table-cell office:value-type="float" office:value="0.715398550198" calcext:value-type="float">
            <text:p>0.71539855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7" calcext:value-type="float">
            <text:p>87</text:p>
          </table:table-cell>
          <table:table-cell office:value-type="float" office:value="0.737037646673" calcext:value-type="float">
            <text:p>0.73703764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7" calcext:value-type="float">
            <text:p>87</text:p>
          </table:table-cell>
          <table:table-cell office:value-type="float" office:value="0.733944270076" calcext:value-type="float">
            <text:p>0.73394427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7" calcext:value-type="float">
            <text:p>87</text:p>
          </table:table-cell>
          <table:table-cell office:value-type="float" office:value="0.720256923165" calcext:value-type="float">
            <text:p>0.72025692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7" calcext:value-type="float">
            <text:p>87</text:p>
          </table:table-cell>
          <table:table-cell office:value-type="float" office:value="0.728319540433" calcext:value-type="float">
            <text:p>0.72831954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7" calcext:value-type="float">
            <text:p>87</text:p>
          </table:table-cell>
          <table:table-cell office:value-type="float" office:value="0.706836393328" calcext:value-type="float">
            <text:p>0.70683639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7" calcext:value-type="float">
            <text:p>87</text:p>
          </table:table-cell>
          <table:table-cell office:value-type="float" office:value="0.735207700734" calcext:value-type="float">
            <text:p>0.73520770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7" calcext:value-type="float">
            <text:p>87</text:p>
          </table:table-cell>
          <table:table-cell office:value-type="float" office:value="0.722848934699" calcext:value-type="float">
            <text:p>0.72284893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6" calcext:value-type="float">
            <text:p>86</text:p>
          </table:table-cell>
          <table:table-cell office:value-type="float" office:value="0.723002697571" calcext:value-type="float">
            <text:p>0.72300269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6" calcext:value-type="float">
            <text:p>86</text:p>
          </table:table-cell>
          <table:table-cell office:value-type="float" office:value="0.715636315986" calcext:value-type="float">
            <text:p>0.7156363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6" calcext:value-type="float">
            <text:p>86</text:p>
          </table:table-cell>
          <table:table-cell office:value-type="float" office:value="0.71976995064" calcext:value-type="float">
            <text:p>0.71976995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6" calcext:value-type="float">
            <text:p>86</text:p>
          </table:table-cell>
          <table:table-cell office:value-type="float" office:value="0.727623050676" calcext:value-type="float">
            <text:p>0.72762305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6" calcext:value-type="float">
            <text:p>86</text:p>
          </table:table-cell>
          <table:table-cell office:value-type="float" office:value="0.709594421437" calcext:value-type="float">
            <text:p>0.70959442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6" calcext:value-type="float">
            <text:p>86</text:p>
          </table:table-cell>
          <table:table-cell office:value-type="float" office:value="0.710912685314" calcext:value-type="float">
            <text:p>0.71091268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6" calcext:value-type="float">
            <text:p>86</text:p>
          </table:table-cell>
          <table:table-cell office:value-type="float" office:value="0.715213725347" calcext:value-type="float">
            <text:p>0.71521372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6" calcext:value-type="float">
            <text:p>86</text:p>
          </table:table-cell>
          <table:table-cell office:value-type="float" office:value="0.728942254969" calcext:value-type="float">
            <text:p>0.7289422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6" calcext:value-type="float">
            <text:p>86</text:p>
          </table:table-cell>
          <table:table-cell office:value-type="float" office:value="0.735178075587" calcext:value-type="float">
            <text:p>0.73517807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6" calcext:value-type="float">
            <text:p>86</text:p>
          </table:table-cell>
          <table:table-cell office:value-type="float" office:value="0.726630073552" calcext:value-type="float">
            <text:p>0.72663007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6" calcext:value-type="float">
            <text:p>86</text:p>
          </table:table-cell>
          <table:table-cell office:value-type="float" office:value="0.712939740949" calcext:value-type="float">
            <text:p>0.71293974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6" calcext:value-type="float">
            <text:p>86</text:p>
          </table:table-cell>
          <table:table-cell office:value-type="float" office:value="0.722920573126" calcext:value-type="float">
            <text:p>0.72292057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0.708450505934" calcext:value-type="float">
            <text:p>0.70845050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0.706988950799" calcext:value-type="float">
            <text:p>0.70698895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0.729150481017" calcext:value-type="float">
            <text:p>0.7291504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0.719185977038" calcext:value-type="float">
            <text:p>0.7191859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0.710461727381" calcext:value-type="float">
            <text:p>0.71046172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0.716096875998" calcext:value-type="float">
            <text:p>0.7160968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0.734422431841" calcext:value-type="float">
            <text:p>0.73442243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0.718351786851" calcext:value-type="float">
            <text:p>0.71835178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0.726884006472" calcext:value-type="float">
            <text:p>0.72688400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0.734485141551" calcext:value-type="float">
            <text:p>0.73448514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0.723686223871" calcext:value-type="float">
            <text:p>0.72368622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0.714007115638" calcext:value-type="float">
            <text:p>0.71400711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0.718465740929" calcext:value-type="float">
            <text:p>0.71846574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5" calcext:value-type="float">
            <text:p>85</text:p>
          </table:table-cell>
          <table:table-cell office:value-type="float" office:value="0.729987121872" calcext:value-type="float">
            <text:p>0.72998712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0.708734884031" calcext:value-type="float">
            <text:p>0.7087348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0.713625699353" calcext:value-type="float">
            <text:p>0.71362569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0.72064834077" calcext:value-type="float">
            <text:p>0.72064834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0.735992843788" calcext:value-type="float">
            <text:p>0.73599284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0.72084996689" calcext:value-type="float">
            <text:p>0.72084996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0.728345887082" calcext:value-type="float">
            <text:p>0.72834588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0.719786717315" calcext:value-type="float">
            <text:p>0.71978671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0.707058160052" calcext:value-type="float">
            <text:p>0.70705816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0.714843231862" calcext:value-type="float">
            <text:p>0.71484323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0.753522590548" calcext:value-type="float">
            <text:p>0.75352259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0.711174954783" calcext:value-type="float">
            <text:p>0.71117495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4" calcext:value-type="float">
            <text:p>84</text:p>
          </table:table-cell>
          <table:table-cell office:value-type="float" office:value="0.73521743311" calcext:value-type="float">
            <text:p>0.73521743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0.707211430907" calcext:value-type="float">
            <text:p>0.70721143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0.711945272988" calcext:value-type="float">
            <text:p>0.7119452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0.731130107229" calcext:value-type="float">
            <text:p>0.73113010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0.724335871966" calcext:value-type="float">
            <text:p>0.7243358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0.71814744553" calcext:value-type="float">
            <text:p>0.71814744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0.701822482782" calcext:value-type="float">
            <text:p>0.70182248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0.723951066233" calcext:value-type="float">
            <text:p>0.72395106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0.710727212484" calcext:value-type="float">
            <text:p>0.7107272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0.736204214699" calcext:value-type="float">
            <text:p>0.73620421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0.710412618792" calcext:value-type="float">
            <text:p>0.71041261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0.727046985659" calcext:value-type="float">
            <text:p>0.72704698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0.701662968034" calcext:value-type="float">
            <text:p>0.7016629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0.737258612985" calcext:value-type="float">
            <text:p>0.7372586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0.726033314444" calcext:value-type="float">
            <text:p>0.72603331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0.719511129975" calcext:value-type="float">
            <text:p>0.719511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0.723207086528" calcext:value-type="float">
            <text:p>0.72320708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0.720916180359" calcext:value-type="float">
            <text:p>0.72091618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0.698774556923" calcext:value-type="float">
            <text:p>0.69877455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0.704229300404" calcext:value-type="float">
            <text:p>0.70422930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3" calcext:value-type="float">
            <text:p>83</text:p>
          </table:table-cell>
          <table:table-cell office:value-type="float" office:value="0.70941267662" calcext:value-type="float">
            <text:p>0.70941267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0.684415617245" calcext:value-type="float">
            <text:p>0.68441561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0.703603944931" calcext:value-type="float">
            <text:p>0.70360394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0.721211338396" calcext:value-type="float">
            <text:p>0.72121133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0.712082961226" calcext:value-type="float">
            <text:p>0.71208296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0.723474060216" calcext:value-type="float">
            <text:p>0.72347406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0.726084257997" calcext:value-type="float">
            <text:p>0.7260842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0.734159459185" calcext:value-type="float">
            <text:p>0.73415945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0.735144570756" calcext:value-type="float">
            <text:p>0.73514457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0.716644573921" calcext:value-type="float">
            <text:p>0.71664457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0.724945140355" calcext:value-type="float">
            <text:p>0.72494514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0.734777718364" calcext:value-type="float">
            <text:p>0.73477771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0.736930027951" calcext:value-type="float">
            <text:p>0.7369300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0.713440095134" calcext:value-type="float">
            <text:p>0.71344009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0.698418394048" calcext:value-type="float">
            <text:p>0.6984183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0.707990987253" calcext:value-type="float">
            <text:p>0.70799098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0.718216399978" calcext:value-type="float">
            <text:p>0.71821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2" calcext:value-type="float">
            <text:p>82</text:p>
          </table:table-cell>
          <table:table-cell office:value-type="float" office:value="0.722923957425" calcext:value-type="float">
            <text:p>0.72292395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0.708375681707" calcext:value-type="float">
            <text:p>0.70837568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0.71528769281" calcext:value-type="float">
            <text:p>0.71528769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0.71428221062" calcext:value-type="float">
            <text:p>0.71428221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0.713121505886" calcext:value-type="float">
            <text:p>0.71312150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0.715816064918" calcext:value-type="float">
            <text:p>0.71581606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0.70203063493" calcext:value-type="float">
            <text:p>0.70203063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0.704793384954" calcext:value-type="float">
            <text:p>0.7047933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0.721662766933" calcext:value-type="float">
            <text:p>0.72166276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0.713893237639" calcext:value-type="float">
            <text:p>0.71389323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0.717824842066" calcext:value-type="float">
            <text:p>0.71782484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0.700984752513" calcext:value-type="float">
            <text:p>0.70098475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0.740742133055" calcext:value-type="float">
            <text:p>0.74074213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0.719104032314" calcext:value-type="float">
            <text:p>0.7191040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0.697005075133" calcext:value-type="float">
            <text:p>0.69700507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1" calcext:value-type="float">
            <text:p>81</text:p>
          </table:table-cell>
          <table:table-cell office:value-type="float" office:value="0.693644962845" calcext:value-type="float">
            <text:p>0.69364496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0.713484712016" calcext:value-type="float">
            <text:p>0.7134847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0.734795089276" calcext:value-type="float">
            <text:p>0.73479508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0.712013897355" calcext:value-type="float">
            <text:p>0.71201389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0.691061620969" calcext:value-type="float">
            <text:p>0.6910616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0.715547179954" calcext:value-type="float">
            <text:p>0.715547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0.704496174923" calcext:value-type="float">
            <text:p>0.70449617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0.715848581066" calcext:value-type="float">
            <text:p>0.71584858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0.68562061975" calcext:value-type="float">
            <text:p>0.68562061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0.712976270037" calcext:value-type="float">
            <text:p>0.712976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0.716364988245" calcext:value-type="float">
            <text:p>0.71636498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0.699904870021" calcext:value-type="float">
            <text:p>0.699904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80" calcext:value-type="float">
            <text:p>80</text:p>
          </table:table-cell>
          <table:table-cell office:value-type="float" office:value="0.695465581817" calcext:value-type="float">
            <text:p>0.69546558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0.693302852429" calcext:value-type="float">
            <text:p>0.69330285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0.701179196575" calcext:value-type="float">
            <text:p>0.70117919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0.724513679963" calcext:value-type="float">
            <text:p>0.724513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0.722344977357" calcext:value-type="float">
            <text:p>0.72234497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0.702988633211" calcext:value-type="float">
            <text:p>0.70298863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0.668924058507" calcext:value-type="float">
            <text:p>0.66892405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0.694490839385" calcext:value-type="float">
            <text:p>0.69449083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0.701385168632" calcext:value-type="float">
            <text:p>0.70138516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9" calcext:value-type="float">
            <text:p>79</text:p>
          </table:table-cell>
          <table:table-cell office:value-type="float" office:value="0.691764307477" calcext:value-type="float">
            <text:p>0.69176430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8" calcext:value-type="float">
            <text:p>78</text:p>
          </table:table-cell>
          <table:table-cell office:value-type="float" office:value="0.699088999621" calcext:value-type="float">
            <text:p>0.69908899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8" calcext:value-type="float">
            <text:p>78</text:p>
          </table:table-cell>
          <table:table-cell office:value-type="float" office:value="0.696509330622" calcext:value-type="float">
            <text:p>0.69650933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8" calcext:value-type="float">
            <text:p>78</text:p>
          </table:table-cell>
          <table:table-cell office:value-type="float" office:value="0.716467289034" calcext:value-type="float">
            <text:p>0.7164672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8" calcext:value-type="float">
            <text:p>78</text:p>
          </table:table-cell>
          <table:table-cell office:value-type="float" office:value="0.706058827283" calcext:value-type="float">
            <text:p>0.70605882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8" calcext:value-type="float">
            <text:p>78</text:p>
          </table:table-cell>
          <table:table-cell office:value-type="float" office:value="0.69787892593" calcext:value-type="float">
            <text:p>0.69787892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8" calcext:value-type="float">
            <text:p>78</text:p>
          </table:table-cell>
          <table:table-cell office:value-type="float" office:value="0.697343295912" calcext:value-type="float">
            <text:p>0.69734329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8" calcext:value-type="float">
            <text:p>78</text:p>
          </table:table-cell>
          <table:table-cell office:value-type="float" office:value="0.697562862876" calcext:value-type="float">
            <text:p>0.69756286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8" calcext:value-type="float">
            <text:p>78</text:p>
          </table:table-cell>
          <table:table-cell office:value-type="float" office:value="0.706423911124" calcext:value-type="float">
            <text:p>0.70642391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8" calcext:value-type="float">
            <text:p>78</text:p>
          </table:table-cell>
          <table:table-cell office:value-type="float" office:value="0.698802412933" calcext:value-type="float">
            <text:p>0.69880241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8" calcext:value-type="float">
            <text:p>78</text:p>
          </table:table-cell>
          <table:table-cell office:value-type="float" office:value="0.718997915411" calcext:value-type="float">
            <text:p>0.71899791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8" calcext:value-type="float">
            <text:p>78</text:p>
          </table:table-cell>
          <table:table-cell office:value-type="float" office:value="0.702919744793" calcext:value-type="float">
            <text:p>0.70291974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8" calcext:value-type="float">
            <text:p>78</text:p>
          </table:table-cell>
          <table:table-cell office:value-type="float" office:value="0.700123776578" calcext:value-type="float">
            <text:p>0.70012377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8" calcext:value-type="float">
            <text:p>78</text:p>
          </table:table-cell>
          <table:table-cell office:value-type="float" office:value="0.703827073133" calcext:value-type="float">
            <text:p>0.70382707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0.706127166546" calcext:value-type="float">
            <text:p>0.70612716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0.700089924084" calcext:value-type="float">
            <text:p>0.70008992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0.708737799886" calcext:value-type="float">
            <text:p>0.70873779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0.697058906337" calcext:value-type="float">
            <text:p>0.69705890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0.708657376717" calcext:value-type="float">
            <text:p>0.70865737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0.689148241219" calcext:value-type="float">
            <text:p>0.68914824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0.706739486761" calcext:value-type="float">
            <text:p>0.70673948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0.707458203493" calcext:value-type="float">
            <text:p>0.70745820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0.692936939854" calcext:value-type="float">
            <text:p>0.69293693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0.708191798327" calcext:value-type="float">
            <text:p>0.70819179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office:value-type="float" office:value="0.705635026326" calcext:value-type="float">
            <text:p>0.70563502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6" calcext:value-type="float">
            <text:p>76</text:p>
          </table:table-cell>
          <table:table-cell office:value-type="float" office:value="0.698892116064" calcext:value-type="float">
            <text:p>0.69889211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6" calcext:value-type="float">
            <text:p>76</text:p>
          </table:table-cell>
          <table:table-cell office:value-type="float" office:value="0.690423480219" calcext:value-type="float">
            <text:p>0.69042348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6" calcext:value-type="float">
            <text:p>76</text:p>
          </table:table-cell>
          <table:table-cell office:value-type="float" office:value="0.690054372688" calcext:value-type="float">
            <text:p>0.69005437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6" calcext:value-type="float">
            <text:p>76</text:p>
          </table:table-cell>
          <table:table-cell office:value-type="float" office:value="0.700360948553" calcext:value-type="float">
            <text:p>0.70036094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6" calcext:value-type="float">
            <text:p>76</text:p>
          </table:table-cell>
          <table:table-cell office:value-type="float" office:value="0.694735831269" calcext:value-type="float">
            <text:p>0.69473583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6" calcext:value-type="float">
            <text:p>76</text:p>
          </table:table-cell>
          <table:table-cell office:value-type="float" office:value="0.672546159671" calcext:value-type="float">
            <text:p>0.67254615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5" calcext:value-type="float">
            <text:p>75</text:p>
          </table:table-cell>
          <table:table-cell office:value-type="float" office:value="0.690216207795" calcext:value-type="float">
            <text:p>0.69021620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5" calcext:value-type="float">
            <text:p>75</text:p>
          </table:table-cell>
          <table:table-cell office:value-type="float" office:value="0.678582343612" calcext:value-type="float">
            <text:p>0.67858234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5" calcext:value-type="float">
            <text:p>75</text:p>
          </table:table-cell>
          <table:table-cell office:value-type="float" office:value="0.671547080764" calcext:value-type="float">
            <text:p>0.67154708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5" calcext:value-type="float">
            <text:p>75</text:p>
          </table:table-cell>
          <table:table-cell office:value-type="float" office:value="0.697772158804" calcext:value-type="float">
            <text:p>0.69777215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4" calcext:value-type="float">
            <text:p>74</text:p>
          </table:table-cell>
          <table:table-cell office:value-type="float" office:value="0.673619225047" calcext:value-type="float">
            <text:p>0.6736192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4" calcext:value-type="float">
            <text:p>74</text:p>
          </table:table-cell>
          <table:table-cell office:value-type="float" office:value="0.691553222635" calcext:value-type="float">
            <text:p>0.69155322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3" calcext:value-type="float">
            <text:p>73</text:p>
          </table:table-cell>
          <table:table-cell office:value-type="float" office:value="0.690858310908" calcext:value-type="float">
            <text:p>0.69085831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3" calcext:value-type="float">
            <text:p>73</text:p>
          </table:table-cell>
          <table:table-cell office:value-type="float" office:value="0.667115688775" calcext:value-type="float">
            <text:p>0.66711568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3" calcext:value-type="float">
            <text:p>73</text:p>
          </table:table-cell>
          <table:table-cell office:value-type="float" office:value="0.698544467976" calcext:value-type="float">
            <text:p>0.6985444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3" calcext:value-type="float">
            <text:p>73</text:p>
          </table:table-cell>
          <table:table-cell office:value-type="float" office:value="0.69753550006" calcext:value-type="float">
            <text:p>0.6975355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2" calcext:value-type="float">
            <text:p>72</text:p>
          </table:table-cell>
          <table:table-cell office:value-type="float" office:value="0.680593444383" calcext:value-type="float">
            <text:p>0.68059344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2" calcext:value-type="float">
            <text:p>72</text:p>
          </table:table-cell>
          <table:table-cell office:value-type="float" office:value="0.683512517512" calcext:value-type="float">
            <text:p>0.68351251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2" calcext:value-type="float">
            <text:p>72</text:p>
          </table:table-cell>
          <table:table-cell office:value-type="float" office:value="0.701148054678" calcext:value-type="float">
            <text:p>0.70114805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2" calcext:value-type="float">
            <text:p>72</text:p>
          </table:table-cell>
          <table:table-cell office:value-type="float" office:value="0.675390775453" calcext:value-type="float">
            <text:p>0.67539077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71" calcext:value-type="float">
            <text:p>71</text:p>
          </table:table-cell>
          <table:table-cell office:value-type="float" office:value="0.673767711603" calcext:value-type="float">
            <text:p>0.67376771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69" calcext:value-type="float">
            <text:p>69</text:p>
          </table:table-cell>
          <table:table-cell office:value-type="float" office:value="0.694964595162" calcext:value-type="float">
            <text:p>0.69496459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69" calcext:value-type="float">
            <text:p>69</text:p>
          </table:table-cell>
          <table:table-cell office:value-type="float" office:value="0.671419154139" calcext:value-type="float">
            <text:p>0.67141915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69" calcext:value-type="float">
            <text:p>69</text:p>
          </table:table-cell>
          <table:table-cell office:value-type="float" office:value="0.660226604271" calcext:value-type="float">
            <text:p>0.66022660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68" calcext:value-type="float">
            <text:p>68</text:p>
          </table:table-cell>
          <table:table-cell office:value-type="float" office:value="0.691031917782" calcext:value-type="float">
            <text:p>0.69103191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68" calcext:value-type="float">
            <text:p>68</text:p>
          </table:table-cell>
          <table:table-cell office:value-type="float" office:value="0.668792645677" calcext:value-type="float">
            <text:p>0.66879264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66" calcext:value-type="float">
            <text:p>66</text:p>
          </table:table-cell>
          <table:table-cell office:value-type="float" office:value="0.67238766784" calcext:value-type="float">
            <text:p>0.67238766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5" calcext:value-type="float">
            <text:p>75</text:p>
          </table:table-cell>
          <table:table-cell office:value-type="float" office:value="0.874366731207" calcext:value-type="float">
            <text:p>0.87436673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4" calcext:value-type="float">
            <text:p>74</text:p>
          </table:table-cell>
          <table:table-cell office:value-type="float" office:value="0.919051401202" calcext:value-type="float">
            <text:p>0.91905140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3" calcext:value-type="float">
            <text:p>73</text:p>
          </table:table-cell>
          <table:table-cell office:value-type="float" office:value="0.864903676531" calcext:value-type="float">
            <text:p>0.86490367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2" calcext:value-type="float">
            <text:p>72</text:p>
          </table:table-cell>
          <table:table-cell office:value-type="float" office:value="0.877678839716" calcext:value-type="float">
            <text:p>0.87767883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2" calcext:value-type="float">
            <text:p>72</text:p>
          </table:table-cell>
          <table:table-cell office:value-type="float" office:value="0.871366566384" calcext:value-type="float">
            <text:p>0.87136656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2" calcext:value-type="float">
            <text:p>72</text:p>
          </table:table-cell>
          <table:table-cell office:value-type="float" office:value="0.888275736366" calcext:value-type="float">
            <text:p>0.88827573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1" calcext:value-type="float">
            <text:p>71</text:p>
          </table:table-cell>
          <table:table-cell office:value-type="float" office:value="0.903708792993" calcext:value-type="float">
            <text:p>0.9037087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1" calcext:value-type="float">
            <text:p>71</text:p>
          </table:table-cell>
          <table:table-cell office:value-type="float" office:value="0.882622848488" calcext:value-type="float">
            <text:p>0.88262284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0" calcext:value-type="float">
            <text:p>70</text:p>
          </table:table-cell>
          <table:table-cell office:value-type="float" office:value="0.872741096219" calcext:value-type="float">
            <text:p>0.87274109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70" calcext:value-type="float">
            <text:p>70</text:p>
          </table:table-cell>
          <table:table-cell office:value-type="float" office:value="0.895800137453" calcext:value-type="float">
            <text:p>0.89580013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9" calcext:value-type="float">
            <text:p>69</text:p>
          </table:table-cell>
          <table:table-cell office:value-type="float" office:value="0.902206893598" calcext:value-type="float">
            <text:p>0.90220689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9" calcext:value-type="float">
            <text:p>69</text:p>
          </table:table-cell>
          <table:table-cell office:value-type="float" office:value="0.86649950988" calcext:value-type="float">
            <text:p>0.86649950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9" calcext:value-type="float">
            <text:p>69</text:p>
          </table:table-cell>
          <table:table-cell office:value-type="float" office:value="0.917597377738" calcext:value-type="float">
            <text:p>0.91759737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9" calcext:value-type="float">
            <text:p>69</text:p>
          </table:table-cell>
          <table:table-cell office:value-type="float" office:value="0.889331042968" calcext:value-type="float">
            <text:p>0.8893310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9" calcext:value-type="float">
            <text:p>69</text:p>
          </table:table-cell>
          <table:table-cell office:value-type="float" office:value="0.869557024735" calcext:value-type="float">
            <text:p>0.86955702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9" calcext:value-type="float">
            <text:p>69</text:p>
          </table:table-cell>
          <table:table-cell office:value-type="float" office:value="0.87336841647" calcext:value-type="float">
            <text:p>0.87336841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9" calcext:value-type="float">
            <text:p>69</text:p>
          </table:table-cell>
          <table:table-cell office:value-type="float" office:value="0.905219667451" calcext:value-type="float">
            <text:p>0.90521966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8" calcext:value-type="float">
            <text:p>68</text:p>
          </table:table-cell>
          <table:table-cell office:value-type="float" office:value="0.892777082696" calcext:value-type="float">
            <text:p>0.89277708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8" calcext:value-type="float">
            <text:p>68</text:p>
          </table:table-cell>
          <table:table-cell office:value-type="float" office:value="0.914196986839" calcext:value-type="float">
            <text:p>0.91419698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8" calcext:value-type="float">
            <text:p>68</text:p>
          </table:table-cell>
          <table:table-cell office:value-type="float" office:value="0.865396742617" calcext:value-type="float">
            <text:p>0.86539674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8" calcext:value-type="float">
            <text:p>68</text:p>
          </table:table-cell>
          <table:table-cell office:value-type="float" office:value="0.865528739588" calcext:value-type="float">
            <text:p>0.86552873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8" calcext:value-type="float">
            <text:p>68</text:p>
          </table:table-cell>
          <table:table-cell office:value-type="float" office:value="0.885871624025" calcext:value-type="float">
            <text:p>0.8858716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8" calcext:value-type="float">
            <text:p>68</text:p>
          </table:table-cell>
          <table:table-cell office:value-type="float" office:value="0.88031493367" calcext:value-type="float">
            <text:p>0.88031493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7" calcext:value-type="float">
            <text:p>67</text:p>
          </table:table-cell>
          <table:table-cell office:value-type="float" office:value="0.897046712964" calcext:value-type="float">
            <text:p>0.8970467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7" calcext:value-type="float">
            <text:p>67</text:p>
          </table:table-cell>
          <table:table-cell office:value-type="float" office:value="0.878094368523" calcext:value-type="float">
            <text:p>0.87809436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7" calcext:value-type="float">
            <text:p>67</text:p>
          </table:table-cell>
          <table:table-cell office:value-type="float" office:value="0.912615900426" calcext:value-type="float">
            <text:p>0.91261590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7" calcext:value-type="float">
            <text:p>67</text:p>
          </table:table-cell>
          <table:table-cell office:value-type="float" office:value="0.842877176817" calcext:value-type="float">
            <text:p>0.84287717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7" calcext:value-type="float">
            <text:p>67</text:p>
          </table:table-cell>
          <table:table-cell office:value-type="float" office:value="0.891488468719" calcext:value-type="float">
            <text:p>0.89148846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7" calcext:value-type="float">
            <text:p>67</text:p>
          </table:table-cell>
          <table:table-cell office:value-type="float" office:value="0.83851918836" calcext:value-type="float">
            <text:p>0.83851918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7" calcext:value-type="float">
            <text:p>67</text:p>
          </table:table-cell>
          <table:table-cell office:value-type="float" office:value="0.87348228657" calcext:value-type="float">
            <text:p>0.87348228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7" calcext:value-type="float">
            <text:p>67</text:p>
          </table:table-cell>
          <table:table-cell office:value-type="float" office:value="0.907774720397" calcext:value-type="float">
            <text:p>0.90777472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7" calcext:value-type="float">
            <text:p>67</text:p>
          </table:table-cell>
          <table:table-cell office:value-type="float" office:value="0.854772733386" calcext:value-type="float">
            <text:p>0.85477273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7" calcext:value-type="float">
            <text:p>67</text:p>
          </table:table-cell>
          <table:table-cell office:value-type="float" office:value="0.882629932969" calcext:value-type="float">
            <text:p>0.8826299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7" calcext:value-type="float">
            <text:p>67</text:p>
          </table:table-cell>
          <table:table-cell office:value-type="float" office:value="0.865282909127" calcext:value-type="float">
            <text:p>0.86528290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0.875181668172" calcext:value-type="float">
            <text:p>0.87518166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0.849002994572" calcext:value-type="float">
            <text:p>0.84900299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0.886611759842" calcext:value-type="float">
            <text:p>0.88661175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0.87659271178" calcext:value-type="float">
            <text:p>0.87659271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0.890052947312" calcext:value-type="float">
            <text:p>0.89005294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0.85767610116" calcext:value-type="float">
            <text:p>0.85767610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0.899714361216" calcext:value-type="float">
            <text:p>0.89971436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0.889091066177" calcext:value-type="float">
            <text:p>0.88909106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0.883241338765" calcext:value-type="float">
            <text:p>0.88324133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0.883253360663" calcext:value-type="float">
            <text:p>0.88325336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0.886666775821" calcext:value-type="float">
            <text:p>0.88666677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0.869199739366" calcext:value-type="float">
            <text:p>0.86919973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0.909793508772" calcext:value-type="float">
            <text:p>0.90979350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0.861862750467" calcext:value-type="float">
            <text:p>0.86186275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0.889032536721" calcext:value-type="float">
            <text:p>0.88903253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0.921920498679" calcext:value-type="float">
            <text:p>0.92192049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6" calcext:value-type="float">
            <text:p>66</text:p>
          </table:table-cell>
          <table:table-cell office:value-type="float" office:value="0.884262324349" calcext:value-type="float">
            <text:p>0.88426232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0.861379477968" calcext:value-type="float">
            <text:p>0.8613794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0.856031963207" calcext:value-type="float">
            <text:p>0.85603196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0.881154135174" calcext:value-type="float">
            <text:p>0.88115413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0.894365843632" calcext:value-type="float">
            <text:p>0.89436584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0.847290649173" calcext:value-type="float">
            <text:p>0.84729064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0.865346337351" calcext:value-type="float">
            <text:p>0.86534633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0.857781491983" calcext:value-type="float">
            <text:p>0.8577814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0.897801108946" calcext:value-type="float">
            <text:p>0.89780110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0.859560631987" calcext:value-type="float">
            <text:p>0.8595606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0.885713909887" calcext:value-type="float">
            <text:p>0.88571390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0.833960639145" calcext:value-type="float">
            <text:p>0.83396063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0.880645817346" calcext:value-type="float">
            <text:p>0.88064581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0.891348716851" calcext:value-type="float">
            <text:p>0.89134871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5" calcext:value-type="float">
            <text:p>65</text:p>
          </table:table-cell>
          <table:table-cell office:value-type="float" office:value="0.85744643132" calcext:value-type="float">
            <text:p>0.85744643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0.891793157675" calcext:value-type="float">
            <text:p>0.89179315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0.866224922747" calcext:value-type="float">
            <text:p>0.86622492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0.888305916287" calcext:value-type="float">
            <text:p>0.88830591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0.870951603169" calcext:value-type="float">
            <text:p>0.87095160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0.845348559945" calcext:value-type="float">
            <text:p>0.84534855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0.875756049313" calcext:value-type="float">
            <text:p>0.87575604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0.864784574285" calcext:value-type="float">
            <text:p>0.86478457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0.902863779756" calcext:value-type="float">
            <text:p>0.90286377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0.884471187273" calcext:value-type="float">
            <text:p>0.88447118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0.863907245721" calcext:value-type="float">
            <text:p>0.86390724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0.863918027926" calcext:value-type="float">
            <text:p>0.86391802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0.855708408295" calcext:value-type="float">
            <text:p>0.85570840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0.850338523762" calcext:value-type="float">
            <text:p>0.85033852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0.888686203969" calcext:value-type="float">
            <text:p>0.8886862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0.876525754444" calcext:value-type="float">
            <text:p>0.87652575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0.88874885634" calcext:value-type="float">
            <text:p>0.88874885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4" calcext:value-type="float">
            <text:p>64</text:p>
          </table:table-cell>
          <table:table-cell office:value-type="float" office:value="0.854922379469" calcext:value-type="float">
            <text:p>0.85492237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0.848978516262" calcext:value-type="float">
            <text:p>0.84897851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0.852926953367" calcext:value-type="float">
            <text:p>0.85292695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0.864284435437" calcext:value-type="float">
            <text:p>0.86428443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0.875904971468" calcext:value-type="float">
            <text:p>0.87590497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0.855458377547" calcext:value-type="float">
            <text:p>0.85545837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0.891660296938" calcext:value-type="float">
            <text:p>0.89166029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0.878314554003" calcext:value-type="float">
            <text:p>0.8783145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0.856563324895" calcext:value-type="float">
            <text:p>0.85656332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0.834952431142" calcext:value-type="float">
            <text:p>0.83495243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0.876498863902" calcext:value-type="float">
            <text:p>0.87649886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0.859491214499" calcext:value-type="float">
            <text:p>0.85949121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0.864108060045" calcext:value-type="float">
            <text:p>0.864108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0.838049922061" calcext:value-type="float">
            <text:p>0.83804992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3" calcext:value-type="float">
            <text:p>63</text:p>
          </table:table-cell>
          <table:table-cell office:value-type="float" office:value="0.880486194217" calcext:value-type="float">
            <text:p>0.88048619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2" calcext:value-type="float">
            <text:p>62</text:p>
          </table:table-cell>
          <table:table-cell office:value-type="float" office:value="0.854464525257" calcext:value-type="float">
            <text:p>0.85446452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2" calcext:value-type="float">
            <text:p>62</text:p>
          </table:table-cell>
          <table:table-cell office:value-type="float" office:value="0.849940183676" calcext:value-type="float">
            <text:p>0.84994018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2" calcext:value-type="float">
            <text:p>62</text:p>
          </table:table-cell>
          <table:table-cell office:value-type="float" office:value="0.903733219612" calcext:value-type="float">
            <text:p>0.90373321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2" calcext:value-type="float">
            <text:p>62</text:p>
          </table:table-cell>
          <table:table-cell office:value-type="float" office:value="0.869938660858" calcext:value-type="float">
            <text:p>0.86993866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2" calcext:value-type="float">
            <text:p>62</text:p>
          </table:table-cell>
          <table:table-cell office:value-type="float" office:value="0.880619827996" calcext:value-type="float">
            <text:p>0.8806198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2" calcext:value-type="float">
            <text:p>62</text:p>
          </table:table-cell>
          <table:table-cell office:value-type="float" office:value="0.850588610742" calcext:value-type="float">
            <text:p>0.85058861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2" calcext:value-type="float">
            <text:p>62</text:p>
          </table:table-cell>
          <table:table-cell office:value-type="float" office:value="0.863582148144" calcext:value-type="float">
            <text:p>0.86358214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2" calcext:value-type="float">
            <text:p>62</text:p>
          </table:table-cell>
          <table:table-cell office:value-type="float" office:value="0.848516334655" calcext:value-type="float">
            <text:p>0.84851633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2" calcext:value-type="float">
            <text:p>62</text:p>
          </table:table-cell>
          <table:table-cell office:value-type="float" office:value="0.867852492952" calcext:value-type="float">
            <text:p>0.8678524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2" calcext:value-type="float">
            <text:p>62</text:p>
          </table:table-cell>
          <table:table-cell office:value-type="float" office:value="0.864918485695" calcext:value-type="float">
            <text:p>0.86491848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0.878002271704" calcext:value-type="float">
            <text:p>0.87800227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0.878911188873" calcext:value-type="float">
            <text:p>0.87891118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0.861224405966" calcext:value-type="float">
            <text:p>0.8612244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0.838141074381" calcext:value-type="float">
            <text:p>0.83814107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0.845169652207" calcext:value-type="float">
            <text:p>0.84516965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0.841153917559" calcext:value-type="float">
            <text:p>0.84115391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0.837334020091" calcext:value-type="float">
            <text:p>0.83733402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0.868027125198" calcext:value-type="float">
            <text:p>0.86802712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0.850251647718" calcext:value-type="float">
            <text:p>0.85025164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0.877405398862" calcext:value-type="float">
            <text:p>0.87740539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0.882646162335" calcext:value-type="float">
            <text:p>0.88264616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0.856637589086" calcext:value-type="float">
            <text:p>0.85663758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0.846255369934" calcext:value-type="float">
            <text:p>0.84625536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1" calcext:value-type="float">
            <text:p>61</text:p>
          </table:table-cell>
          <table:table-cell office:value-type="float" office:value="0.857010353897" calcext:value-type="float">
            <text:p>0.85701035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0.882593559244" calcext:value-type="float">
            <text:p>0.88259355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0.861930220548" calcext:value-type="float">
            <text:p>0.86193022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0.861646742988" calcext:value-type="float">
            <text:p>0.8616467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0.866144711872" calcext:value-type="float">
            <text:p>0.86614471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0.845583240614" calcext:value-type="float">
            <text:p>0.84558324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0.824020022049" calcext:value-type="float">
            <text:p>0.8240200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0.884916481047" calcext:value-type="float">
            <text:p>0.8849164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0.843701264609" calcext:value-type="float">
            <text:p>0.84370126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0.847918774493" calcext:value-type="float">
            <text:p>0.84791877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0.87043916428" calcext:value-type="float">
            <text:p>0.87043916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0.834523612089" calcext:value-type="float">
            <text:p>0.83452361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0.858615151259" calcext:value-type="float">
            <text:p>0.85861515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0.845696286818" calcext:value-type="float">
            <text:p>0.84569628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0.86294864183" calcext:value-type="float">
            <text:p>0.86294864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0.8760385755" calcext:value-type="float">
            <text:p>0.87603857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0.824965013461" calcext:value-type="float">
            <text:p>0.82496501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0.852347963502" calcext:value-type="float">
            <text:p>0.85234796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0.859954084394" calcext:value-type="float">
            <text:p>0.85995408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0.842690723384" calcext:value-type="float">
            <text:p>0.84269072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60" calcext:value-type="float">
            <text:p>60</text:p>
          </table:table-cell>
          <table:table-cell office:value-type="float" office:value="0.862509387094" calcext:value-type="float">
            <text:p>0.86250938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9" calcext:value-type="float">
            <text:p>59</text:p>
          </table:table-cell>
          <table:table-cell office:value-type="float" office:value="0.843627407583" calcext:value-type="float">
            <text:p>0.84362740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9" calcext:value-type="float">
            <text:p>59</text:p>
          </table:table-cell>
          <table:table-cell office:value-type="float" office:value="0.849636797583" calcext:value-type="float">
            <text:p>0.84963679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9" calcext:value-type="float">
            <text:p>59</text:p>
          </table:table-cell>
          <table:table-cell office:value-type="float" office:value="0.842727317188" calcext:value-type="float">
            <text:p>0.84272731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9" calcext:value-type="float">
            <text:p>59</text:p>
          </table:table-cell>
          <table:table-cell office:value-type="float" office:value="0.820175719611" calcext:value-type="float">
            <text:p>0.82017571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9" calcext:value-type="float">
            <text:p>59</text:p>
          </table:table-cell>
          <table:table-cell office:value-type="float" office:value="0.853074240584" calcext:value-type="float">
            <text:p>0.85307424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9" calcext:value-type="float">
            <text:p>59</text:p>
          </table:table-cell>
          <table:table-cell office:value-type="float" office:value="0.854581830393" calcext:value-type="float">
            <text:p>0.85458183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0.880992619051" calcext:value-type="float">
            <text:p>0.88099261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0.85355056074" calcext:value-type="float">
            <text:p>0.85355056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0.844633024098" calcext:value-type="float">
            <text:p>0.84463302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0.820453132837" calcext:value-type="float">
            <text:p>0.82045313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0.831172235057" calcext:value-type="float">
            <text:p>0.83117223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0.847487009534" calcext:value-type="float">
            <text:p>0.84748700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0.852387362769" calcext:value-type="float">
            <text:p>0.85238736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0.848533025792" calcext:value-type="float">
            <text:p>0.84853302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0.858568453893" calcext:value-type="float">
            <text:p>0.85856845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0.851756887842" calcext:value-type="float">
            <text:p>0.85175688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0.866195056426" calcext:value-type="float">
            <text:p>0.86619505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0.848404004819" calcext:value-type="float">
            <text:p>0.84840400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0.865562113235" calcext:value-type="float">
            <text:p>0.86556211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0.850372235194" calcext:value-type="float">
            <text:p>0.85037223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0.852929814827" calcext:value-type="float">
            <text:p>0.8529298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0.84334783939" calcext:value-type="float">
            <text:p>0.84334783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0.835001897453" calcext:value-type="float">
            <text:p>0.83500189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0.84478174975" calcext:value-type="float">
            <text:p>0.84478174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float" office:value="0.877922465891" calcext:value-type="float">
            <text:p>0.87792246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0.816534934036" calcext:value-type="float">
            <text:p>0.8165349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0.83946303813" calcext:value-type="float">
            <text:p>0.83946303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0.868827841084" calcext:value-type="float">
            <text:p>0.86882784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0.869035995701" calcext:value-type="float">
            <text:p>0.86903599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0.827268737535" calcext:value-type="float">
            <text:p>0.82726873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0.826240069003" calcext:value-type="float">
            <text:p>0.8262400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0.847858459562" calcext:value-type="float">
            <text:p>0.84785845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0.861458631664" calcext:value-type="float">
            <text:p>0.86145863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0.842768195771" calcext:value-type="float">
            <text:p>0.84276819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0.869733461538" calcext:value-type="float">
            <text:p>0.86973346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0.840348274633" calcext:value-type="float">
            <text:p>0.84034827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0.857303245194" calcext:value-type="float">
            <text:p>0.85730324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0.861937454645" calcext:value-type="float">
            <text:p>0.86193745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6" calcext:value-type="float">
            <text:p>56</text:p>
          </table:table-cell>
          <table:table-cell office:value-type="float" office:value="0.828780374996" calcext:value-type="float">
            <text:p>0.8287803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6" calcext:value-type="float">
            <text:p>56</text:p>
          </table:table-cell>
          <table:table-cell office:value-type="float" office:value="0.834660433549" calcext:value-type="float">
            <text:p>0.83466043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6" calcext:value-type="float">
            <text:p>56</text:p>
          </table:table-cell>
          <table:table-cell office:value-type="float" office:value="0.82368749299" calcext:value-type="float">
            <text:p>0.8236874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6" calcext:value-type="float">
            <text:p>56</text:p>
          </table:table-cell>
          <table:table-cell office:value-type="float" office:value="0.838940533004" calcext:value-type="float">
            <text:p>0.8389405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5" calcext:value-type="float">
            <text:p>55</text:p>
          </table:table-cell>
          <table:table-cell office:value-type="float" office:value="0.796954218048" calcext:value-type="float">
            <text:p>0.7969542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5" calcext:value-type="float">
            <text:p>55</text:p>
          </table:table-cell>
          <table:table-cell office:value-type="float" office:value="0.852900911371" calcext:value-type="float">
            <text:p>0.85290091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5" calcext:value-type="float">
            <text:p>55</text:p>
          </table:table-cell>
          <table:table-cell office:value-type="float" office:value="0.859821465615" calcext:value-type="float">
            <text:p>0.85982146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5" calcext:value-type="float">
            <text:p>55</text:p>
          </table:table-cell>
          <table:table-cell office:value-type="float" office:value="0.847898466889" calcext:value-type="float">
            <text:p>0.84789846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5" calcext:value-type="float">
            <text:p>55</text:p>
          </table:table-cell>
          <table:table-cell office:value-type="float" office:value="0.860663139743" calcext:value-type="float">
            <text:p>0.86066313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5" calcext:value-type="float">
            <text:p>55</text:p>
          </table:table-cell>
          <table:table-cell office:value-type="float" office:value="0.836200801858" calcext:value-type="float">
            <text:p>0.83620080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5" calcext:value-type="float">
            <text:p>55</text:p>
          </table:table-cell>
          <table:table-cell office:value-type="float" office:value="0.833986117452" calcext:value-type="float">
            <text:p>0.83398611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4" calcext:value-type="float">
            <text:p>54</text:p>
          </table:table-cell>
          <table:table-cell office:value-type="float" office:value="0.822690373012" calcext:value-type="float">
            <text:p>0.8226903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4" calcext:value-type="float">
            <text:p>54</text:p>
          </table:table-cell>
          <table:table-cell office:value-type="float" office:value="0.850896926306" calcext:value-type="float">
            <text:p>0.85089692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4" calcext:value-type="float">
            <text:p>54</text:p>
          </table:table-cell>
          <table:table-cell office:value-type="float" office:value="0.821866386404" calcext:value-type="float">
            <text:p>0.82186638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4" calcext:value-type="float">
            <text:p>54</text:p>
          </table:table-cell>
          <table:table-cell office:value-type="float" office:value="0.867382606042" calcext:value-type="float">
            <text:p>0.8673826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4" calcext:value-type="float">
            <text:p>54</text:p>
          </table:table-cell>
          <table:table-cell office:value-type="float" office:value="0.857237136045" calcext:value-type="float">
            <text:p>0.8572371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4" calcext:value-type="float">
            <text:p>54</text:p>
          </table:table-cell>
          <table:table-cell office:value-type="float" office:value="0.809593999758" calcext:value-type="float">
            <text:p>0.80959399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3" calcext:value-type="float">
            <text:p>53</text:p>
          </table:table-cell>
          <table:table-cell office:value-type="float" office:value="0.797876912534" calcext:value-type="float">
            <text:p>0.7978769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3" calcext:value-type="float">
            <text:p>53</text:p>
          </table:table-cell>
          <table:table-cell office:value-type="float" office:value="0.820223398912" calcext:value-type="float">
            <text:p>0.82022339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3" calcext:value-type="float">
            <text:p>53</text:p>
          </table:table-cell>
          <table:table-cell office:value-type="float" office:value="0.833845331851" calcext:value-type="float">
            <text:p>0.83384533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1" calcext:value-type="float">
            <text:p>51</text:p>
          </table:table-cell>
          <table:table-cell office:value-type="float" office:value="0.833068457356" calcext:value-type="float">
            <text:p>0.83306845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51" calcext:value-type="float">
            <text:p>51</text:p>
          </table:table-cell>
          <table:table-cell office:value-type="float" office:value="0.812551725286" calcext:value-type="float">
            <text:p>0.81255172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9" calcext:value-type="float">
            <text:p>59</text:p>
          </table:table-cell>
          <table:table-cell office:value-type="float" office:value="1.05317928733" calcext:value-type="float">
            <text:p>1.05317928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6" calcext:value-type="float">
            <text:p>56</text:p>
          </table:table-cell>
          <table:table-cell office:value-type="float" office:value="1.05185543341" calcext:value-type="float">
            <text:p>1.05185543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6" calcext:value-type="float">
            <text:p>56</text:p>
          </table:table-cell>
          <table:table-cell office:value-type="float" office:value="1.03442046773" calcext:value-type="float">
            <text:p>1.03442046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4" calcext:value-type="float">
            <text:p>54</text:p>
          </table:table-cell>
          <table:table-cell office:value-type="float" office:value="1.01492079004" calcext:value-type="float">
            <text:p>1.014920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4" calcext:value-type="float">
            <text:p>54</text:p>
          </table:table-cell>
          <table:table-cell office:value-type="float" office:value="1.03649098545" calcext:value-type="float">
            <text:p>1.03649098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3" calcext:value-type="float">
            <text:p>53</text:p>
          </table:table-cell>
          <table:table-cell office:value-type="float" office:value="1.00981216831" calcext:value-type="float">
            <text:p>1.00981216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3" calcext:value-type="float">
            <text:p>53</text:p>
          </table:table-cell>
          <table:table-cell office:value-type="float" office:value="0.997045043589" calcext:value-type="float">
            <text:p>0.99704504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3" calcext:value-type="float">
            <text:p>53</text:p>
          </table:table-cell>
          <table:table-cell office:value-type="float" office:value="1.01464824295" calcext:value-type="float">
            <text:p>1.0146482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3" calcext:value-type="float">
            <text:p>53</text:p>
          </table:table-cell>
          <table:table-cell office:value-type="float" office:value="1.0232333817" calcext:value-type="float">
            <text:p>1.02323338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3" calcext:value-type="float">
            <text:p>53</text:p>
          </table:table-cell>
          <table:table-cell office:value-type="float" office:value="0.996849327068" calcext:value-type="float">
            <text:p>0.99684932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2" calcext:value-type="float">
            <text:p>52</text:p>
          </table:table-cell>
          <table:table-cell office:value-type="float" office:value="1.02614724571" calcext:value-type="float">
            <text:p>1.02614724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2" calcext:value-type="float">
            <text:p>52</text:p>
          </table:table-cell>
          <table:table-cell office:value-type="float" office:value="1.00248463486" calcext:value-type="float">
            <text:p>1.00248463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2" calcext:value-type="float">
            <text:p>52</text:p>
          </table:table-cell>
          <table:table-cell office:value-type="float" office:value="0.978479942972" calcext:value-type="float">
            <text:p>0.9784799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2" calcext:value-type="float">
            <text:p>52</text:p>
          </table:table-cell>
          <table:table-cell office:value-type="float" office:value="1.00679732802" calcext:value-type="float">
            <text:p>1.0067973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2" calcext:value-type="float">
            <text:p>52</text:p>
          </table:table-cell>
          <table:table-cell office:value-type="float" office:value="1.0374729184" calcext:value-type="float">
            <text:p>1.03747291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2" calcext:value-type="float">
            <text:p>52</text:p>
          </table:table-cell>
          <table:table-cell office:value-type="float" office:value="1.01920902722" calcext:value-type="float">
            <text:p>1.01920902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2" calcext:value-type="float">
            <text:p>52</text:p>
          </table:table-cell>
          <table:table-cell office:value-type="float" office:value="0.992725466017" calcext:value-type="float">
            <text:p>0.9927254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2" calcext:value-type="float">
            <text:p>52</text:p>
          </table:table-cell>
          <table:table-cell office:value-type="float" office:value="1.00278401153" calcext:value-type="float">
            <text:p>1.00278401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2" calcext:value-type="float">
            <text:p>52</text:p>
          </table:table-cell>
          <table:table-cell office:value-type="float" office:value="1.00683052586" calcext:value-type="float">
            <text:p>1.00683052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2" calcext:value-type="float">
            <text:p>52</text:p>
          </table:table-cell>
          <table:table-cell office:value-type="float" office:value="0.982610346792" calcext:value-type="float">
            <text:p>0.98261034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2" calcext:value-type="float">
            <text:p>52</text:p>
          </table:table-cell>
          <table:table-cell office:value-type="float" office:value="0.982007331769" calcext:value-type="float">
            <text:p>0.98200733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1" calcext:value-type="float">
            <text:p>51</text:p>
          </table:table-cell>
          <table:table-cell office:value-type="float" office:value="0.993177509579" calcext:value-type="float">
            <text:p>0.99317750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1" calcext:value-type="float">
            <text:p>51</text:p>
          </table:table-cell>
          <table:table-cell office:value-type="float" office:value="1.01118866744" calcext:value-type="float">
            <text:p>1.01118866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0" calcext:value-type="float">
            <text:p>50</text:p>
          </table:table-cell>
          <table:table-cell office:value-type="float" office:value="1.00824089704" calcext:value-type="float">
            <text:p>1.0082408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0" calcext:value-type="float">
            <text:p>50</text:p>
          </table:table-cell>
          <table:table-cell office:value-type="float" office:value="0.989824170738" calcext:value-type="float">
            <text:p>0.98982417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0" calcext:value-type="float">
            <text:p>50</text:p>
          </table:table-cell>
          <table:table-cell office:value-type="float" office:value="1.0228726081" calcext:value-type="float">
            <text:p>1.02287260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0" calcext:value-type="float">
            <text:p>50</text:p>
          </table:table-cell>
          <table:table-cell office:value-type="float" office:value="1.01338540072" calcext:value-type="float">
            <text:p>1.01338540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50" calcext:value-type="float">
            <text:p>50</text:p>
          </table:table-cell>
          <table:table-cell office:value-type="float" office:value="0.994587219018" calcext:value-type="float">
            <text:p>0.9945872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9" calcext:value-type="float">
            <text:p>49</text:p>
          </table:table-cell>
          <table:table-cell office:value-type="float" office:value="0.966167059554" calcext:value-type="float">
            <text:p>0.96616705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9" calcext:value-type="float">
            <text:p>49</text:p>
          </table:table-cell>
          <table:table-cell office:value-type="float" office:value="0.989194784915" calcext:value-type="float">
            <text:p>0.98919478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9" calcext:value-type="float">
            <text:p>49</text:p>
          </table:table-cell>
          <table:table-cell office:value-type="float" office:value="1.01215581921" calcext:value-type="float">
            <text:p>1.01215581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9" calcext:value-type="float">
            <text:p>49</text:p>
          </table:table-cell>
          <table:table-cell office:value-type="float" office:value="0.99431252327" calcext:value-type="float">
            <text:p>0.99431252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9" calcext:value-type="float">
            <text:p>49</text:p>
          </table:table-cell>
          <table:table-cell office:value-type="float" office:value="1.00675275234" calcext:value-type="float">
            <text:p>1.00675275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9" calcext:value-type="float">
            <text:p>49</text:p>
          </table:table-cell>
          <table:table-cell office:value-type="float" office:value="1.04426271423" calcext:value-type="float">
            <text:p>1.04426271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0.969941054552" calcext:value-type="float">
            <text:p>0.96994105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0.999728459087" calcext:value-type="float">
            <text:p>0.99972845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0.995728613073" calcext:value-type="float">
            <text:p>0.99572861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1.01488621524" calcext:value-type="float">
            <text:p>1.01488621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1.00748889284" calcext:value-type="float">
            <text:p>1.00748889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0.981098934641" calcext:value-type="float">
            <text:p>0.98109893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0.978285273109" calcext:value-type="float">
            <text:p>0.97828527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0.99333412905" calcext:value-type="float">
            <text:p>0.99333412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1.00520488721" calcext:value-type="float">
            <text:p>1.00520488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0.994324918699" calcext:value-type="float">
            <text:p>0.99432491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8" calcext:value-type="float">
            <text:p>48</text:p>
          </table:table-cell>
          <table:table-cell office:value-type="float" office:value="0.994848773788" calcext:value-type="float">
            <text:p>0.99484877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0.953543285414" calcext:value-type="float">
            <text:p>0.95354328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0.999366730135" calcext:value-type="float">
            <text:p>0.99936673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0.955188212719" calcext:value-type="float">
            <text:p>0.95518821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0.968110610207" calcext:value-type="float">
            <text:p>0.96811061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0.960308361523" calcext:value-type="float">
            <text:p>0.96030836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0.99438564647" calcext:value-type="float">
            <text:p>0.99438564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1.01209216601" calcext:value-type="float">
            <text:p>1.0120921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1.00177569213" calcext:value-type="float">
            <text:p>1.00177569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1.01237704484" calcext:value-type="float">
            <text:p>1.01237704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0.998373540025" calcext:value-type="float">
            <text:p>0.998373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0.999672784401" calcext:value-type="float">
            <text:p>0.99967278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1.00675839359" calcext:value-type="float">
            <text:p>1.00675839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7" calcext:value-type="float">
            <text:p>47</text:p>
          </table:table-cell>
          <table:table-cell office:value-type="float" office:value="0.978859426077" calcext:value-type="float">
            <text:p>0.97885942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0.957104848857" calcext:value-type="float">
            <text:p>0.95710484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0.977744800783" calcext:value-type="float">
            <text:p>0.97774480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0.977645713279" calcext:value-type="float">
            <text:p>0.97764571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0.994853119516" calcext:value-type="float">
            <text:p>0.99485311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01423895734" calcext:value-type="float">
            <text:p>1.01423895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0.996309314626" calcext:value-type="float">
            <text:p>0.99630931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0.954990393323" calcext:value-type="float">
            <text:p>0.95499039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00658368916" calcext:value-type="float">
            <text:p>1.00658368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0.992843163739" calcext:value-type="float">
            <text:p>0.99284316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0.961492225599" calcext:value-type="float">
            <text:p>0.96149222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00880327445" calcext:value-type="float">
            <text:p>1.00880327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0.978115869121" calcext:value-type="float">
            <text:p>0.97811586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1.01029118711" calcext:value-type="float">
            <text:p>1.01029118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0.946282600405" calcext:value-type="float">
            <text:p>0.94628260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0.946119164037" calcext:value-type="float">
            <text:p>0.9461191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0.987840747072" calcext:value-type="float">
            <text:p>0.98784074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0.986881351666" calcext:value-type="float">
            <text:p>0.98688135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0.987007860438" calcext:value-type="float">
            <text:p>0.98700786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0.990564550384" calcext:value-type="float">
            <text:p>0.99056455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0.97220482379" calcext:value-type="float">
            <text:p>0.97220482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6" calcext:value-type="float">
            <text:p>46</text:p>
          </table:table-cell>
          <table:table-cell office:value-type="float" office:value="0.992702563354" calcext:value-type="float">
            <text:p>0.99270256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0.979502126427" calcext:value-type="float">
            <text:p>0.97950212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0.967093549361" calcext:value-type="float">
            <text:p>0.96709354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0.945113610849" calcext:value-type="float">
            <text:p>0.94511361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0.997327116361" calcext:value-type="float">
            <text:p>0.99732711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0.965881857159" calcext:value-type="float">
            <text:p>0.96588185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0.970986957916" calcext:value-type="float">
            <text:p>0.97098695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0.965677140143" calcext:value-type="float">
            <text:p>0.96567714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0.956148158695" calcext:value-type="float">
            <text:p>0.95614815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0.970299414798" calcext:value-type="float">
            <text:p>0.9702994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0.948955776887" calcext:value-type="float">
            <text:p>0.94895577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1.0037184816" calcext:value-type="float">
            <text:p>1.00371848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0.998924667887" calcext:value-type="float">
            <text:p>0.99892466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1.01682088679" calcext:value-type="float">
            <text:p>1.01682088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0.976289005608" calcext:value-type="float">
            <text:p>0.97628900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0.989987891092" calcext:value-type="float">
            <text:p>0.98998789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1.00061645621" calcext:value-type="float">
            <text:p>1.00061645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0.992993774434" calcext:value-type="float">
            <text:p>0.99299377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0.944199493561" calcext:value-type="float">
            <text:p>0.94419949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0.990489841093" calcext:value-type="float">
            <text:p>0.99048984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  <table:table-cell office:value-type="float" office:value="0.991168403056" calcext:value-type="float">
            <text:p>0.99116840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0.97432709999" calcext:value-type="float">
            <text:p>0.97432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0.959443064832" calcext:value-type="float">
            <text:p>0.95944306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0.950190321076" calcext:value-type="float">
            <text:p>0.95019032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0.943526873141" calcext:value-type="float">
            <text:p>0.94352687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1.02572758446" calcext:value-type="float">
            <text:p>1.02572758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0.999315328347" calcext:value-type="float">
            <text:p>0.99931532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0.983672584769" calcext:value-type="float">
            <text:p>0.98367258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0.99018464304" calcext:value-type="float">
            <text:p>0.9901846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0.995487800059" calcext:value-type="float">
            <text:p>0.9954878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0.990782634652" calcext:value-type="float">
            <text:p>0.99078263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4" calcext:value-type="float">
            <text:p>44</text:p>
          </table:table-cell>
          <table:table-cell office:value-type="float" office:value="1.00840782719" calcext:value-type="float">
            <text:p>1.00840782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0.930747918377" calcext:value-type="float">
            <text:p>0.93074791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0.945030951575" calcext:value-type="float">
            <text:p>0.94503095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0.964251367995" calcext:value-type="float">
            <text:p>0.9642513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0.999546302568" calcext:value-type="float">
            <text:p>0.99954630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0.936997877492" calcext:value-type="float">
            <text:p>0.93699787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0.996772737324" calcext:value-type="float">
            <text:p>0.99677273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0.993942572848" calcext:value-type="float">
            <text:p>0.99394257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0.972569496761" calcext:value-type="float">
            <text:p>0.97256949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0.977892029995" calcext:value-type="float">
            <text:p>0.977892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0.998920439979" calcext:value-type="float">
            <text:p>0.998920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0.947458269176" calcext:value-type="float">
            <text:p>0.94745826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0.987667096708" calcext:value-type="float">
            <text:p>0.98766709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0.973650030396" calcext:value-type="float">
            <text:p>0.97365003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00925138814" calcext:value-type="float">
            <text:p>1.00925138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0.97309386103" calcext:value-type="float">
            <text:p>0.9730938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1.00530468809" calcext:value-type="float">
            <text:p>1.00530468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3" calcext:value-type="float">
            <text:p>43</text:p>
          </table:table-cell>
          <table:table-cell office:value-type="float" office:value="0.976363767259" calcext:value-type="float">
            <text:p>0.97636376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0.97311611096" calcext:value-type="float">
            <text:p>0.9731161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0.947150692222" calcext:value-type="float">
            <text:p>0.94715069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0.971351866464" calcext:value-type="float">
            <text:p>0.97135186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0.975542377068" calcext:value-type="float">
            <text:p>0.97554237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0.965621104376" calcext:value-type="float">
            <text:p>0.96562110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0.995623338432" calcext:value-type="float">
            <text:p>0.99562333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0.968977583048" calcext:value-type="float">
            <text:p>0.9689775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0.955806751232" calcext:value-type="float">
            <text:p>0.95580675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0.98349227343" calcext:value-type="float">
            <text:p>0.98349227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0.970946298652" calcext:value-type="float">
            <text:p>0.97094629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1.01358129403" calcext:value-type="float">
            <text:p>1.0135812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2" calcext:value-type="float">
            <text:p>42</text:p>
          </table:table-cell>
          <table:table-cell office:value-type="float" office:value="0.975597111231" calcext:value-type="float">
            <text:p>0.97559711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1" calcext:value-type="float">
            <text:p>41</text:p>
          </table:table-cell>
          <table:table-cell office:value-type="float" office:value="0.978639136371" calcext:value-type="float">
            <text:p>0.97863913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1" calcext:value-type="float">
            <text:p>41</text:p>
          </table:table-cell>
          <table:table-cell office:value-type="float" office:value="0.946726556328" calcext:value-type="float">
            <text:p>0.94672655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1" calcext:value-type="float">
            <text:p>41</text:p>
          </table:table-cell>
          <table:table-cell office:value-type="float" office:value="0.959326836297" calcext:value-type="float">
            <text:p>0.95932683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1" calcext:value-type="float">
            <text:p>41</text:p>
          </table:table-cell>
          <table:table-cell office:value-type="float" office:value="0.974069714617" calcext:value-type="float">
            <text:p>0.97406971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1" calcext:value-type="float">
            <text:p>41</text:p>
          </table:table-cell>
          <table:table-cell office:value-type="float" office:value="0.962147132388" calcext:value-type="float">
            <text:p>0.96214713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1" calcext:value-type="float">
            <text:p>41</text:p>
          </table:table-cell>
          <table:table-cell office:value-type="float" office:value="0.943603286479" calcext:value-type="float">
            <text:p>0.94360328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1" calcext:value-type="float">
            <text:p>41</text:p>
          </table:table-cell>
          <table:table-cell office:value-type="float" office:value="0.977954497531" calcext:value-type="float">
            <text:p>0.97795449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1" calcext:value-type="float">
            <text:p>41</text:p>
          </table:table-cell>
          <table:table-cell office:value-type="float" office:value="0.955372892393" calcext:value-type="float">
            <text:p>0.95537289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1" calcext:value-type="float">
            <text:p>41</text:p>
          </table:table-cell>
          <table:table-cell office:value-type="float" office:value="0.959876863604" calcext:value-type="float">
            <text:p>0.95987686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1" calcext:value-type="float">
            <text:p>41</text:p>
          </table:table-cell>
          <table:table-cell office:value-type="float" office:value="0.974535198026" calcext:value-type="float">
            <text:p>0.9745351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1" calcext:value-type="float">
            <text:p>41</text:p>
          </table:table-cell>
          <table:table-cell office:value-type="float" office:value="0.973174574086" calcext:value-type="float">
            <text:p>0.97317457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0" calcext:value-type="float">
            <text:p>40</text:p>
          </table:table-cell>
          <table:table-cell office:value-type="float" office:value="0.985248404398" calcext:value-type="float">
            <text:p>0.98524840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0" calcext:value-type="float">
            <text:p>40</text:p>
          </table:table-cell>
          <table:table-cell office:value-type="float" office:value="0.955156709428" calcext:value-type="float">
            <text:p>0.95515670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0" calcext:value-type="float">
            <text:p>40</text:p>
          </table:table-cell>
          <table:table-cell office:value-type="float" office:value="0.974176980782" calcext:value-type="float">
            <text:p>0.97417698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0" calcext:value-type="float">
            <text:p>40</text:p>
          </table:table-cell>
          <table:table-cell office:value-type="float" office:value="0.957985134093" calcext:value-type="float">
            <text:p>0.95798513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0" calcext:value-type="float">
            <text:p>40</text:p>
          </table:table-cell>
          <table:table-cell office:value-type="float" office:value="0.945708658659" calcext:value-type="float">
            <text:p>0.94570865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0" calcext:value-type="float">
            <text:p>40</text:p>
          </table:table-cell>
          <table:table-cell office:value-type="float" office:value="0.969480400031" calcext:value-type="float">
            <text:p>0.96948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0" calcext:value-type="float">
            <text:p>40</text:p>
          </table:table-cell>
          <table:table-cell office:value-type="float" office:value="0.978666029251" calcext:value-type="float">
            <text:p>0.97866602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0" calcext:value-type="float">
            <text:p>40</text:p>
          </table:table-cell>
          <table:table-cell office:value-type="float" office:value="0.942873054361" calcext:value-type="float">
            <text:p>0.94287305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0" calcext:value-type="float">
            <text:p>40</text:p>
          </table:table-cell>
          <table:table-cell office:value-type="float" office:value="0.956735969358" calcext:value-type="float">
            <text:p>0.95673596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0" calcext:value-type="float">
            <text:p>40</text:p>
          </table:table-cell>
          <table:table-cell office:value-type="float" office:value="0.967982491" calcext:value-type="float">
            <text:p>0.9679824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0" calcext:value-type="float">
            <text:p>40</text:p>
          </table:table-cell>
          <table:table-cell office:value-type="float" office:value="0.977481785359" calcext:value-type="float">
            <text:p>0.97748178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0" calcext:value-type="float">
            <text:p>40</text:p>
          </table:table-cell>
          <table:table-cell office:value-type="float" office:value="0.97544812344" calcext:value-type="float">
            <text:p>0.97544812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0" calcext:value-type="float">
            <text:p>40</text:p>
          </table:table-cell>
          <table:table-cell office:value-type="float" office:value="0.968731772157" calcext:value-type="float">
            <text:p>0.96873177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40" calcext:value-type="float">
            <text:p>40</text:p>
          </table:table-cell>
          <table:table-cell office:value-type="float" office:value="0.957617165985" calcext:value-type="float">
            <text:p>0.9576171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9" calcext:value-type="float">
            <text:p>39</text:p>
          </table:table-cell>
          <table:table-cell office:value-type="float" office:value="1.00021020823" calcext:value-type="float">
            <text:p>1.00021020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9" calcext:value-type="float">
            <text:p>39</text:p>
          </table:table-cell>
          <table:table-cell office:value-type="float" office:value="0.962149824631" calcext:value-type="float">
            <text:p>0.96214982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9" calcext:value-type="float">
            <text:p>39</text:p>
          </table:table-cell>
          <table:table-cell office:value-type="float" office:value="0.963696614627" calcext:value-type="float">
            <text:p>0.96369661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9" calcext:value-type="float">
            <text:p>39</text:p>
          </table:table-cell>
          <table:table-cell office:value-type="float" office:value="0.951371658355" calcext:value-type="float">
            <text:p>0.95137165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9" calcext:value-type="float">
            <text:p>39</text:p>
          </table:table-cell>
          <table:table-cell office:value-type="float" office:value="0.96578482153" calcext:value-type="float">
            <text:p>0.96578482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9" calcext:value-type="float">
            <text:p>39</text:p>
          </table:table-cell>
          <table:table-cell office:value-type="float" office:value="0.973500494703" calcext:value-type="float">
            <text:p>0.97350049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9" calcext:value-type="float">
            <text:p>39</text:p>
          </table:table-cell>
          <table:table-cell office:value-type="float" office:value="0.972748988676" calcext:value-type="float">
            <text:p>0.97274898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9" calcext:value-type="float">
            <text:p>39</text:p>
          </table:table-cell>
          <table:table-cell office:value-type="float" office:value="0.976626909544" calcext:value-type="float">
            <text:p>0.97662690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8" calcext:value-type="float">
            <text:p>38</text:p>
          </table:table-cell>
          <table:table-cell office:value-type="float" office:value="0.956152562803" calcext:value-type="float">
            <text:p>0.95615256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8" calcext:value-type="float">
            <text:p>38</text:p>
          </table:table-cell>
          <table:table-cell office:value-type="float" office:value="0.954339538294" calcext:value-type="float">
            <text:p>0.95433953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8" calcext:value-type="float">
            <text:p>38</text:p>
          </table:table-cell>
          <table:table-cell office:value-type="float" office:value="0.940209335556" calcext:value-type="float">
            <text:p>0.94020933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8" calcext:value-type="float">
            <text:p>38</text:p>
          </table:table-cell>
          <table:table-cell office:value-type="float" office:value="0.982584074176" calcext:value-type="float">
            <text:p>0.98258407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8" calcext:value-type="float">
            <text:p>38</text:p>
          </table:table-cell>
          <table:table-cell office:value-type="float" office:value="0.935889300484" calcext:value-type="float">
            <text:p>0.93588930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8" calcext:value-type="float">
            <text:p>38</text:p>
          </table:table-cell>
          <table:table-cell office:value-type="float" office:value="0.948977407161" calcext:value-type="float">
            <text:p>0.94897740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8" calcext:value-type="float">
            <text:p>38</text:p>
          </table:table-cell>
          <table:table-cell office:value-type="float" office:value="0.941960659085" calcext:value-type="float">
            <text:p>0.94196065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8" calcext:value-type="float">
            <text:p>38</text:p>
          </table:table-cell>
          <table:table-cell office:value-type="float" office:value="0.922518608164" calcext:value-type="float">
            <text:p>0.92251860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8" calcext:value-type="float">
            <text:p>38</text:p>
          </table:table-cell>
          <table:table-cell office:value-type="float" office:value="0.968869828162" calcext:value-type="float">
            <text:p>0.96886982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7" calcext:value-type="float">
            <text:p>37</text:p>
          </table:table-cell>
          <table:table-cell office:value-type="float" office:value="0.935740590165" calcext:value-type="float">
            <text:p>0.93574059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7" calcext:value-type="float">
            <text:p>37</text:p>
          </table:table-cell>
          <table:table-cell office:value-type="float" office:value="0.985488010466" calcext:value-type="float">
            <text:p>0.98548801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7" calcext:value-type="float">
            <text:p>37</text:p>
          </table:table-cell>
          <table:table-cell office:value-type="float" office:value="0.942027890198" calcext:value-type="float">
            <text:p>0.94202789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7" calcext:value-type="float">
            <text:p>37</text:p>
          </table:table-cell>
          <table:table-cell office:value-type="float" office:value="0.9455364916" calcext:value-type="float">
            <text:p>0.94553649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7" calcext:value-type="float">
            <text:p>37</text:p>
          </table:table-cell>
          <table:table-cell office:value-type="float" office:value="0.926957611214" calcext:value-type="float">
            <text:p>0.92695761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6" calcext:value-type="float">
            <text:p>36</text:p>
          </table:table-cell>
          <table:table-cell office:value-type="float" office:value="0.934408344324" calcext:value-type="float">
            <text:p>0.93440834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6" calcext:value-type="float">
            <text:p>36</text:p>
          </table:table-cell>
          <table:table-cell office:value-type="float" office:value="1.00123700277" calcext:value-type="float">
            <text:p>1.00123700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6" calcext:value-type="float">
            <text:p>36</text:p>
          </table:table-cell>
          <table:table-cell office:value-type="float" office:value="0.969726246329" calcext:value-type="float">
            <text:p>0.96972624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6" calcext:value-type="float">
            <text:p>36</text:p>
          </table:table-cell>
          <table:table-cell office:value-type="float" office:value="0.952210596535" calcext:value-type="float">
            <text:p>0.95221059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6" calcext:value-type="float">
            <text:p>36</text:p>
          </table:table-cell>
          <table:table-cell office:value-type="float" office:value="0.94919484332" calcext:value-type="float">
            <text:p>0.94919484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5" calcext:value-type="float">
            <text:p>35</text:p>
          </table:table-cell>
          <table:table-cell office:value-type="float" office:value="0.968501220267" calcext:value-type="float">
            <text:p>0.96850122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5" calcext:value-type="float">
            <text:p>35</text:p>
          </table:table-cell>
          <table:table-cell office:value-type="float" office:value="0.946570374422" calcext:value-type="float">
            <text:p>0.94657037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5" calcext:value-type="float">
            <text:p>35</text:p>
          </table:table-cell>
          <table:table-cell office:value-type="float" office:value="0.949646368673" calcext:value-type="float">
            <text:p>0.94964636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5" calcext:value-type="float">
            <text:p>35</text:p>
          </table:table-cell>
          <table:table-cell office:value-type="float" office:value="0.93004503173" calcext:value-type="float">
            <text:p>0.93004503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5" calcext:value-type="float">
            <text:p>35</text:p>
          </table:table-cell>
          <table:table-cell office:value-type="float" office:value="0.937983570691" calcext:value-type="float">
            <text:p>0.93798357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5" calcext:value-type="float">
            <text:p>35</text:p>
          </table:table-cell>
          <table:table-cell office:value-type="float" office:value="0.949685186413" calcext:value-type="float">
            <text:p>0.94968518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4" calcext:value-type="float">
            <text:p>34</text:p>
          </table:table-cell>
          <table:table-cell office:value-type="float" office:value="0.90234806723" calcext:value-type="float">
            <text:p>0.90234806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4" calcext:value-type="float">
            <text:p>34</text:p>
          </table:table-cell>
          <table:table-cell office:value-type="float" office:value="0.939385083723" calcext:value-type="float">
            <text:p>0.93938508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33" calcext:value-type="float">
            <text:p>33</text:p>
          </table:table-cell>
          <table:table-cell office:value-type="float" office:value="0.932432310251" calcext:value-type="float">
            <text:p>0.93243231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40" calcext:value-type="float">
            <text:p>40</text:p>
          </table:table-cell>
          <table:table-cell office:value-type="float" office:value="1.10652581901" calcext:value-type="float">
            <text:p>1.1065258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8" calcext:value-type="float">
            <text:p>38</text:p>
          </table:table-cell>
          <table:table-cell office:value-type="float" office:value="1.09527891326" calcext:value-type="float">
            <text:p>1.09527891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8" calcext:value-type="float">
            <text:p>38</text:p>
          </table:table-cell>
          <table:table-cell office:value-type="float" office:value="1.08917156948" calcext:value-type="float">
            <text:p>1.08917156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7" calcext:value-type="float">
            <text:p>37</text:p>
          </table:table-cell>
          <table:table-cell office:value-type="float" office:value="1.09789685779" calcext:value-type="float">
            <text:p>1.09789685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6" calcext:value-type="float">
            <text:p>36</text:p>
          </table:table-cell>
          <table:table-cell office:value-type="float" office:value="1.12063911635" calcext:value-type="float">
            <text:p>1.12063911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6" calcext:value-type="float">
            <text:p>36</text:p>
          </table:table-cell>
          <table:table-cell office:value-type="float" office:value="1.05494501737" calcext:value-type="float">
            <text:p>1.05494501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6" calcext:value-type="float">
            <text:p>36</text:p>
          </table:table-cell>
          <table:table-cell office:value-type="float" office:value="1.10560058852" calcext:value-type="float">
            <text:p>1.10560058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6" calcext:value-type="float">
            <text:p>36</text:p>
          </table:table-cell>
          <table:table-cell office:value-type="float" office:value="1.11337579347" calcext:value-type="float">
            <text:p>1.11337579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6" calcext:value-type="float">
            <text:p>36</text:p>
          </table:table-cell>
          <table:table-cell office:value-type="float" office:value="1.09067550836" calcext:value-type="float">
            <text:p>1.09067550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6" calcext:value-type="float">
            <text:p>36</text:p>
          </table:table-cell>
          <table:table-cell office:value-type="float" office:value="1.06753557645" calcext:value-type="float">
            <text:p>1.06753557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6" calcext:value-type="float">
            <text:p>36</text:p>
          </table:table-cell>
          <table:table-cell office:value-type="float" office:value="1.09921587953" calcext:value-type="float">
            <text:p>1.09921587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6" calcext:value-type="float">
            <text:p>36</text:p>
          </table:table-cell>
          <table:table-cell office:value-type="float" office:value="1.13590276384" calcext:value-type="float">
            <text:p>1.13590276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5" calcext:value-type="float">
            <text:p>35</text:p>
          </table:table-cell>
          <table:table-cell office:value-type="float" office:value="1.10668748491" calcext:value-type="float">
            <text:p>1.10668748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5" calcext:value-type="float">
            <text:p>35</text:p>
          </table:table-cell>
          <table:table-cell office:value-type="float" office:value="1.10015543516" calcext:value-type="float">
            <text:p>1.10015543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5" calcext:value-type="float">
            <text:p>35</text:p>
          </table:table-cell>
          <table:table-cell office:value-type="float" office:value="1.09198262453" calcext:value-type="float">
            <text:p>1.09198262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5" calcext:value-type="float">
            <text:p>35</text:p>
          </table:table-cell>
          <table:table-cell office:value-type="float" office:value="1.12761667588" calcext:value-type="float">
            <text:p>1.12761667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5" calcext:value-type="float">
            <text:p>35</text:p>
          </table:table-cell>
          <table:table-cell office:value-type="float" office:value="1.09317804969" calcext:value-type="float">
            <text:p>1.09317804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4" calcext:value-type="float">
            <text:p>34</text:p>
          </table:table-cell>
          <table:table-cell office:value-type="float" office:value="1.09064955905" calcext:value-type="float">
            <text:p>1.09064955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4" calcext:value-type="float">
            <text:p>34</text:p>
          </table:table-cell>
          <table:table-cell office:value-type="float" office:value="1.11054012877" calcext:value-type="float">
            <text:p>1.11054012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4" calcext:value-type="float">
            <text:p>34</text:p>
          </table:table-cell>
          <table:table-cell office:value-type="float" office:value="1.10621692329" calcext:value-type="float">
            <text:p>1.10621692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4" calcext:value-type="float">
            <text:p>34</text:p>
          </table:table-cell>
          <table:table-cell office:value-type="float" office:value="1.06831594484" calcext:value-type="float">
            <text:p>1.06831594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4" calcext:value-type="float">
            <text:p>34</text:p>
          </table:table-cell>
          <table:table-cell office:value-type="float" office:value="1.06840142232" calcext:value-type="float">
            <text:p>1.06840142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4" calcext:value-type="float">
            <text:p>34</text:p>
          </table:table-cell>
          <table:table-cell office:value-type="float" office:value="1.11581738198" calcext:value-type="float">
            <text:p>1.1158173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4" calcext:value-type="float">
            <text:p>34</text:p>
          </table:table-cell>
          <table:table-cell office:value-type="float" office:value="1.07818751711" calcext:value-type="float">
            <text:p>1.07818751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4" calcext:value-type="float">
            <text:p>34</text:p>
          </table:table-cell>
          <table:table-cell office:value-type="float" office:value="1.09503250511" calcext:value-type="float">
            <text:p>1.09503250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4" calcext:value-type="float">
            <text:p>34</text:p>
          </table:table-cell>
          <table:table-cell office:value-type="float" office:value="1.12279546985" calcext:value-type="float">
            <text:p>1.12279546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4" calcext:value-type="float">
            <text:p>34</text:p>
          </table:table-cell>
          <table:table-cell office:value-type="float" office:value="1.10917986893" calcext:value-type="float">
            <text:p>1.10917986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4" calcext:value-type="float">
            <text:p>34</text:p>
          </table:table-cell>
          <table:table-cell office:value-type="float" office:value="1.09543556993" calcext:value-type="float">
            <text:p>1.09543556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4" calcext:value-type="float">
            <text:p>34</text:p>
          </table:table-cell>
          <table:table-cell office:value-type="float" office:value="1.10201599638" calcext:value-type="float">
            <text:p>1.10201599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3" calcext:value-type="float">
            <text:p>33</text:p>
          </table:table-cell>
          <table:table-cell office:value-type="float" office:value="1.07182754406" calcext:value-type="float">
            <text:p>1.07182754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3" calcext:value-type="float">
            <text:p>33</text:p>
          </table:table-cell>
          <table:table-cell office:value-type="float" office:value="1.09097100055" calcext:value-type="float">
            <text:p>1.09097100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3" calcext:value-type="float">
            <text:p>33</text:p>
          </table:table-cell>
          <table:table-cell office:value-type="float" office:value="1.03265044164" calcext:value-type="float">
            <text:p>1.03265044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3" calcext:value-type="float">
            <text:p>33</text:p>
          </table:table-cell>
          <table:table-cell office:value-type="float" office:value="1.08353298736" calcext:value-type="float">
            <text:p>1.08353298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3" calcext:value-type="float">
            <text:p>33</text:p>
          </table:table-cell>
          <table:table-cell office:value-type="float" office:value="1.06519912199" calcext:value-type="float">
            <text:p>1.0651991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3" calcext:value-type="float">
            <text:p>33</text:p>
          </table:table-cell>
          <table:table-cell office:value-type="float" office:value="1.07904831637" calcext:value-type="float">
            <text:p>1.07904831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3" calcext:value-type="float">
            <text:p>33</text:p>
          </table:table-cell>
          <table:table-cell office:value-type="float" office:value="1.05812400958" calcext:value-type="float">
            <text:p>1.05812400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3" calcext:value-type="float">
            <text:p>33</text:p>
          </table:table-cell>
          <table:table-cell office:value-type="float" office:value="1.10775163024" calcext:value-type="float">
            <text:p>1.10775163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3" calcext:value-type="float">
            <text:p>33</text:p>
          </table:table-cell>
          <table:table-cell office:value-type="float" office:value="1.06107135403" calcext:value-type="float">
            <text:p>1.0610713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038706998" calcext:value-type="float">
            <text:p>1.0387069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10578644951" calcext:value-type="float">
            <text:p>1.10578644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04516238711" calcext:value-type="float">
            <text:p>1.04516238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0971391664" calcext:value-type="float">
            <text:p>1.09713916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07509837374" calcext:value-type="float">
            <text:p>1.07509837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09609804241" calcext:value-type="float">
            <text:p>1.09609804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08174450853" calcext:value-type="float">
            <text:p>1.08174450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11468354107" calcext:value-type="float">
            <text:p>1.11468354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10861727176" calcext:value-type="float">
            <text:p>1.10861727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11067981621" calcext:value-type="float">
            <text:p>1.11067981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09940246242" calcext:value-type="float">
            <text:p>1.09940246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05587464032" calcext:value-type="float">
            <text:p>1.05587464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2" calcext:value-type="float">
            <text:p>32</text:p>
          </table:table-cell>
          <table:table-cell office:value-type="float" office:value="1.05906912014" calcext:value-type="float">
            <text:p>1.05906912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0863837158" calcext:value-type="float">
            <text:p>1.08638371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09315020573" calcext:value-type="float">
            <text:p>1.09315020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0854931529" calcext:value-type="float">
            <text:p>1.08549315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08655277544" calcext:value-type="float">
            <text:p>1.08655277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09513448001" calcext:value-type="float">
            <text:p>1.095134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0999132941" calcext:value-type="float">
            <text:p>1.09991329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13175283829" calcext:value-type="float">
            <text:p>1.13175283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03640431469" calcext:value-type="float">
            <text:p>1.03640431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03985061348" calcext:value-type="float">
            <text:p>1.03985061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05865518169" calcext:value-type="float">
            <text:p>1.05865518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07132266977" calcext:value-type="float">
            <text:p>1.07132266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08567332295" calcext:value-type="float">
            <text:p>1.085673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11690490978" calcext:value-type="float">
            <text:p>1.11690490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0403061658" calcext:value-type="float">
            <text:p>1.04030616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04136884909" calcext:value-type="float">
            <text:p>1.04136884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0888716286" calcext:value-type="float">
            <text:p>1.08887162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08052742513" calcext:value-type="float">
            <text:p>1.08052742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11465099443" calcext:value-type="float">
            <text:p>1.11465099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04755222592" calcext:value-type="float">
            <text:p>1.04755222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1.06048536546" calcext:value-type="float">
            <text:p>1.06048536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05533344434" calcext:value-type="float">
            <text:p>1.05533344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06417781667" calcext:value-type="float">
            <text:p>1.06417781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09936844011" calcext:value-type="float">
            <text:p>1.09936844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05248927807" calcext:value-type="float">
            <text:p>1.05248927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08418732046" calcext:value-type="float">
            <text:p>1.08418732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04288265664" calcext:value-type="float">
            <text:p>1.04288265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04627244021" calcext:value-type="float">
            <text:p>1.04627244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08528024776" calcext:value-type="float">
            <text:p>1.08528024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0710572543" calcext:value-type="float">
            <text:p>1.07105725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06878894092" calcext:value-type="float">
            <text:p>1.06878894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06008088254" calcext:value-type="float">
            <text:p>1.06008088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30" calcext:value-type="float">
            <text:p>30</text:p>
          </table:table-cell>
          <table:table-cell office:value-type="float" office:value="1.06263044391" calcext:value-type="float">
            <text:p>1.06263044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06606517052" calcext:value-type="float">
            <text:p>1.06606517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0522875859" calcext:value-type="float">
            <text:p>1.05228758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10096544349" calcext:value-type="float">
            <text:p>1.10096544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10770842376" calcext:value-type="float">
            <text:p>1.10770842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08198852009" calcext:value-type="float">
            <text:p>1.08198852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06806173899" calcext:value-type="float">
            <text:p>1.0680617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06928761083" calcext:value-type="float">
            <text:p>1.06928761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07884963198" calcext:value-type="float">
            <text:p>1.0788496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07611983748" calcext:value-type="float">
            <text:p>1.07611983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07660003028" calcext:value-type="float">
            <text:p>1.07660003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11596577406" calcext:value-type="float">
            <text:p>1.11596577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07967359705" calcext:value-type="float">
            <text:p>1.07967359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07765743322" calcext:value-type="float">
            <text:p>1.07765743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05857124983" calcext:value-type="float">
            <text:p>1.05857124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05922232879" calcext:value-type="float">
            <text:p>1.05922232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07312460339" calcext:value-type="float">
            <text:p>1.07312460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9" calcext:value-type="float">
            <text:p>29</text:p>
          </table:table-cell>
          <table:table-cell office:value-type="float" office:value="1.07862971914" calcext:value-type="float">
            <text:p>1.07862971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08254523219" calcext:value-type="float">
            <text:p>1.08254523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08495995951" calcext:value-type="float">
            <text:p>1.08495995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0.980725796856" calcext:value-type="float">
            <text:p>0.98072579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04643211238" calcext:value-type="float">
            <text:p>1.04643211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09471659247" calcext:value-type="float">
            <text:p>1.09471659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08354064632" calcext:value-type="float">
            <text:p>1.08354064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0899818894" calcext:value-type="float">
            <text:p>1.08998188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05981330353" calcext:value-type="float">
            <text:p>1.05981330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07755585163" calcext:value-type="float">
            <text:p>1.07755585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04014126441" calcext:value-type="float">
            <text:p>1.04014126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03458309304" calcext:value-type="float">
            <text:p>1.0345830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04609004937" calcext:value-type="float">
            <text:p>1.04609004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04765631998" calcext:value-type="float">
            <text:p>1.047656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06783581745" calcext:value-type="float">
            <text:p>1.06783581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08902867295" calcext:value-type="float">
            <text:p>1.0890286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07127652545" calcext:value-type="float">
            <text:p>1.07127652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07130852619" calcext:value-type="float">
            <text:p>1.07130852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8" calcext:value-type="float">
            <text:p>28</text:p>
          </table:table-cell>
          <table:table-cell office:value-type="float" office:value="1.09462392057" calcext:value-type="float">
            <text:p>1.09462392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06209991235" calcext:value-type="float">
            <text:p>1.06209991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08567701736" calcext:value-type="float">
            <text:p>1.08567701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03122809536" calcext:value-type="float">
            <text:p>1.03122809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07117402024" calcext:value-type="float">
            <text:p>1.07117402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08470737788" calcext:value-type="float">
            <text:p>1.08470737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08883240178" calcext:value-type="float">
            <text:p>1.08883240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07478828579" calcext:value-type="float">
            <text:p>1.07478828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05554264137" calcext:value-type="float">
            <text:p>1.05554264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05290371715" calcext:value-type="float">
            <text:p>1.05290371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06595289161" calcext:value-type="float">
            <text:p>1.06595289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0432776724" calcext:value-type="float">
            <text:p>1.04327767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08547704114" calcext:value-type="float">
            <text:p>1.08547704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08156998869" calcext:value-type="float">
            <text:p>1.08156998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05091983612" calcext:value-type="float">
            <text:p>1.05091983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07419610962" calcext:value-type="float">
            <text:p>1.07419610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0653342246" calcext:value-type="float">
            <text:p>1.06533422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060812698" calcext:value-type="float">
            <text:p>1.0608126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06381123251" calcext:value-type="float">
            <text:p>1.06381123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06665710498" calcext:value-type="float">
            <text:p>1.0666571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7" calcext:value-type="float">
            <text:p>27</text:p>
          </table:table-cell>
          <table:table-cell office:value-type="float" office:value="1.04036773163" calcext:value-type="float">
            <text:p>1.04036773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0903329926" calcext:value-type="float">
            <text:p>1.09033299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04111485255" calcext:value-type="float">
            <text:p>1.04111485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06424809927" calcext:value-type="float">
            <text:p>1.06424809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07878381639" calcext:value-type="float">
            <text:p>1.07878381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07649098307" calcext:value-type="float">
            <text:p>1.07649098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08611389558" calcext:value-type="float">
            <text:p>1.08611389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07053628465" calcext:value-type="float">
            <text:p>1.07053628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05524250697" calcext:value-type="float">
            <text:p>1.0552425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03313886071" calcext:value-type="float">
            <text:p>1.03313886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.09237686436" calcext:value-type="float">
            <text:p>1.09237686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07716248776" calcext:value-type="float">
            <text:p>1.07716248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07371729546" calcext:value-type="float">
            <text:p>1.07371729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04978073739" calcext:value-type="float">
            <text:p>1.04978073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08215662857" calcext:value-type="float">
            <text:p>1.08215662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05963662103" calcext:value-type="float">
            <text:p>1.0596366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06199387017" calcext:value-type="float">
            <text:p>1.06199387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07291866522" calcext:value-type="float">
            <text:p>1.07291866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06160947624" calcext:value-type="float">
            <text:p>1.06160947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06973481812" calcext:value-type="float">
            <text:p>1.06973481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04886790894" calcext:value-type="float">
            <text:p>1.04886790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06191644347" calcext:value-type="float">
            <text:p>1.06191644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03727223691" calcext:value-type="float">
            <text:p>1.03727223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07932970492" calcext:value-type="float">
            <text:p>1.07932970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08476572604" calcext:value-type="float">
            <text:p>1.0847657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05134631719" calcext:value-type="float">
            <text:p>1.05134631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00450096212" calcext:value-type="float">
            <text:p>1.00450096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05811766302" calcext:value-type="float">
            <text:p>1.0581176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02835756925" calcext:value-type="float">
            <text:p>1.02835756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08013307469" calcext:value-type="float">
            <text:p>1.08013307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02520978351" calcext:value-type="float">
            <text:p>1.02520978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03882306721" calcext:value-type="float">
            <text:p>1.03882306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05422414048" calcext:value-type="float">
            <text:p>1.05422414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05578529567" calcext:value-type="float">
            <text:p>1.05578529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0032627247" calcext:value-type="float">
            <text:p>1.00326272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0771078911" calcext:value-type="float">
            <text:p>1.07710789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07984066111" calcext:value-type="float">
            <text:p>1.07984066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float" office:value="1.0400380002" calcext:value-type="float">
            <text:p>1.04003800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3" calcext:value-type="float">
            <text:p>23</text:p>
          </table:table-cell>
          <table:table-cell office:value-type="float" office:value="1.04106366917" calcext:value-type="float">
            <text:p>1.04106366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3" calcext:value-type="float">
            <text:p>23</text:p>
          </table:table-cell>
          <table:table-cell office:value-type="float" office:value="1.04696873455" calcext:value-type="float">
            <text:p>1.04696873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3" calcext:value-type="float">
            <text:p>23</text:p>
          </table:table-cell>
          <table:table-cell office:value-type="float" office:value="1.07891653628" calcext:value-type="float">
            <text:p>1.07891653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3" calcext:value-type="float">
            <text:p>23</text:p>
          </table:table-cell>
          <table:table-cell office:value-type="float" office:value="1.06955563806" calcext:value-type="float">
            <text:p>1.06955563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3" calcext:value-type="float">
            <text:p>23</text:p>
          </table:table-cell>
          <table:table-cell office:value-type="float" office:value="0.986765723382" calcext:value-type="float">
            <text:p>0.98676572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3" calcext:value-type="float">
            <text:p>23</text:p>
          </table:table-cell>
          <table:table-cell office:value-type="float" office:value="1.04811206047" calcext:value-type="float">
            <text:p>1.04811206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3" calcext:value-type="float">
            <text:p>23</text:p>
          </table:table-cell>
          <table:table-cell office:value-type="float" office:value="1.06300547691" calcext:value-type="float">
            <text:p>1.06300547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3" calcext:value-type="float">
            <text:p>23</text:p>
          </table:table-cell>
          <table:table-cell office:value-type="float" office:value="1.05333080077" calcext:value-type="float">
            <text:p>1.05333080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2" calcext:value-type="float">
            <text:p>22</text:p>
          </table:table-cell>
          <table:table-cell office:value-type="float" office:value="1.04891045261" calcext:value-type="float">
            <text:p>1.04891045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2" calcext:value-type="float">
            <text:p>22</text:p>
          </table:table-cell>
          <table:table-cell office:value-type="float" office:value="1.05861345966" calcext:value-type="float">
            <text:p>1.05861345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2" calcext:value-type="float">
            <text:p>22</text:p>
          </table:table-cell>
          <table:table-cell office:value-type="float" office:value="1.00697796244" calcext:value-type="float">
            <text:p>1.00697796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2" calcext:value-type="float">
            <text:p>22</text:p>
          </table:table-cell>
          <table:table-cell office:value-type="float" office:value="1.07235161848" calcext:value-type="float">
            <text:p>1.07235161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2" calcext:value-type="float">
            <text:p>22</text:p>
          </table:table-cell>
          <table:table-cell office:value-type="float" office:value="1.05842739184" calcext:value-type="float">
            <text:p>1.05842739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2" calcext:value-type="float">
            <text:p>22</text:p>
          </table:table-cell>
          <table:table-cell office:value-type="float" office:value="1.06598664878" calcext:value-type="float">
            <text:p>1.06598664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2" calcext:value-type="float">
            <text:p>22</text:p>
          </table:table-cell>
          <table:table-cell office:value-type="float" office:value="1.05316992662" calcext:value-type="float">
            <text:p>1.05316992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1" calcext:value-type="float">
            <text:p>21</text:p>
          </table:table-cell>
          <table:table-cell office:value-type="float" office:value="1.06226477164" calcext:value-type="float">
            <text:p>1.06226477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1" calcext:value-type="float">
            <text:p>21</text:p>
          </table:table-cell>
          <table:table-cell office:value-type="float" office:value="1.00442477659" calcext:value-type="float">
            <text:p>1.00442477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0" calcext:value-type="float">
            <text:p>20</text:p>
          </table:table-cell>
          <table:table-cell office:value-type="float" office:value="1.07063163491" calcext:value-type="float">
            <text:p>1.07063163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0" calcext:value-type="float">
            <text:p>20</text:p>
          </table:table-cell>
          <table:table-cell office:value-type="float" office:value="1.10562760043" calcext:value-type="float">
            <text:p>1.10562760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20" calcext:value-type="float">
            <text:p>20</text:p>
          </table:table-cell>
          <table:table-cell office:value-type="float" office:value="1.04965643322" calcext:value-type="float">
            <text:p>1.04965643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  <table:table-cell office:value-type="float" office:value="1.04693513849" calcext:value-type="float">
            <text:p>1.04693513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18" calcext:value-type="float">
            <text:p>18</text:p>
          </table:table-cell>
          <table:table-cell office:value-type="float" office:value="1.01792545128" calcext:value-type="float">
            <text:p>1.01792545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18" calcext:value-type="float">
            <text:p>18</text:p>
          </table:table-cell>
          <table:table-cell office:value-type="float" office:value="1.03708700392" calcext:value-type="float">
            <text:p>1.03708700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18" calcext:value-type="float">
            <text:p>18</text:p>
          </table:table-cell>
          <table:table-cell office:value-type="float" office:value="1.00774130596" calcext:value-type="float">
            <text:p>1.0077413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8" calcext:value-type="float">
            <text:p>0.08</text:p>
          </table:table-cell>
          <table:table-cell office:value-type="float" office:value="15" calcext:value-type="float">
            <text:p>15</text:p>
          </table:table-cell>
          <table:table-cell office:value-type="float" office:value="1.03050567143" calcext:value-type="float">
            <text:p>1.03050567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5" calcext:value-type="float">
            <text:p>25</text:p>
          </table:table-cell>
          <table:table-cell office:value-type="float" office:value="1.09964979646" calcext:value-type="float">
            <text:p>1.09964979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5" calcext:value-type="float">
            <text:p>25</text:p>
          </table:table-cell>
          <table:table-cell office:value-type="float" office:value="1.18134546891" calcext:value-type="float">
            <text:p>1.18134546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4" calcext:value-type="float">
            <text:p>24</text:p>
          </table:table-cell>
          <table:table-cell office:value-type="float" office:value="1.1298557543" calcext:value-type="float">
            <text:p>1.12985575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4" calcext:value-type="float">
            <text:p>24</text:p>
          </table:table-cell>
          <table:table-cell office:value-type="float" office:value="1.16737986175" calcext:value-type="float">
            <text:p>1.16737986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4" calcext:value-type="float">
            <text:p>24</text:p>
          </table:table-cell>
          <table:table-cell office:value-type="float" office:value="1.14462120072" calcext:value-type="float">
            <text:p>1.14462120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3" calcext:value-type="float">
            <text:p>23</text:p>
          </table:table-cell>
          <table:table-cell office:value-type="float" office:value="1.1475258385" calcext:value-type="float">
            <text:p>1.14752583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3" calcext:value-type="float">
            <text:p>23</text:p>
          </table:table-cell>
          <table:table-cell office:value-type="float" office:value="1.16496476379" calcext:value-type="float">
            <text:p>1.16496476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3" calcext:value-type="float">
            <text:p>23</text:p>
          </table:table-cell>
          <table:table-cell office:value-type="float" office:value="1.16199902825" calcext:value-type="float">
            <text:p>1.16199902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3" calcext:value-type="float">
            <text:p>23</text:p>
          </table:table-cell>
          <table:table-cell office:value-type="float" office:value="1.16748855904" calcext:value-type="float">
            <text:p>1.1674885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3" calcext:value-type="float">
            <text:p>23</text:p>
          </table:table-cell>
          <table:table-cell office:value-type="float" office:value="1.13920705945" calcext:value-type="float">
            <text:p>1.13920705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2" calcext:value-type="float">
            <text:p>22</text:p>
          </table:table-cell>
          <table:table-cell office:value-type="float" office:value="1.17946626691" calcext:value-type="float">
            <text:p>1.17946626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2" calcext:value-type="float">
            <text:p>22</text:p>
          </table:table-cell>
          <table:table-cell office:value-type="float" office:value="1.18459568636" calcext:value-type="float">
            <text:p>1.18459568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2" calcext:value-type="float">
            <text:p>22</text:p>
          </table:table-cell>
          <table:table-cell office:value-type="float" office:value="1.15633279292" calcext:value-type="float">
            <text:p>1.15633279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2" calcext:value-type="float">
            <text:p>22</text:p>
          </table:table-cell>
          <table:table-cell office:value-type="float" office:value="1.14329326601" calcext:value-type="float">
            <text:p>1.1432932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2" calcext:value-type="float">
            <text:p>22</text:p>
          </table:table-cell>
          <table:table-cell office:value-type="float" office:value="1.14804771245" calcext:value-type="float">
            <text:p>1.1480477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2" calcext:value-type="float">
            <text:p>22</text:p>
          </table:table-cell>
          <table:table-cell office:value-type="float" office:value="1.11001886895" calcext:value-type="float">
            <text:p>1.1100188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2" calcext:value-type="float">
            <text:p>22</text:p>
          </table:table-cell>
          <table:table-cell office:value-type="float" office:value="1.14684533844" calcext:value-type="float">
            <text:p>1.14684533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2" calcext:value-type="float">
            <text:p>22</text:p>
          </table:table-cell>
          <table:table-cell office:value-type="float" office:value="1.14776209014" calcext:value-type="float">
            <text:p>1.14776209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2" calcext:value-type="float">
            <text:p>22</text:p>
          </table:table-cell>
          <table:table-cell office:value-type="float" office:value="1.19076450334" calcext:value-type="float">
            <text:p>1.19076450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13303874475" calcext:value-type="float">
            <text:p>1.13303874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18531349359" calcext:value-type="float">
            <text:p>1.18531349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12610348372" calcext:value-type="float">
            <text:p>1.12610348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14600306271" calcext:value-type="float">
            <text:p>1.14600306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17217945484" calcext:value-type="float">
            <text:p>1.17217945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13056890174" calcext:value-type="float">
            <text:p>1.13056890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14399221876" calcext:value-type="float">
            <text:p>1.14399221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13662905586" calcext:value-type="float">
            <text:p>1.13662905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144942602" calcext:value-type="float">
            <text:p>1.1449426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15545924733" calcext:value-type="float">
            <text:p>1.15545924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20038095827" calcext:value-type="float">
            <text:p>1.20038095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16112344184" calcext:value-type="float">
            <text:p>1.16112344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1" calcext:value-type="float">
            <text:p>21</text:p>
          </table:table-cell>
          <table:table-cell office:value-type="float" office:value="1.12289934718" calcext:value-type="float">
            <text:p>1.12289934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16476995896" calcext:value-type="float">
            <text:p>1.1647699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16076921232" calcext:value-type="float">
            <text:p>1.16076921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17343038311" calcext:value-type="float">
            <text:p>1.17343038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1578531503" calcext:value-type="float">
            <text:p>1.15785315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15544413093" calcext:value-type="float">
            <text:p>1.15544413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16205550842" calcext:value-type="float">
            <text:p>1.16205550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18151929337" calcext:value-type="float">
            <text:p>1.18151929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16020379416" calcext:value-type="float">
            <text:p>1.16020379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15450346781" calcext:value-type="float">
            <text:p>1.15450346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13017131887" calcext:value-type="float">
            <text:p>1.13017131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1312831768" calcext:value-type="float">
            <text:p>1.13128317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1528987081" calcext:value-type="float">
            <text:p>1.15289870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18385219916" calcext:value-type="float">
            <text:p>1.18385219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1367633733" calcext:value-type="float">
            <text:p>1.13676337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20" calcext:value-type="float">
            <text:p>20</text:p>
          </table:table-cell>
          <table:table-cell office:value-type="float" office:value="1.19446497973" calcext:value-type="float">
            <text:p>1.19446497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6039606256" calcext:value-type="float">
            <text:p>1.16039606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5391631798" calcext:value-type="float">
            <text:p>1.1539163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524116505" calcext:value-type="float">
            <text:p>1.15241165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3398097922" calcext:value-type="float">
            <text:p>1.13398097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6783000814" calcext:value-type="float">
            <text:p>1.16783000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606350463" calcext:value-type="float">
            <text:p>1.16063504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7283369987" calcext:value-type="float">
            <text:p>1.17283369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2719730488" calcext:value-type="float">
            <text:p>1.12719730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3577892108" calcext:value-type="float">
            <text:p>1.13577892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3060141041" calcext:value-type="float">
            <text:p>1.13060141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20671864317" calcext:value-type="float">
            <text:p>1.20671864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7848226454" calcext:value-type="float">
            <text:p>1.17848226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3569259848" calcext:value-type="float">
            <text:p>1.13569259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8652506189" calcext:value-type="float">
            <text:p>1.18652506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2088805082" calcext:value-type="float">
            <text:p>1.12088805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9" calcext:value-type="float">
            <text:p>19</text:p>
          </table:table-cell>
          <table:table-cell office:value-type="float" office:value="1.17843915508" calcext:value-type="float">
            <text:p>1.17843915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6827416353" calcext:value-type="float">
            <text:p>1.16827416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6485751796" calcext:value-type="float">
            <text:p>1.1648575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4199872104" calcext:value-type="float">
            <text:p>1.1419987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5488971546" calcext:value-type="float">
            <text:p>1.15488971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4120937882" calcext:value-type="float">
            <text:p>1.14120937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3650232993" calcext:value-type="float">
            <text:p>1.13650232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0493158234" calcext:value-type="float">
            <text:p>1.10493158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1375577653" calcext:value-type="float">
            <text:p>1.11375577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6050755832" calcext:value-type="float">
            <text:p>1.16050755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6001722663" calcext:value-type="float">
            <text:p>1.16001722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7057577889" calcext:value-type="float">
            <text:p>1.17057577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3673141395" calcext:value-type="float">
            <text:p>1.1367314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4884064383" calcext:value-type="float">
            <text:p>1.14884064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4990178395" calcext:value-type="float">
            <text:p>1.1499017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0685539107" calcext:value-type="float">
            <text:p>1.10685539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320238024" calcext:value-type="float">
            <text:p>1.13202380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6170575552" calcext:value-type="float">
            <text:p>1.16170575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8" calcext:value-type="float">
            <text:p>18</text:p>
          </table:table-cell>
          <table:table-cell office:value-type="float" office:value="1.14523978683" calcext:value-type="float">
            <text:p>1.14523978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8445142107" calcext:value-type="float">
            <text:p>1.18445142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2844641742" calcext:value-type="float">
            <text:p>1.12844641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07720070998" calcext:value-type="float">
            <text:p>1.077200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204653179" calcext:value-type="float">
            <text:p>1.12046531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1859685169" calcext:value-type="float">
            <text:p>1.11859685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4429264536" calcext:value-type="float">
            <text:p>1.14429264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3643325251" calcext:value-type="float">
            <text:p>1.13643325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4391308238" calcext:value-type="float">
            <text:p>1.14391308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3520642647" calcext:value-type="float">
            <text:p>1.13520642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5119340016" calcext:value-type="float">
            <text:p>1.15119340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1632207085" calcext:value-type="float">
            <text:p>1.11632207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6913760061" calcext:value-type="float">
            <text:p>1.16913760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4511719385" calcext:value-type="float">
            <text:p>1.14511719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6047363166" calcext:value-type="float">
            <text:p>1.16047363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6527235228" calcext:value-type="float">
            <text:p>1.16527235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1896845814" calcext:value-type="float">
            <text:p>1.11896845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5789386936" calcext:value-type="float">
            <text:p>1.15789386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7426343382" calcext:value-type="float">
            <text:p>1.17426343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3155193408" calcext:value-type="float">
            <text:p>1.13155193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3552948739" calcext:value-type="float">
            <text:p>1.13552948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7" calcext:value-type="float">
            <text:p>17</text:p>
          </table:table-cell>
          <table:table-cell office:value-type="float" office:value="1.14965596891" calcext:value-type="float">
            <text:p>1.14965596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5698166844" calcext:value-type="float">
            <text:p>1.15698166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09044753166" calcext:value-type="float">
            <text:p>1.09044753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7962064139" calcext:value-type="float">
            <text:p>1.17962064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7452710703" calcext:value-type="float">
            <text:p>1.1745271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3214194124" calcext:value-type="float">
            <text:p>1.13214194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2204331005" calcext:value-type="float">
            <text:p>1.12204331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6730650624" calcext:value-type="float">
            <text:p>1.16730650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2270089372" calcext:value-type="float">
            <text:p>1.12270089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09755193223" calcext:value-type="float">
            <text:p>1.09755193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1988598767" calcext:value-type="float">
            <text:p>1.11988598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4763510365" calcext:value-type="float">
            <text:p>1.14763510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0971120881" calcext:value-type="float">
            <text:p>1.10971120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1722705453" calcext:value-type="float">
            <text:p>1.11722705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3952734038" calcext:value-type="float">
            <text:p>1.13952734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2090703234" calcext:value-type="float">
            <text:p>1.1209070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5647052101" calcext:value-type="float">
            <text:p>1.1564705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2293842211" calcext:value-type="float">
            <text:p>1.12293842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5629684503" calcext:value-type="float">
            <text:p>1.1562968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6504032325" calcext:value-type="float">
            <text:p>1.16504032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float" office:value="1.17328888495" calcext:value-type="float">
            <text:p>1.1732888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1817965689" calcext:value-type="float">
            <text:p>1.11817965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278654393" calcext:value-type="float">
            <text:p>1.12786543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290027673" calcext:value-type="float">
            <text:p>1.12900276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696465723" calcext:value-type="float">
            <text:p>1.16964657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5737342904" calcext:value-type="float">
            <text:p>1.1573734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0623047868" calcext:value-type="float">
            <text:p>1.10623047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3671453317" calcext:value-type="float">
            <text:p>1.13671453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6449290595" calcext:value-type="float">
            <text:p>1.1644929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371410094" calcext:value-type="float">
            <text:p>1.13714100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1248856815" calcext:value-type="float">
            <text:p>1.11248856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2222978704" calcext:value-type="float">
            <text:p>1.1222297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09670765075" calcext:value-type="float">
            <text:p>1.09670765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3812730979" calcext:value-type="float">
            <text:p>1.13812730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6084190504" calcext:value-type="float">
            <text:p>1.1608419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5176147966" calcext:value-type="float">
            <text:p>1.15176147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8313869146" calcext:value-type="float">
            <text:p>1.18313869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1688594826" calcext:value-type="float">
            <text:p>1.11688594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3434978397" calcext:value-type="float">
            <text:p>1.1343497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6003942423" calcext:value-type="float">
            <text:p>1.16003942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5131800215" calcext:value-type="float">
            <text:p>1.15131800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660743852" calcext:value-type="float">
            <text:p>1.16607438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1.11519873738" calcext:value-type="float">
            <text:p>1.11519873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1059358034" calcext:value-type="float">
            <text:p>1.11059358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6123481489" calcext:value-type="float">
            <text:p>1.1612348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3336992909" calcext:value-type="float">
            <text:p>1.13336992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1594652286" calcext:value-type="float">
            <text:p>1.11594652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0822180688" calcext:value-type="float">
            <text:p>1.10822180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09993916605" calcext:value-type="float">
            <text:p>1.09993916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1728740947" calcext:value-type="float">
            <text:p>1.11728740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0455819225" calcext:value-type="float">
            <text:p>1.10455819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4017810991" calcext:value-type="float">
            <text:p>1.14017810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3491558049" calcext:value-type="float">
            <text:p>1.13491558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4041549767" calcext:value-type="float">
            <text:p>1.14041549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3523056746" calcext:value-type="float">
            <text:p>1.13523056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3039915883" calcext:value-type="float">
            <text:p>1.13039915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7480255687" calcext:value-type="float">
            <text:p>1.17480255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0912887484" calcext:value-type="float">
            <text:p>1.10912887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424910464" calcext:value-type="float">
            <text:p>1.14249104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1407316985" calcext:value-type="float">
            <text:p>1.11407316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2581686049" calcext:value-type="float">
            <text:p>1.12581686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3417007464" calcext:value-type="float">
            <text:p>1.13417007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7063104839" calcext:value-type="float">
            <text:p>1.17063104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5105498775" calcext:value-type="float">
            <text:p>1.15105498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8596346824" calcext:value-type="float">
            <text:p>1.18596346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1.14251523769" calcext:value-type="float">
            <text:p>1.14251523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15618928509" calcext:value-type="float">
            <text:p>1.15618928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14046321914" calcext:value-type="float">
            <text:p>1.14046321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13314475658" calcext:value-type="float">
            <text:p>1.13314475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10307153075" calcext:value-type="float">
            <text:p>1.10307153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17244731409" calcext:value-type="float">
            <text:p>1.17244731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10290760298" calcext:value-type="float">
            <text:p>1.1029076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13954362295" calcext:value-type="float">
            <text:p>1.1395436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09363215495" calcext:value-type="float">
            <text:p>1.0936321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15157345051" calcext:value-type="float">
            <text:p>1.15157345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12970117357" calcext:value-type="float">
            <text:p>1.12970117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13551022152" calcext:value-type="float">
            <text:p>1.13551022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08907850839" calcext:value-type="float">
            <text:p>1.08907850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10025112161" calcext:value-type="float">
            <text:p>1.10025112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3" calcext:value-type="float">
            <text:p>13</text:p>
          </table:table-cell>
          <table:table-cell office:value-type="float" office:value="1.05899510626" calcext:value-type="float">
            <text:p>1.05899510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13988277984" calcext:value-type="float">
            <text:p>1.13988277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12548695105" calcext:value-type="float">
            <text:p>1.12548695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07248532693" calcext:value-type="float">
            <text:p>1.07248532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08760380898" calcext:value-type="float">
            <text:p>1.0876038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13639025635" calcext:value-type="float">
            <text:p>1.13639025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14115072583" calcext:value-type="float">
            <text:p>1.14115072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13117563227" calcext:value-type="float">
            <text:p>1.1311756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08447430139" calcext:value-type="float">
            <text:p>1.08447430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15930875942" calcext:value-type="float">
            <text:p>1.15930875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1409898278" calcext:value-type="float">
            <text:p>1.14098982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2" calcext:value-type="float">
            <text:p>12</text:p>
          </table:table-cell>
          <table:table-cell office:value-type="float" office:value="1.12361543932" calcext:value-type="float">
            <text:p>1.12361543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1" calcext:value-type="float">
            <text:p>11</text:p>
          </table:table-cell>
          <table:table-cell office:value-type="float" office:value="1.13455067907" calcext:value-type="float">
            <text:p>1.13455067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1" calcext:value-type="float">
            <text:p>11</text:p>
          </table:table-cell>
          <table:table-cell office:value-type="float" office:value="1.14076561548" calcext:value-type="float">
            <text:p>1.14076561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1" calcext:value-type="float">
            <text:p>11</text:p>
          </table:table-cell>
          <table:table-cell office:value-type="float" office:value="1.12075714371" calcext:value-type="float">
            <text:p>1.12075714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1" calcext:value-type="float">
            <text:p>11</text:p>
          </table:table-cell>
          <table:table-cell office:value-type="float" office:value="1.10707640899" calcext:value-type="float">
            <text:p>1.1070764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0" calcext:value-type="float">
            <text:p>10</text:p>
          </table:table-cell>
          <table:table-cell office:value-type="float" office:value="1.11115928364" calcext:value-type="float">
            <text:p>1.11115928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10" calcext:value-type="float">
            <text:p>10</text:p>
          </table:table-cell>
          <table:table-cell office:value-type="float" office:value="1.14623166041" calcext:value-type="float">
            <text:p>1.14623166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9" calcext:value-type="float">
            <text:p>9</text:p>
          </table:table-cell>
          <table:table-cell office:value-type="float" office:value="1.13301110282" calcext:value-type="float">
            <text:p>1.13301110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" calcext:value-type="float">
            <text:p>0.09</text:p>
          </table:table-cell>
          <table:table-cell office:value-type="float" office:value="9" calcext:value-type="float">
            <text:p>9</text:p>
          </table:table-cell>
          <table:table-cell office:value-type="float" office:value="1.11536890769" calcext:value-type="float">
            <text:p>1.11536890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office:value-type="float" office:value="1.21115658903" calcext:value-type="float">
            <text:p>1.2111565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office:value-type="float" office:value="1.19624940615" calcext:value-type="float">
            <text:p>1.19624940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.21628285315" calcext:value-type="float">
            <text:p>1.21628285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.24051736843" calcext:value-type="float">
            <text:p>1.24051736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.25021380872" calcext:value-type="float">
            <text:p>1.25021380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.20792967855" calcext:value-type="float">
            <text:p>1.20792967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.24884696212" calcext:value-type="float">
            <text:p>1.24884696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.16382344006" calcext:value-type="float">
            <text:p>1.16382344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.23699426659" calcext:value-type="float">
            <text:p>1.23699426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1.27138895984" calcext:value-type="float">
            <text:p>1.27138895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office:value-type="float" office:value="1.20950181541" calcext:value-type="float">
            <text:p>1.20950181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office:value-type="float" office:value="1.17852117954" calcext:value-type="float">
            <text:p>1.17852117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office:value-type="float" office:value="1.17426618841" calcext:value-type="float">
            <text:p>1.17426618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office:value-type="float" office:value="1.22121960808" calcext:value-type="float">
            <text:p>1.22121960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0521885188" calcext:value-type="float">
            <text:p>1.20521885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018060368" calcext:value-type="float">
            <text:p>1.20180603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2712909077" calcext:value-type="float">
            <text:p>1.22712909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1395237317" calcext:value-type="float">
            <text:p>1.21395237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3982134433" calcext:value-type="float">
            <text:p>1.23982134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18918433189" calcext:value-type="float">
            <text:p>1.18918433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0215051451" calcext:value-type="float">
            <text:p>1.20215051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0566150827" calcext:value-type="float">
            <text:p>1.20566150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0492670974" calcext:value-type="float">
            <text:p>1.20492670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4407188096" calcext:value-type="float">
            <text:p>1.2440718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1.24140352409" calcext:value-type="float">
            <text:p>1.24140352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0354361115" calcext:value-type="float">
            <text:p>1.20354361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2817393623" calcext:value-type="float">
            <text:p>1.22817393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16926054163" calcext:value-type="float">
            <text:p>1.16926054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0945725707" calcext:value-type="float">
            <text:p>1.20945725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16689821196" calcext:value-type="float">
            <text:p>1.1668982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17465291562" calcext:value-type="float">
            <text:p>1.17465291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1624813744" calcext:value-type="float">
            <text:p>1.21624813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19623212174" calcext:value-type="float">
            <text:p>1.19623212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16488190426" calcext:value-type="float">
            <text:p>1.16488190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2838525594" calcext:value-type="float">
            <text:p>1.22838525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2174112536" calcext:value-type="float">
            <text:p>1.22174112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1510113942" calcext:value-type="float">
            <text:p>1.21510113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18566270882" calcext:value-type="float">
            <text:p>1.18566270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1868670526" calcext:value-type="float">
            <text:p>1.21868670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3776882822" calcext:value-type="float">
            <text:p>1.23776882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133613137" calcext:value-type="float">
            <text:p>1.21336131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0011143738" calcext:value-type="float">
            <text:p>1.20011143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4642116229" calcext:value-type="float">
            <text:p>1.24642116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4302146334" calcext:value-type="float">
            <text:p>1.24302146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1.20357382093" calcext:value-type="float">
            <text:p>1.20357382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9415384391" calcext:value-type="float">
            <text:p>1.19415384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1663068511" calcext:value-type="float">
            <text:p>1.21663068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9617163777" calcext:value-type="float">
            <text:p>1.19617163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8494346179" calcext:value-type="float">
            <text:p>1.18494346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644906829" calcext:value-type="float">
            <text:p>1.16449068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9872176821" calcext:value-type="float">
            <text:p>1.19872176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2968101955" calcext:value-type="float">
            <text:p>1.22968101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2039039241" calcext:value-type="float">
            <text:p>1.22039039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9017217816" calcext:value-type="float">
            <text:p>1.19017217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5390640632" calcext:value-type="float">
            <text:p>1.15390640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1234256234" calcext:value-type="float">
            <text:p>1.21234256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099724998" calcext:value-type="float">
            <text:p>1.20997249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9591092016" calcext:value-type="float">
            <text:p>1.19591092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774895887" calcext:value-type="float">
            <text:p>1.17748958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7489706548" calcext:value-type="float">
            <text:p>1.17489706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7673035609" calcext:value-type="float">
            <text:p>1.17673035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2045671537" calcext:value-type="float">
            <text:p>1.22045671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033869173" calcext:value-type="float">
            <text:p>1.20338691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0965661286" calcext:value-type="float">
            <text:p>1.20965661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5995203424" calcext:value-type="float">
            <text:p>1.25995203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8121707983" calcext:value-type="float">
            <text:p>1.18121707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2952196276" calcext:value-type="float">
            <text:p>1.22952196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8950333803" calcext:value-type="float">
            <text:p>1.1895033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059528919" calcext:value-type="float">
            <text:p>1.20595289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9735591021" calcext:value-type="float">
            <text:p>1.19735591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2259306909" calcext:value-type="float">
            <text:p>1.22259306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5247101922" calcext:value-type="float">
            <text:p>1.15247101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20866326614" calcext:value-type="float">
            <text:p>1.20866326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909928566" calcext:value-type="float">
            <text:p>1.19099285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.175612989" calcext:value-type="float">
            <text:p>1.1756129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0735579882" calcext:value-type="float">
            <text:p>1.20735579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8450326473" calcext:value-type="float">
            <text:p>1.18450326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4136168222" calcext:value-type="float">
            <text:p>1.24136168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1419526168" calcext:value-type="float">
            <text:p>1.21419526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5715629231" calcext:value-type="float">
            <text:p>1.15715629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793929952" calcext:value-type="float">
            <text:p>1.17939299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2426218863" calcext:value-type="float">
            <text:p>1.22426218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098765136" calcext:value-type="float">
            <text:p>1.20987651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9244153342" calcext:value-type="float">
            <text:p>1.19244153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7101801825" calcext:value-type="float">
            <text:p>1.17101801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1129204978" calcext:value-type="float">
            <text:p>1.21129204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2565423863" calcext:value-type="float">
            <text:p>1.22565423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8914958261" calcext:value-type="float">
            <text:p>1.18914958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8040607949" calcext:value-type="float">
            <text:p>1.18040607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2299674917" calcext:value-type="float">
            <text:p>1.22299674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9879768722" calcext:value-type="float">
            <text:p>1.19879768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5359916405" calcext:value-type="float">
            <text:p>1.15359916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3286357135" calcext:value-type="float">
            <text:p>1.23286357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2494672746" calcext:value-type="float">
            <text:p>1.22494672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0455416344" calcext:value-type="float">
            <text:p>1.20455416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9047609278" calcext:value-type="float">
            <text:p>1.19047609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9710420773" calcext:value-type="float">
            <text:p>1.19710420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0169448675" calcext:value-type="float">
            <text:p>1.20169448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7963741802" calcext:value-type="float">
            <text:p>1.1796374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0519457644" calcext:value-type="float">
            <text:p>1.20519457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9417816323" calcext:value-type="float">
            <text:p>1.19417816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8323724608" calcext:value-type="float">
            <text:p>1.18323724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4662800432" calcext:value-type="float">
            <text:p>1.14662800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3669365772" calcext:value-type="float">
            <text:p>1.23669365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8895835937" calcext:value-type="float">
            <text:p>1.18895835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2559117592" calcext:value-type="float">
            <text:p>1.22559117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9933898325" calcext:value-type="float">
            <text:p>1.19933898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9375685124" calcext:value-type="float">
            <text:p>1.19375685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22477942846" calcext:value-type="float">
            <text:p>1.22477942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1.18811396798" calcext:value-type="float">
            <text:p>1.1881139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8722050487" calcext:value-type="float">
            <text:p>1.18722050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0369797556" calcext:value-type="float">
            <text:p>1.20369797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4247483056" calcext:value-type="float">
            <text:p>1.14247483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7471786055" calcext:value-type="float">
            <text:p>1.17471786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7907825607" calcext:value-type="float">
            <text:p>1.17907825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8919472238" calcext:value-type="float">
            <text:p>1.18919472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3156621612" calcext:value-type="float">
            <text:p>1.23156621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9859550417" calcext:value-type="float">
            <text:p>1.19859550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7135305384" calcext:value-type="float">
            <text:p>1.17135305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4313828395" calcext:value-type="float">
            <text:p>1.2431382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3816781212" calcext:value-type="float">
            <text:p>1.23816781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2192823252" calcext:value-type="float">
            <text:p>1.22192823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9658936403" calcext:value-type="float">
            <text:p>1.1965893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2780050021" calcext:value-type="float">
            <text:p>1.22780050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1473530133" calcext:value-type="float">
            <text:p>1.21473530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7843338794" calcext:value-type="float">
            <text:p>1.17843338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8607649575" calcext:value-type="float">
            <text:p>1.18607649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4012261156" calcext:value-type="float">
            <text:p>1.24012261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9028075131" calcext:value-type="float">
            <text:p>1.19028075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174845092" calcext:value-type="float">
            <text:p>1.21748450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5318155316" calcext:value-type="float">
            <text:p>1.15318155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4662195505" calcext:value-type="float">
            <text:p>1.14662195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18797007869" calcext:value-type="float">
            <text:p>1.18797007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1513472283" calcext:value-type="float">
            <text:p>1.21513472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.23024623194" calcext:value-type="float">
            <text:p>1.23024623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7519615028" calcext:value-type="float">
            <text:p>1.17519615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7776234784" calcext:value-type="float">
            <text:p>1.17776234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21930350148" calcext:value-type="float">
            <text:p>1.21930350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61469628" calcext:value-type="float">
            <text:p>1.1614696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9069144419" calcext:value-type="float">
            <text:p>1.19069144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8178528826" calcext:value-type="float">
            <text:p>1.18178528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20221204076" calcext:value-type="float">
            <text:p>1.20221204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2145754914" calcext:value-type="float">
            <text:p>1.21457549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6166802881" calcext:value-type="float">
            <text:p>1.16166802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3251570562" calcext:value-type="float">
            <text:p>1.13251570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2040557314" calcext:value-type="float">
            <text:p>1.20405573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9138158458" calcext:value-type="float">
            <text:p>1.19138158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23070702732" calcext:value-type="float">
            <text:p>1.23070702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24746269176" calcext:value-type="float">
            <text:p>1.24746269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22097646092" calcext:value-type="float">
            <text:p>1.22097646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7808785424" calcext:value-type="float">
            <text:p>1.17808785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8302990375" calcext:value-type="float">
            <text:p>1.18302990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7380633197" calcext:value-type="float">
            <text:p>1.1738063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4859046079" calcext:value-type="float">
            <text:p>1.14859046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7830853171" calcext:value-type="float">
            <text:p>1.17830853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22488603175" calcext:value-type="float">
            <text:p>1.22488603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23045873518" calcext:value-type="float">
            <text:p>1.23045873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7955306789" calcext:value-type="float">
            <text:p>1.17955306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23330160324" calcext:value-type="float">
            <text:p>1.23330160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8050038688" calcext:value-type="float">
            <text:p>1.18050038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23039538463" calcext:value-type="float">
            <text:p>1.23039538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.18775504433" calcext:value-type="float">
            <text:p>1.18775504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17926412199" calcext:value-type="float">
            <text:p>1.1792641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18847501689" calcext:value-type="float">
            <text:p>1.18847501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2375603533" calcext:value-type="float">
            <text:p>1.23756035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17952982631" calcext:value-type="float">
            <text:p>1.17952982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19406548627" calcext:value-type="float">
            <text:p>1.19406548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20530425125" calcext:value-type="float">
            <text:p>1.20530425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19495962239" calcext:value-type="float">
            <text:p>1.19495962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23374663032" calcext:value-type="float">
            <text:p>1.23374663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2056186793" calcext:value-type="float">
            <text:p>1.20561867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2056906912" calcext:value-type="float">
            <text:p>1.20569069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22042379818" calcext:value-type="float">
            <text:p>1.22042379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1181443327" calcext:value-type="float">
            <text:p>1.11814433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23406966964" calcext:value-type="float">
            <text:p>1.23406966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17241398663" calcext:value-type="float">
            <text:p>1.17241398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15044396775" calcext:value-type="float">
            <text:p>1.15044396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17039600663" calcext:value-type="float">
            <text:p>1.17039600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17111149745" calcext:value-type="float">
            <text:p>1.17111149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20163130098" calcext:value-type="float">
            <text:p>1.2016313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21078307066" calcext:value-type="float">
            <text:p>1.21078307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16199275492" calcext:value-type="float">
            <text:p>1.16199275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.160745997" calcext:value-type="float">
            <text:p>1.1607459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6574017723" calcext:value-type="float">
            <text:p>1.16574017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21906407784" calcext:value-type="float">
            <text:p>1.21906407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8017326349" calcext:value-type="float">
            <text:p>1.18017326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5783731135" calcext:value-type="float">
            <text:p>1.15783731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8053363342" calcext:value-type="float">
            <text:p>1.18053363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8514837369" calcext:value-type="float">
            <text:p>1.18514837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6820745593" calcext:value-type="float">
            <text:p>1.16820745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412120327" calcext:value-type="float">
            <text:p>1.14121203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8215633613" calcext:value-type="float">
            <text:p>1.18215633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9940158987" calcext:value-type="float">
            <text:p>1.19940158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9128379145" calcext:value-type="float">
            <text:p>1.19128379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21999158506" calcext:value-type="float">
            <text:p>1.21999158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.14005260401" calcext:value-type="float">
            <text:p>1.1400526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.16458305033" calcext:value-type="float">
            <text:p>1.16458305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.1870632757" calcext:value-type="float">
            <text:p>1.18706327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.16624031556" calcext:value-type="float">
            <text:p>1.16624031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.20709296606" calcext:value-type="float">
            <text:p>1.20709296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11" calcext:value-type="float">
            <text:p>11</text:p>
          </table:table-cell>
          <table:table-cell office:value-type="float" office:value="1.22847861548" calcext:value-type="float">
            <text:p>1.22847861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office:value-type="float" office:value="1.3219618052" calcext:value-type="float">
            <text:p>1.32196180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9" calcext:value-type="float">
            <text:p>9</text:p>
          </table:table-cell>
          <table:table-cell office:value-type="float" office:value="1.26384542569" calcext:value-type="float">
            <text:p>1.26384542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9" calcext:value-type="float">
            <text:p>9</text:p>
          </table:table-cell>
          <table:table-cell office:value-type="float" office:value="1.29897490918" calcext:value-type="float">
            <text:p>1.29897490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9" calcext:value-type="float">
            <text:p>9</text:p>
          </table:table-cell>
          <table:table-cell office:value-type="float" office:value="1.25964179514" calcext:value-type="float">
            <text:p>1.25964179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9" calcext:value-type="float">
            <text:p>9</text:p>
          </table:table-cell>
          <table:table-cell office:value-type="float" office:value="1.28425129704" calcext:value-type="float">
            <text:p>1.2842512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24206170673" calcext:value-type="float">
            <text:p>1.24206170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18062016693" calcext:value-type="float">
            <text:p>1.18062016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27440439745" calcext:value-type="float">
            <text:p>1.27440439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2415386711" calcext:value-type="float">
            <text:p>1.24153867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22685696651" calcext:value-type="float">
            <text:p>1.22685696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2177122373" calcext:value-type="float">
            <text:p>1.21771223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27263357531" calcext:value-type="float">
            <text:p>1.27263357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27325387468" calcext:value-type="float">
            <text:p>1.27325387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23606070094" calcext:value-type="float">
            <text:p>1.23606070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23465997376" calcext:value-type="float">
            <text:p>1.23465997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24035367541" calcext:value-type="float">
            <text:p>1.24035367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27208864697" calcext:value-type="float">
            <text:p>1.2720886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21289686174" calcext:value-type="float">
            <text:p>1.21289686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27397828287" calcext:value-type="float">
            <text:p>1.27397828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24334217667" calcext:value-type="float">
            <text:p>1.24334217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8" calcext:value-type="float">
            <text:p>8</text:p>
          </table:table-cell>
          <table:table-cell office:value-type="float" office:value="1.22984191009" calcext:value-type="float">
            <text:p>1.22984191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7850596554" calcext:value-type="float">
            <text:p>1.27850596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31107379034" calcext:value-type="float">
            <text:p>1.31107379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6507572246" calcext:value-type="float">
            <text:p>1.26507572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4755422679" calcext:value-type="float">
            <text:p>1.24755422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5632799299" calcext:value-type="float">
            <text:p>1.2563279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30560217001" calcext:value-type="float">
            <text:p>1.305602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0831849676" calcext:value-type="float">
            <text:p>1.20831849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4847758921" calcext:value-type="float">
            <text:p>1.24847758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5062750352" calcext:value-type="float">
            <text:p>1.25062750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30916476655" calcext:value-type="float">
            <text:p>1.30916476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7139287166" calcext:value-type="float">
            <text:p>1.27139287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4070851093" calcext:value-type="float">
            <text:p>1.24070851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1979049299" calcext:value-type="float">
            <text:p>1.2197904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9324056367" calcext:value-type="float">
            <text:p>1.29324056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3394777032" calcext:value-type="float">
            <text:p>1.23394777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9715777175" calcext:value-type="float">
            <text:p>1.29715777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3384309132" calcext:value-type="float">
            <text:p>1.23384309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.2553692288" calcext:value-type="float">
            <text:p>1.25536922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4235746138" calcext:value-type="float">
            <text:p>1.24235746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7278120893" calcext:value-type="float">
            <text:p>1.27278120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581598116" calcext:value-type="float">
            <text:p>1.25815981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2354563408" calcext:value-type="float">
            <text:p>1.22354563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8672654377" calcext:value-type="float">
            <text:p>1.28672654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5800382802" calcext:value-type="float">
            <text:p>1.2580038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497492422" calcext:value-type="float">
            <text:p>1.24974924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5150209503" calcext:value-type="float">
            <text:p>1.2515020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417164325" calcext:value-type="float">
            <text:p>1.24171643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5090361879" calcext:value-type="float">
            <text:p>1.25090361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2387084041" calcext:value-type="float">
            <text:p>1.22387084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4336532127" calcext:value-type="float">
            <text:p>1.24336532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6726083133" calcext:value-type="float">
            <text:p>1.26726083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9308162216" calcext:value-type="float">
            <text:p>1.29308162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6036182499" calcext:value-type="float">
            <text:p>1.2603618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8039110782" calcext:value-type="float">
            <text:p>1.28039110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6753151329" calcext:value-type="float">
            <text:p>1.26753151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4844767032" calcext:value-type="float">
            <text:p>1.24844767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4778790547" calcext:value-type="float">
            <text:p>1.24778790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4714266412" calcext:value-type="float">
            <text:p>1.24714266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9112299126" calcext:value-type="float">
            <text:p>1.29112299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.20637060501" calcext:value-type="float">
            <text:p>1.2063706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8410907888" calcext:value-type="float">
            <text:p>1.28410907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2229120898" calcext:value-type="float">
            <text:p>1.2222912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7308743326" calcext:value-type="float">
            <text:p>1.27308743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5221383537" calcext:value-type="float">
            <text:p>1.25221383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4776901335" calcext:value-type="float">
            <text:p>1.24776901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30237512012" calcext:value-type="float">
            <text:p>1.30237512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6054757586" calcext:value-type="float">
            <text:p>1.26054757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30267031924" calcext:value-type="float">
            <text:p>1.30267031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8338590307" calcext:value-type="float">
            <text:p>1.28338590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8287960068" calcext:value-type="float">
            <text:p>1.28287960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3752263173" calcext:value-type="float">
            <text:p>1.23752263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0957458982" calcext:value-type="float">
            <text:p>1.20957458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7124170504" calcext:value-type="float">
            <text:p>1.2712417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6429771249" calcext:value-type="float">
            <text:p>1.2642977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2341784799" calcext:value-type="float">
            <text:p>1.2234178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4249210489" calcext:value-type="float">
            <text:p>1.24249210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8842976649" calcext:value-type="float">
            <text:p>1.28842976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6672146472" calcext:value-type="float">
            <text:p>1.26672146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4857070877" calcext:value-type="float">
            <text:p>1.24857070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30650480553" calcext:value-type="float">
            <text:p>1.30650480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3484974463" calcext:value-type="float">
            <text:p>1.23484974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7556264166" calcext:value-type="float">
            <text:p>1.27556264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2999530425" calcext:value-type="float">
            <text:p>1.22999530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6775724114" calcext:value-type="float">
            <text:p>1.26775724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794241117" calcext:value-type="float">
            <text:p>1.27942411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4695254466" calcext:value-type="float">
            <text:p>1.24695254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8234920998" calcext:value-type="float">
            <text:p>1.282349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5617129485" calcext:value-type="float">
            <text:p>1.25617129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4442719886" calcext:value-type="float">
            <text:p>1.24442719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6018089474" calcext:value-type="float">
            <text:p>1.26018089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3697419951" calcext:value-type="float">
            <text:p>1.23697419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361547058" calcext:value-type="float">
            <text:p>1.23615470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3182138727" calcext:value-type="float">
            <text:p>1.23182138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654620523" calcext:value-type="float">
            <text:p>1.26546205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3334476222" calcext:value-type="float">
            <text:p>1.23334476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4292544324" calcext:value-type="float">
            <text:p>1.24292544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8292146946" calcext:value-type="float">
            <text:p>1.28292146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.2527703272" calcext:value-type="float">
            <text:p>1.25277032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18350882388" calcext:value-type="float">
            <text:p>1.18350882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7392878986" calcext:value-type="float">
            <text:p>1.27392878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9672337695" calcext:value-type="float">
            <text:p>1.2967233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4660764817" calcext:value-type="float">
            <text:p>1.24660764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3012027416" calcext:value-type="float">
            <text:p>1.23012027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5667516581" calcext:value-type="float">
            <text:p>1.25667516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31255757535" calcext:value-type="float">
            <text:p>1.31255757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247953233" calcext:value-type="float">
            <text:p>1.22479532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3345115444" calcext:value-type="float">
            <text:p>1.23345115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4344198673" calcext:value-type="float">
            <text:p>1.24344198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7021211946" calcext:value-type="float">
            <text:p>1.27021211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8666546903" calcext:value-type="float">
            <text:p>1.2866654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5637328579" calcext:value-type="float">
            <text:p>1.25637328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6028252829" calcext:value-type="float">
            <text:p>1.26028252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5359533604" calcext:value-type="float">
            <text:p>1.2535953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716932093" calcext:value-type="float">
            <text:p>1.27169320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3189855505" calcext:value-type="float">
            <text:p>1.23189855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2421719242" calcext:value-type="float">
            <text:p>1.22421719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7120195973" calcext:value-type="float">
            <text:p>1.27120195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2875482837" calcext:value-type="float">
            <text:p>1.22875482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795259791" calcext:value-type="float">
            <text:p>1.27952597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5644133958" calcext:value-type="float">
            <text:p>1.25644133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5479688545" calcext:value-type="float">
            <text:p>1.25479688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9892362612" calcext:value-type="float">
            <text:p>1.29892362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7117587722" calcext:value-type="float">
            <text:p>1.27117587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6426886352" calcext:value-type="float">
            <text:p>1.26426886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0817127587" calcext:value-type="float">
            <text:p>1.20817127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8019577449" calcext:value-type="float">
            <text:p>1.28019577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19695940184" calcext:value-type="float">
            <text:p>1.19695940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18939185369" calcext:value-type="float">
            <text:p>1.18939185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4003683834" calcext:value-type="float">
            <text:p>1.24003683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5221614956" calcext:value-type="float">
            <text:p>1.25221614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2781975604" calcext:value-type="float">
            <text:p>1.2278197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2479154251" calcext:value-type="float">
            <text:p>1.22479154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754294844" calcext:value-type="float">
            <text:p>1.27542948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3179617602" calcext:value-type="float">
            <text:p>1.2317961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2526849088" calcext:value-type="float">
            <text:p>1.22526849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2412836672" calcext:value-type="float">
            <text:p>1.22412836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8542565472" calcext:value-type="float">
            <text:p>1.28542565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5608155856" calcext:value-type="float">
            <text:p>1.25608155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.24478259283" calcext:value-type="float">
            <text:p>1.24478259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0495484419" calcext:value-type="float">
            <text:p>1.20495484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6839775679" calcext:value-type="float">
            <text:p>1.26839775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3016727038" calcext:value-type="float">
            <text:p>1.30167270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5868256137" calcext:value-type="float">
            <text:p>1.25868256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7131261504" calcext:value-type="float">
            <text:p>1.2713126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1296691196" calcext:value-type="float">
            <text:p>1.2129669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508445075" calcext:value-type="float">
            <text:p>1.25084450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5885023628" calcext:value-type="float">
            <text:p>1.25885023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280192134" calcext:value-type="float">
            <text:p>1.22801921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19925720577" calcext:value-type="float">
            <text:p>1.19925720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5886984961" calcext:value-type="float">
            <text:p>1.25886984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6985962971" calcext:value-type="float">
            <text:p>1.26985962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4855648073" calcext:value-type="float">
            <text:p>1.24855648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4955070735" calcext:value-type="float">
            <text:p>1.24955070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284365829" calcext:value-type="float">
            <text:p>1.22843658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4289140311" calcext:value-type="float">
            <text:p>1.24289140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5545319397" calcext:value-type="float">
            <text:p>1.2554531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5248058147" calcext:value-type="float">
            <text:p>1.25248058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5580693297" calcext:value-type="float">
            <text:p>1.2558069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4794029431" calcext:value-type="float">
            <text:p>1.24794029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1298677029" calcext:value-type="float">
            <text:p>1.21298677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2220805784" calcext:value-type="float">
            <text:p>1.22220805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4488828118" calcext:value-type="float">
            <text:p>1.24488828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2885427261" calcext:value-type="float">
            <text:p>1.22885427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2858704299" calcext:value-type="float">
            <text:p>1.2285870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1874920831" calcext:value-type="float">
            <text:p>1.21874920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6302814928" calcext:value-type="float">
            <text:p>1.26302814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7060308118" calcext:value-type="float">
            <text:p>1.27060308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0998295404" calcext:value-type="float">
            <text:p>1.2099829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259530537" calcext:value-type="float">
            <text:p>1.22595305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0293796507" calcext:value-type="float">
            <text:p>1.20293796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3433649408" calcext:value-type="float">
            <text:p>1.23433649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4371259087" calcext:value-type="float">
            <text:p>1.24371259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6490015698" calcext:value-type="float">
            <text:p>1.2649001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1505873053" calcext:value-type="float">
            <text:p>1.21505873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19660084967" calcext:value-type="float">
            <text:p>1.19660084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3262198836" calcext:value-type="float">
            <text:p>1.23262198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4511654935" calcext:value-type="float">
            <text:p>1.24511654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3042017686" calcext:value-type="float">
            <text:p>1.23042017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  <table:table-cell office:value-type="float" office:value="1.25110853833" calcext:value-type="float">
            <text:p>1.25110853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974685649" calcext:value-type="float">
            <text:p>1.29746856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6661034018" calcext:value-type="float">
            <text:p>1.26661034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2926352637" calcext:value-type="float">
            <text:p>1.22926352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9857390475" calcext:value-type="float">
            <text:p>1.29857390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2901886534" calcext:value-type="float">
            <text:p>1.22901886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0922091963" calcext:value-type="float">
            <text:p>1.20922091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4677060797" calcext:value-type="float">
            <text:p>1.2467706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30544143957" calcext:value-type="float">
            <text:p>1.30544143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6877276078" calcext:value-type="float">
            <text:p>1.26877276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3241423785" calcext:value-type="float">
            <text:p>1.23241423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7768943881" calcext:value-type="float">
            <text:p>1.27768943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4777345101" calcext:value-type="float">
            <text:p>1.2477734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739684693" calcext:value-type="float">
            <text:p>1.27396846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18262201898" calcext:value-type="float">
            <text:p>1.1826220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7922492225" calcext:value-type="float">
            <text:p>1.27922492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4212169267" calcext:value-type="float">
            <text:p>1.24212169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6758010613" calcext:value-type="float">
            <text:p>1.26758010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.29901235208" calcext:value-type="float">
            <text:p>1.29901235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1.26221821213" calcext:value-type="float">
            <text:p>1.26221821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7" calcext:value-type="float">
            <text:p>7</text:p>
          </table:table-cell>
          <table:table-cell office:value-type="float" office:value="1.32455495905" calcext:value-type="float">
            <text:p>1.32455495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7" calcext:value-type="float">
            <text:p>7</text:p>
          </table:table-cell>
          <table:table-cell office:value-type="float" office:value="1.31497032983" calcext:value-type="float">
            <text:p>1.31497032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7" calcext:value-type="float">
            <text:p>7</text:p>
          </table:table-cell>
          <table:table-cell office:value-type="float" office:value="1.34628383813" calcext:value-type="float">
            <text:p>1.34628383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1.31427158417" calcext:value-type="float">
            <text:p>1.31427158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1.35426825342" calcext:value-type="float">
            <text:p>1.35426825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1.28503282185" calcext:value-type="float">
            <text:p>1.28503282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1.27838675731" calcext:value-type="float">
            <text:p>1.27838675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1.3106415951" calcext:value-type="float">
            <text:p>1.31064159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1.31531860401" calcext:value-type="float">
            <text:p>1.3153186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office:value-type="float" office:value="1.34770421409" calcext:value-type="float">
            <text:p>1.34770421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31090085735" calcext:value-type="float">
            <text:p>1.31090085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30236014572" calcext:value-type="float">
            <text:p>1.30236014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32604170169" calcext:value-type="float">
            <text:p>1.32604170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31768738396" calcext:value-type="float">
            <text:p>1.3176873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31994704215" calcext:value-type="float">
            <text:p>1.31994704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33633006756" calcext:value-type="float">
            <text:p>1.33633006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30207965549" calcext:value-type="float">
            <text:p>1.30207965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31320072511" calcext:value-type="float">
            <text:p>1.31320072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30419178939" calcext:value-type="float">
            <text:p>1.30419178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31346254287" calcext:value-type="float">
            <text:p>1.31346254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27027517819" calcext:value-type="float">
            <text:p>1.27027517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29210935188" calcext:value-type="float">
            <text:p>1.29210935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29662895315" calcext:value-type="float">
            <text:p>1.29662895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33404030481" calcext:value-type="float">
            <text:p>1.33404030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.32934153232" calcext:value-type="float">
            <text:p>1.3293415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3189727716" calcext:value-type="float">
            <text:p>1.31897277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9896691341" calcext:value-type="float">
            <text:p>1.29896691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8554684683" calcext:value-type="float">
            <text:p>1.28554684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36304591121" calcext:value-type="float">
            <text:p>1.36304591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32797406271" calcext:value-type="float">
            <text:p>1.32797406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33497975477" calcext:value-type="float">
            <text:p>1.33497975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5843559874" calcext:value-type="float">
            <text:p>1.25843559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32245041235" calcext:value-type="float">
            <text:p>1.32245041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35647415756" calcext:value-type="float">
            <text:p>1.35647415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35066723662" calcext:value-type="float">
            <text:p>1.35066723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33365075116" calcext:value-type="float">
            <text:p>1.33365075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33137532347" calcext:value-type="float">
            <text:p>1.33137532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9648612239" calcext:value-type="float">
            <text:p>1.29648612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8877996622" calcext:value-type="float">
            <text:p>1.28877996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6409493228" calcext:value-type="float">
            <text:p>1.2640949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33291897977" calcext:value-type="float">
            <text:p>1.33291897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32058613692" calcext:value-type="float">
            <text:p>1.32058613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6756760801" calcext:value-type="float">
            <text:p>1.2675676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36104156239" calcext:value-type="float">
            <text:p>1.36104156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31047002921" calcext:value-type="float">
            <text:p>1.31047002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30887175444" calcext:value-type="float">
            <text:p>1.30887175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522161613" calcext:value-type="float">
            <text:p>1.25221616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5497091292" calcext:value-type="float">
            <text:p>1.25497091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705612683" calcext:value-type="float">
            <text:p>1.27056126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9503598605" calcext:value-type="float">
            <text:p>1.29503598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9820120389" calcext:value-type="float">
            <text:p>1.29820120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32309783926" calcext:value-type="float">
            <text:p>1.32309783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3333604018" calcext:value-type="float">
            <text:p>1.33336040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.29005094479" calcext:value-type="float">
            <text:p>1.29005094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9370880798" calcext:value-type="float">
            <text:p>1.2937088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33320799599" calcext:value-type="float">
            <text:p>1.3332079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6230065652" calcext:value-type="float">
            <text:p>1.26230065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9332605399" calcext:value-type="float">
            <text:p>1.2933260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32260150339" calcext:value-type="float">
            <text:p>1.32260150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8995684911" calcext:value-type="float">
            <text:p>1.28995684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9811382393" calcext:value-type="float">
            <text:p>1.29811382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9465120993" calcext:value-type="float">
            <text:p>1.29465120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34107529176" calcext:value-type="float">
            <text:p>1.34107529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8208710947" calcext:value-type="float">
            <text:p>1.28208710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8121296502" calcext:value-type="float">
            <text:p>1.2812129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4423479933" calcext:value-type="float">
            <text:p>1.24423479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9290193774" calcext:value-type="float">
            <text:p>1.29290193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3925714109" calcext:value-type="float">
            <text:p>1.23925714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30716664074" calcext:value-type="float">
            <text:p>1.30716664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715192468" calcext:value-type="float">
            <text:p>1.27151924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30242816948" calcext:value-type="float">
            <text:p>1.30242816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7212939848" calcext:value-type="float">
            <text:p>1.27212939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30425314781" calcext:value-type="float">
            <text:p>1.30425314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5691615695" calcext:value-type="float">
            <text:p>1.2569161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6120308081" calcext:value-type="float">
            <text:p>1.26120308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714071424" calcext:value-type="float">
            <text:p>1.27140714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7599960525" calcext:value-type="float">
            <text:p>1.27599960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4946342603" calcext:value-type="float">
            <text:p>1.2494634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9315343435" calcext:value-type="float">
            <text:p>1.29315343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31147778292" calcext:value-type="float">
            <text:p>1.31147778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882259073" calcext:value-type="float">
            <text:p>1.28822590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9726548305" calcext:value-type="float">
            <text:p>1.29726548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31450042988" calcext:value-type="float">
            <text:p>1.31450042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30446199746" calcext:value-type="float">
            <text:p>1.30446199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7551494532" calcext:value-type="float">
            <text:p>1.27551494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5985100509" calcext:value-type="float">
            <text:p>1.25985100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8145391515" calcext:value-type="float">
            <text:p>1.28145391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6946070112" calcext:value-type="float">
            <text:p>1.26946070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31276551325" calcext:value-type="float">
            <text:p>1.31276551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8782472078" calcext:value-type="float">
            <text:p>1.28782472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9031539948" calcext:value-type="float">
            <text:p>1.29031539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7150434706" calcext:value-type="float">
            <text:p>1.27150434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33850267026" calcext:value-type="float">
            <text:p>1.33850267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8801842562" calcext:value-type="float">
            <text:p>1.28801842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5348634642" calcext:value-type="float">
            <text:p>1.25348634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31206972487" calcext:value-type="float">
            <text:p>1.31206972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6995260046" calcext:value-type="float">
            <text:p>1.26995260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34744258956" calcext:value-type="float">
            <text:p>1.34744258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6781835872" calcext:value-type="float">
            <text:p>1.26781835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7629263564" calcext:value-type="float">
            <text:p>1.27629263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32169396486" calcext:value-type="float">
            <text:p>1.32169396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34426809098" calcext:value-type="float">
            <text:p>1.3442680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32156551088" calcext:value-type="float">
            <text:p>1.32156551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33060227948" calcext:value-type="float">
            <text:p>1.33060227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30783305288" calcext:value-type="float">
            <text:p>1.30783305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.278845133" calcext:value-type="float">
            <text:p>1.2788451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5400609493" calcext:value-type="float">
            <text:p>1.25400609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0022201792" calcext:value-type="float">
            <text:p>1.30022201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5761638738" calcext:value-type="float">
            <text:p>1.25761638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6774747484" calcext:value-type="float">
            <text:p>1.26774747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7081909913" calcext:value-type="float">
            <text:p>1.27081909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0919066146" calcext:value-type="float">
            <text:p>1.30919066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1584683464" calcext:value-type="float">
            <text:p>1.31584683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8754043051" calcext:value-type="float">
            <text:p>1.28754043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6545802329" calcext:value-type="float">
            <text:p>1.26545802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4693689226" calcext:value-type="float">
            <text:p>1.24693689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2089408337" calcext:value-type="float">
            <text:p>1.32089408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0656485017" calcext:value-type="float">
            <text:p>1.30656485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0713559306" calcext:value-type="float">
            <text:p>1.30713559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1073198317" calcext:value-type="float">
            <text:p>1.31073198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0054084234" calcext:value-type="float">
            <text:p>1.30054084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6275662076" calcext:value-type="float">
            <text:p>1.26275662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4576858318" calcext:value-type="float">
            <text:p>1.24576858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3202668376" calcext:value-type="float">
            <text:p>1.33202668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9072416682" calcext:value-type="float">
            <text:p>1.29072416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1927471297" calcext:value-type="float">
            <text:p>1.3192747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5056792101" calcext:value-type="float">
            <text:p>1.3505679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4439972152" calcext:value-type="float">
            <text:p>1.34439972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2591276916" calcext:value-type="float">
            <text:p>1.32591276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2964433957" calcext:value-type="float">
            <text:p>1.32964433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7448135353" calcext:value-type="float">
            <text:p>1.27448135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6389707997" calcext:value-type="float">
            <text:p>1.263897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8500075647" calcext:value-type="float">
            <text:p>1.28500075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668078859" calcext:value-type="float">
            <text:p>1.26680788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3619511619" calcext:value-type="float">
            <text:p>1.33619511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6518931785" calcext:value-type="float">
            <text:p>1.26518931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1105724172" calcext:value-type="float">
            <text:p>1.21105724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2744712344" calcext:value-type="float">
            <text:p>1.32744712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1065534356" calcext:value-type="float">
            <text:p>1.31065534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8758679307" calcext:value-type="float">
            <text:p>1.28758679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9712809962" calcext:value-type="float">
            <text:p>1.29712809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0670465437" calcext:value-type="float">
            <text:p>1.30670465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781710706" calcext:value-type="float">
            <text:p>1.27817107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0443369954" calcext:value-type="float">
            <text:p>1.30443369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7428925218" calcext:value-type="float">
            <text:p>1.27428925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5348492644" calcext:value-type="float">
            <text:p>1.35348492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8770132507" calcext:value-type="float">
            <text:p>1.38770132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2388042342" calcext:value-type="float">
            <text:p>1.32388042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0657897361" calcext:value-type="float">
            <text:p>1.30657897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8082207187" calcext:value-type="float">
            <text:p>1.28082207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8973371688" calcext:value-type="float">
            <text:p>1.28973371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8895145571" calcext:value-type="float">
            <text:p>1.28895145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7745663939" calcext:value-type="float">
            <text:p>1.27745663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0914589117" calcext:value-type="float">
            <text:p>1.30914589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8129746196" calcext:value-type="float">
            <text:p>1.2812974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1289716966" calcext:value-type="float">
            <text:p>1.21289716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8394074172" calcext:value-type="float">
            <text:p>1.28394074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4562472457" calcext:value-type="float">
            <text:p>1.34562472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1850511645" calcext:value-type="float">
            <text:p>1.31850511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7435070989" calcext:value-type="float">
            <text:p>1.27435070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3768624833" calcext:value-type="float">
            <text:p>1.33768624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7871653863" calcext:value-type="float">
            <text:p>1.27871653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0675245751" calcext:value-type="float">
            <text:p>1.30675245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1751089411" calcext:value-type="float">
            <text:p>1.31751089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8521413515" calcext:value-type="float">
            <text:p>1.28521413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33627016474" calcext:value-type="float">
            <text:p>1.33627016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9216244897" calcext:value-type="float">
            <text:p>1.2921624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.25089171687" calcext:value-type="float">
            <text:p>1.25089171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32833753771" calcext:value-type="float">
            <text:p>1.32833753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30524571217" calcext:value-type="float">
            <text:p>1.30524571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31596241244" calcext:value-type="float">
            <text:p>1.31596241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31556226021" calcext:value-type="float">
            <text:p>1.31556226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9910649198" calcext:value-type="float">
            <text:p>1.2991064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9227761554" calcext:value-type="float">
            <text:p>1.29227761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31577720217" calcext:value-type="float">
            <text:p>1.31577720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4934027722" calcext:value-type="float">
            <text:p>1.24934027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30056945122" calcext:value-type="float">
            <text:p>1.30056945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8207398513" calcext:value-type="float">
            <text:p>1.28207398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7377395098" calcext:value-type="float">
            <text:p>1.2737739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6234638774" calcext:value-type="float">
            <text:p>1.26234638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31511759264" calcext:value-type="float">
            <text:p>1.31511759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32856797921" calcext:value-type="float">
            <text:p>1.32856797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8884176453" calcext:value-type="float">
            <text:p>1.28884176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9453082358" calcext:value-type="float">
            <text:p>1.29453082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31713173596" calcext:value-type="float">
            <text:p>1.3171317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5656346531" calcext:value-type="float">
            <text:p>1.25656346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32646396974" calcext:value-type="float">
            <text:p>1.32646396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31498953701" calcext:value-type="float">
            <text:p>1.3149895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8995577033" calcext:value-type="float">
            <text:p>1.28995577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31495033581" calcext:value-type="float">
            <text:p>1.31495033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9454602662" calcext:value-type="float">
            <text:p>1.29454602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30899248153" calcext:value-type="float">
            <text:p>1.30899248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9096924865" calcext:value-type="float">
            <text:p>1.29096924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9595405185" calcext:value-type="float">
            <text:p>1.29595405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30917400228" calcext:value-type="float">
            <text:p>1.30917400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22663128954" calcext:value-type="float">
            <text:p>1.22663128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30556460834" calcext:value-type="float">
            <text:p>1.30556460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3097330354" calcext:value-type="float">
            <text:p>1.30973303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32759076504" calcext:value-type="float">
            <text:p>1.3275907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1.33838009153" calcext:value-type="float">
            <text:p>1.33838009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office:value-type="float" office:value="1.37440439359" calcext:value-type="float">
            <text:p>1.37440439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.34330099578" calcext:value-type="float">
            <text:p>1.34330099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.36450937597" calcext:value-type="float">
            <text:p>1.3645093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.40248071281" calcext:value-type="float">
            <text:p>1.40248071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.28541567392" calcext:value-type="float">
            <text:p>1.28541567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.33312553179" calcext:value-type="float">
            <text:p>1.33312553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.37913446967" calcext:value-type="float">
            <text:p>1.37913446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.30874222361" calcext:value-type="float">
            <text:p>1.30874222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.33733332255" calcext:value-type="float">
            <text:p>1.33733332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34601204294" calcext:value-type="float">
            <text:p>1.34601204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33256722713" calcext:value-type="float">
            <text:p>1.33256722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39565536915" calcext:value-type="float">
            <text:p>1.39565536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29799664222" calcext:value-type="float">
            <text:p>1.29799664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3481146166" calcext:value-type="float">
            <text:p>1.34811461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31856279156" calcext:value-type="float">
            <text:p>1.31856279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40550528795" calcext:value-type="float">
            <text:p>1.4055052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31033190829" calcext:value-type="float">
            <text:p>1.31033190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33903541849" calcext:value-type="float">
            <text:p>1.33903541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31201134004" calcext:value-type="float">
            <text:p>1.312011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33714536595" calcext:value-type="float">
            <text:p>1.3371453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34211194225" calcext:value-type="float">
            <text:p>1.34211194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3722436102" calcext:value-type="float">
            <text:p>1.37224361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35913821473" calcext:value-type="float">
            <text:p>1.35913821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31290431848" calcext:value-type="float">
            <text:p>1.31290431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29703215021" calcext:value-type="float">
            <text:p>1.29703215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37690063865" calcext:value-type="float">
            <text:p>1.37690063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37355715435" calcext:value-type="float">
            <text:p>1.37355715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38957151113" calcext:value-type="float">
            <text:p>1.38957151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3703876456" calcext:value-type="float">
            <text:p>1.37038764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31711066421" calcext:value-type="float">
            <text:p>1.31711066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35591554749" calcext:value-type="float">
            <text:p>1.35591554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35316962862" calcext:value-type="float">
            <text:p>1.35316962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.38982560525" calcext:value-type="float">
            <text:p>1.38982560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4862088232" calcext:value-type="float">
            <text:p>1.34862088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6188492634" calcext:value-type="float">
            <text:p>1.26188492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8674092612" calcext:value-type="float">
            <text:p>1.38674092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302791766" calcext:value-type="float">
            <text:p>1.33027917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7536671797" calcext:value-type="float">
            <text:p>1.3753667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5468809981" calcext:value-type="float">
            <text:p>1.35468809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7196942359" calcext:value-type="float">
            <text:p>1.37196942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3816773531" calcext:value-type="float">
            <text:p>1.33816773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9408137819" calcext:value-type="float">
            <text:p>1.29408137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8052953829" calcext:value-type="float">
            <text:p>1.38052953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5876769636" calcext:value-type="float">
            <text:p>1.35876769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2998543074" calcext:value-type="float">
            <text:p>1.32998543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4299276105" calcext:value-type="float">
            <text:p>1.34299276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5401287701" calcext:value-type="float">
            <text:p>1.3540128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0172918781" calcext:value-type="float">
            <text:p>1.30172918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5963823624" calcext:value-type="float">
            <text:p>1.35963823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2917023019" calcext:value-type="float">
            <text:p>1.32917023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390991425" calcext:value-type="float">
            <text:p>1.33909914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4806005304" calcext:value-type="float">
            <text:p>1.3480600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6457298326" calcext:value-type="float">
            <text:p>1.36457298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7763942174" calcext:value-type="float">
            <text:p>1.37763942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41810089267" calcext:value-type="float">
            <text:p>1.41810089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2897342528" calcext:value-type="float">
            <text:p>1.32897342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9114800094" calcext:value-type="float">
            <text:p>1.39114800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8979884539" calcext:value-type="float">
            <text:p>1.38979884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4785747596" calcext:value-type="float">
            <text:p>1.3478574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1604448986" calcext:value-type="float">
            <text:p>1.31604448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41807555747" calcext:value-type="float">
            <text:p>1.41807555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41647534483" calcext:value-type="float">
            <text:p>1.41647534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9971438016" calcext:value-type="float">
            <text:p>1.29971438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7695580502" calcext:value-type="float">
            <text:p>1.2769558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5727290776" calcext:value-type="float">
            <text:p>1.35727290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5671268779" calcext:value-type="float">
            <text:p>1.35671268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1463916905" calcext:value-type="float">
            <text:p>1.31463916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5265525913" calcext:value-type="float">
            <text:p>1.35265525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766160612" calcext:value-type="float">
            <text:p>1.37661606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4924108125" calcext:value-type="float">
            <text:p>1.34924108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5070245785" calcext:value-type="float">
            <text:p>1.35070245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6119395549" calcext:value-type="float">
            <text:p>1.36119395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7262053941" calcext:value-type="float">
            <text:p>1.37262053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29129984713" calcext:value-type="float">
            <text:p>1.29129984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6950796123" calcext:value-type="float">
            <text:p>1.36950796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0750805559" calcext:value-type="float">
            <text:p>1.30750805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8034236598" calcext:value-type="float">
            <text:p>1.3803423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4021652477" calcext:value-type="float">
            <text:p>1.34021652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6156135814" calcext:value-type="float">
            <text:p>1.36156135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449599557" calcext:value-type="float">
            <text:p>1.34495995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5783916087" calcext:value-type="float">
            <text:p>1.35783916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2464700663" calcext:value-type="float">
            <text:p>1.32464700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627231226" calcext:value-type="float">
            <text:p>1.36272312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7778531182" calcext:value-type="float">
            <text:p>1.37778531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222657062" calcext:value-type="float">
            <text:p>1.32226570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3234927509" calcext:value-type="float">
            <text:p>1.33234927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.36081877288" calcext:value-type="float">
            <text:p>1.36081877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7931304162" calcext:value-type="float">
            <text:p>1.37931304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3659148758" calcext:value-type="float">
            <text:p>1.33659148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40192141322" calcext:value-type="float">
            <text:p>1.40192141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7644877633" calcext:value-type="float">
            <text:p>1.37644877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3187832147" calcext:value-type="float">
            <text:p>1.33187832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4352826295" calcext:value-type="float">
            <text:p>1.3435282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0857484926" calcext:value-type="float">
            <text:p>1.30857484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7370279022" calcext:value-type="float">
            <text:p>1.27370279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4312439929" calcext:value-type="float">
            <text:p>1.34312439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40337168814" calcext:value-type="float">
            <text:p>1.40337168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6968326904" calcext:value-type="float">
            <text:p>1.3696832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6339284179" calcext:value-type="float">
            <text:p>1.36339284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3691406956" calcext:value-type="float">
            <text:p>1.33691406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6873243989" calcext:value-type="float">
            <text:p>1.36873243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3479955066" calcext:value-type="float">
            <text:p>1.33479955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2416097289" calcext:value-type="float">
            <text:p>1.32416097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2877946219" calcext:value-type="float">
            <text:p>1.32877946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3868277132" calcext:value-type="float">
            <text:p>1.33868277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8669583735" calcext:value-type="float">
            <text:p>1.38669583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41146723897" calcext:value-type="float">
            <text:p>1.4114672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672025467" calcext:value-type="float">
            <text:p>1.36720254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683570216" calcext:value-type="float">
            <text:p>1.36835702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9167342109" calcext:value-type="float">
            <text:p>1.39167342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4344475678" calcext:value-type="float">
            <text:p>1.34344475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8954133891" calcext:value-type="float">
            <text:p>1.28954133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3901246033" calcext:value-type="float">
            <text:p>1.33901246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4020444006" calcext:value-type="float">
            <text:p>1.34020444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4288118785" calcext:value-type="float">
            <text:p>1.34288118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5868742712" calcext:value-type="float">
            <text:p>1.35868742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0238343249" calcext:value-type="float">
            <text:p>1.30238343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2171065903" calcext:value-type="float">
            <text:p>1.3217106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304466698" calcext:value-type="float">
            <text:p>1.33044666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3343420609" calcext:value-type="float">
            <text:p>1.33343420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6287085375" calcext:value-type="float">
            <text:p>1.36287085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7064838282" calcext:value-type="float">
            <text:p>1.37064838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0657073521" calcext:value-type="float">
            <text:p>1.30657073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2915443166" calcext:value-type="float">
            <text:p>1.32915443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3330743042" calcext:value-type="float">
            <text:p>1.33330743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2333982487" calcext:value-type="float">
            <text:p>1.32333982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4246810212" calcext:value-type="float">
            <text:p>1.34246810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3760190816" calcext:value-type="float">
            <text:p>1.33760190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7383474288" calcext:value-type="float">
            <text:p>1.37383474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8605926339" calcext:value-type="float">
            <text:p>1.38605926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9231306393" calcext:value-type="float">
            <text:p>1.29231306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5814875559" calcext:value-type="float">
            <text:p>1.35814875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6042936907" calcext:value-type="float">
            <text:p>1.36042936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3980900647" calcext:value-type="float">
            <text:p>1.33980900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1138649737" calcext:value-type="float">
            <text:p>1.31138649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7926934457" calcext:value-type="float">
            <text:p>1.37926934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9221684391" calcext:value-type="float">
            <text:p>1.29221684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3931522591" calcext:value-type="float">
            <text:p>1.33931522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40929751497" calcext:value-type="float">
            <text:p>1.4092975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5036737952" calcext:value-type="float">
            <text:p>1.35036737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9025856491" calcext:value-type="float">
            <text:p>1.29025856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5839377402" calcext:value-type="float">
            <text:p>1.3583937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5800429141" calcext:value-type="float">
            <text:p>1.35800429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4865045738" calcext:value-type="float">
            <text:p>1.34865045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6421012941" calcext:value-type="float">
            <text:p>1.36421012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8019437957" calcext:value-type="float">
            <text:p>1.38019437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4782306915" calcext:value-type="float">
            <text:p>1.34782306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4812306788" calcext:value-type="float">
            <text:p>1.34812306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3205835787" calcext:value-type="float">
            <text:p>1.33205835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2666753587" calcext:value-type="float">
            <text:p>1.32666753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7378096075" calcext:value-type="float">
            <text:p>1.37378096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5003325451" calcext:value-type="float">
            <text:p>1.35003325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2096678121" calcext:value-type="float">
            <text:p>1.32096678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3905766592" calcext:value-type="float">
            <text:p>1.33905766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7326212581" calcext:value-type="float">
            <text:p>1.37326212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5512773796" calcext:value-type="float">
            <text:p>1.3551277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7137500764" calcext:value-type="float">
            <text:p>1.37137500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6675161671" calcext:value-type="float">
            <text:p>1.36675161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5764579779" calcext:value-type="float">
            <text:p>1.35764579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6459104335" calcext:value-type="float">
            <text:p>1.36459104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40019107141" calcext:value-type="float">
            <text:p>1.40019107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8473685891" calcext:value-type="float">
            <text:p>1.38473685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5720976039" calcext:value-type="float">
            <text:p>1.35720976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4763569532" calcext:value-type="float">
            <text:p>1.34763569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29348288909" calcext:value-type="float">
            <text:p>1.29348288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0457265939" calcext:value-type="float">
            <text:p>1.30457265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.35220849577" calcext:value-type="float">
            <text:p>1.35220849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1.36229024256" calcext:value-type="float">
            <text:p>1.36229024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.37429585038" calcext:value-type="float">
            <text:p>1.37429585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.39110021808" calcext:value-type="float">
            <text:p>1.39110021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.41121141188" calcext:value-type="float">
            <text:p>1.41121141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41439887985" calcext:value-type="float">
            <text:p>1.41439887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41925106923" calcext:value-type="float">
            <text:p>1.41925106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40909945747" calcext:value-type="float">
            <text:p>1.40909945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41371441955" calcext:value-type="float">
            <text:p>1.41371441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4129347355" calcext:value-type="float">
            <text:p>1.41293473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41988717687" calcext:value-type="float">
            <text:p>1.41988717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34289570108" calcext:value-type="float">
            <text:p>1.34289570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43425483525" calcext:value-type="float">
            <text:p>1.43425483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43675997525" calcext:value-type="float">
            <text:p>1.43675997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3976023996" calcext:value-type="float">
            <text:p>1.39760239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36849591815" calcext:value-type="float">
            <text:p>1.36849591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45153240391" calcext:value-type="float">
            <text:p>1.45153240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39710866388" calcext:value-type="float">
            <text:p>1.39710866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4000897199" calcext:value-type="float">
            <text:p>1.40008971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36777412987" calcext:value-type="float">
            <text:p>1.36777412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44331211767" calcext:value-type="float">
            <text:p>1.44331211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37258436712" calcext:value-type="float">
            <text:p>1.37258436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36213509546" calcext:value-type="float">
            <text:p>1.36213509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41754659859" calcext:value-type="float">
            <text:p>1.41754659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4009260537" calcext:value-type="float">
            <text:p>1.40092605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40588629247" calcext:value-type="float">
            <text:p>1.40588629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41980468424" calcext:value-type="float">
            <text:p>1.41980468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37591503827" calcext:value-type="float">
            <text:p>1.37591503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43742082411" calcext:value-type="float">
            <text:p>1.43742082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41569122605" calcext:value-type="float">
            <text:p>1.41569122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39652863407" calcext:value-type="float">
            <text:p>1.39652863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.35342717492" calcext:value-type="float">
            <text:p>1.35342717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7612065808" calcext:value-type="float">
            <text:p>1.37612065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855804134" calcext:value-type="float">
            <text:p>1.38558041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8388275307" calcext:value-type="float">
            <text:p>1.38388275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0167195268" calcext:value-type="float">
            <text:p>1.40167195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0444806551" calcext:value-type="float">
            <text:p>1.40444806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0778989392" calcext:value-type="float">
            <text:p>1.40778989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9582554848" calcext:value-type="float">
            <text:p>1.39582554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9891517064" calcext:value-type="float">
            <text:p>1.39891517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4985447111" calcext:value-type="float">
            <text:p>1.44985447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9257063248" calcext:value-type="float">
            <text:p>1.39257063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3769318706" calcext:value-type="float">
            <text:p>1.33769318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4741519628" calcext:value-type="float">
            <text:p>1.34741519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1381188951" calcext:value-type="float">
            <text:p>1.41381188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286476561" calcext:value-type="float">
            <text:p>1.32864765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1686610502" calcext:value-type="float">
            <text:p>1.4168661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0444589271" calcext:value-type="float">
            <text:p>1.40444589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9684850901" calcext:value-type="float">
            <text:p>1.3968485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29246371151" calcext:value-type="float">
            <text:p>1.29246371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9001832776" calcext:value-type="float">
            <text:p>1.39001832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4438023109" calcext:value-type="float">
            <text:p>1.44438023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1587492347" calcext:value-type="float">
            <text:p>1.41587492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3840332516" calcext:value-type="float">
            <text:p>1.33840332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0548945007" calcext:value-type="float">
            <text:p>1.40548945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9827053411" calcext:value-type="float">
            <text:p>1.39827053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189207809" calcext:value-type="float">
            <text:p>1.41892078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6241674393" calcext:value-type="float">
            <text:p>1.46241674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8116033605" calcext:value-type="float">
            <text:p>1.38116033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939691423" calcext:value-type="float">
            <text:p>1.39396914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0394931521" calcext:value-type="float">
            <text:p>1.40394931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0284838141" calcext:value-type="float">
            <text:p>1.40284838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8244612033" calcext:value-type="float">
            <text:p>1.38244612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2260049422" calcext:value-type="float">
            <text:p>1.42260049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3201238697" calcext:value-type="float">
            <text:p>1.4320123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259100659" calcext:value-type="float">
            <text:p>1.42591006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0722152528" calcext:value-type="float">
            <text:p>1.40722152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8968988915" calcext:value-type="float">
            <text:p>1.38968988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6088288078" calcext:value-type="float">
            <text:p>1.36088288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2574812601" calcext:value-type="float">
            <text:p>1.4257481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3076900473" calcext:value-type="float">
            <text:p>1.43076900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8465314006" calcext:value-type="float">
            <text:p>1.38465314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9846751641" calcext:value-type="float">
            <text:p>1.39846751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6574580634" calcext:value-type="float">
            <text:p>1.36574580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073063316" calcext:value-type="float">
            <text:p>1.40730633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0843132847" calcext:value-type="float">
            <text:p>1.40843132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746521067" calcext:value-type="float">
            <text:p>1.37465210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3336133282" calcext:value-type="float">
            <text:p>1.43336133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8968883344" calcext:value-type="float">
            <text:p>1.38968883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0235650914" calcext:value-type="float">
            <text:p>1.40235650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5817445126" calcext:value-type="float">
            <text:p>1.35817445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558512315" calcext:value-type="float">
            <text:p>1.35585123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303240908" calcext:value-type="float">
            <text:p>1.43032409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2876129582" calcext:value-type="float">
            <text:p>1.42876129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9345162577" calcext:value-type="float">
            <text:p>1.39345162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0528051374" calcext:value-type="float">
            <text:p>1.40528051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37037278468" calcext:value-type="float">
            <text:p>1.37037278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0934604143" calcext:value-type="float">
            <text:p>1.40934604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1.41314989479" calcext:value-type="float">
            <text:p>1.41314989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float" office:value="1.47944174246" calcext:value-type="float">
            <text:p>1.47944174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float" office:value="1.47485000976" calcext:value-type="float">
            <text:p>1.47485000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.48278140923" calcext:value-type="float">
            <text:p>1.48278140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.4872611416" calcext:value-type="float">
            <text:p>1.48726114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.45274850769" calcext:value-type="float">
            <text:p>1.45274850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.43431262319" calcext:value-type="float">
            <text:p>1.43431262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.48344811857" calcext:value-type="float">
            <text:p>1.48344811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4912628258" calcext:value-type="float">
            <text:p>1.44912628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9138749328" calcext:value-type="float">
            <text:p>1.39138749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5652692715" calcext:value-type="float">
            <text:p>1.45652692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9949703123" calcext:value-type="float">
            <text:p>1.39949703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521227519" calcext:value-type="float">
            <text:p>1.45212275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169549537" calcext:value-type="float">
            <text:p>1.41695495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2899911811" calcext:value-type="float">
            <text:p>1.42899911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3286846329" calcext:value-type="float">
            <text:p>1.43286846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5692812276" calcext:value-type="float">
            <text:p>1.45692812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2617031156" calcext:value-type="float">
            <text:p>1.42617031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7882052044" calcext:value-type="float">
            <text:p>1.47882052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4414387099" calcext:value-type="float">
            <text:p>1.4441438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4725547334" calcext:value-type="float">
            <text:p>1.44725547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2260593834" calcext:value-type="float">
            <text:p>1.42260593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123228498" calcext:value-type="float">
            <text:p>1.51232284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2680779673" calcext:value-type="float">
            <text:p>1.42680779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7411386123" calcext:value-type="float">
            <text:p>1.37411386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936341799" calcext:value-type="float">
            <text:p>1.49363417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3871638596" calcext:value-type="float">
            <text:p>1.4387163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154690055" calcext:value-type="float">
            <text:p>1.41546900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4341923591" calcext:value-type="float">
            <text:p>1.44341923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795166999" calcext:value-type="float">
            <text:p>1.47951669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5733295336" calcext:value-type="float">
            <text:p>1.45733295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2533650281" calcext:value-type="float">
            <text:p>1.42533650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float" office:value="1.48320357113" calcext:value-type="float">
            <text:p>1.48320357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1.45614534032" calcext:value-type="float">
            <text:p>1.45614534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1.53106537431" calcext:value-type="float">
            <text:p>1.53106537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1.50003604895" calcext:value-type="float">
            <text:p>1.5000360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1.48170847173" calcext:value-type="float">
            <text:p>1.48170847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1.48953790926" calcext:value-type="float">
            <text:p>1.48953790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1.52319741217" calcext:value-type="float">
            <text:p>1.52319741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1.56169184613" calcext:value-type="float">
            <text:p>1.5616918461</text:p>
          </table:table-cell>
        </table:table-row>
      </table:table>
      <table:table table:name="Sheet2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Distance</text:p>
          </table:table-cell>
          <table:table-cell office:value-type="string" calcext:value-type="string">
            <text:p>Area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32833753771" calcext:value-type="float">
            <text:p>1.3283375377</text:p>
          </table:table-cell>
          <table:table-cell office:value-type="string" calcext:value-type="string">
            <text:p>Mean</text:p>
          </table:table-cell>
          <table:table-cell table:formula="of:=AVERAGE([.A2:.A201])" office:value-type="float" office:value="0.1347" calcext:value-type="float">
            <text:p>0.1347</text:p>
          </table:table-cell>
          <table:table-cell table:formula="of:=AVERAGE([.B2:.B201])" office:value-type="float" office:value="1.370428462082" calcext:value-type="float">
            <text:p>1.3704284621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30524571217" calcext:value-type="float">
            <text:p>1.3052457122</text:p>
          </table:table-cell>
          <table:table-cell office:value-type="string" calcext:value-type="string">
            <text:p>Median</text:p>
          </table:table-cell>
          <table:table-cell table:formula="of:=MEDIAN([.A2:.A201])" office:value-type="float" office:value="0.13" calcext:value-type="float">
            <text:p>0.13</text:p>
          </table:table-cell>
          <table:table-cell table:formula="of:=MEDIAN([.B2:.B201])" office:value-type="float" office:value="1.36777978415" calcext:value-type="float">
            <text:p>1.3677797842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7931304162" calcext:value-type="float">
            <text:p>1.3793130416</text:p>
          </table:table-cell>
          <table:table-cell office:value-type="string" calcext:value-type="string">
            <text:p>STD</text:p>
          </table:table-cell>
          <table:table-cell table:formula="of:=STDEV([.A2:.A201])" office:value-type="float" office:value="0.0103656758670578" calcext:value-type="float">
            <text:p>0.0103656759</text:p>
          </table:table-cell>
          <table:table-cell table:formula="of:=STDEV([.B2:.B201])" office:value-type="float" office:value="0.0579114975257419" calcext:value-type="float">
            <text:p>0.057911497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31596241244" calcext:value-type="float">
            <text:p>1.3159624124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3659148758" calcext:value-type="float">
            <text:p>1.3365914876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40192141322" calcext:value-type="float">
            <text:p>1.401921413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7612065808" calcext:value-type="float">
            <text:p>1.3761206581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4912628258" calcext:value-type="float">
            <text:p>1.4491262826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7644877633" calcext:value-type="float">
            <text:p>1.3764487763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31556226021" calcext:value-type="float">
            <text:p>1.3155622602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9910649198" calcext:value-type="float">
            <text:p>1.299106492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9227761554" calcext:value-type="float">
            <text:p>1.2922776155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3187832147" calcext:value-type="float">
            <text:p>1.3318783215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4352826295" calcext:value-type="float">
            <text:p>1.343528263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0857484926" calcext:value-type="float">
            <text:p>1.3085748493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7370279022" calcext:value-type="float">
            <text:p>1.2737027902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.45614534032" calcext:value-type="float">
            <text:p>1.4561453403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4312439929" calcext:value-type="float">
            <text:p>1.343124399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855804134" calcext:value-type="float">
            <text:p>1.3855804134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40337168814" calcext:value-type="float">
            <text:p>1.4033716881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6968326904" calcext:value-type="float">
            <text:p>1.369683269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6339284179" calcext:value-type="float">
            <text:p>1.3633928418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39138749328" calcext:value-type="float">
            <text:p>1.391387493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8388275307" calcext:value-type="float">
            <text:p>1.3838827531</text:p>
          </table:table-cell>
          <table:table-cell table:number-columns-repeated="3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.26221821213" calcext:value-type="float">
            <text:p>1.2622182121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0167195268" calcext:value-type="float">
            <text:p>1.4016719527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3691406956" calcext:value-type="float">
            <text:p>1.3369140696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6873243989" calcext:value-type="float">
            <text:p>1.3687324399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31577720217" calcext:value-type="float">
            <text:p>1.3157772022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5652692715" calcext:value-type="float">
            <text:p>1.456526927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0444806551" calcext:value-type="float">
            <text:p>1.4044480655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0778989392" calcext:value-type="float">
            <text:p>1.4077898939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4934027722" calcext:value-type="float">
            <text:p>1.2493402772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3479955066" calcext:value-type="float">
            <text:p>1.3347995507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9582554848" calcext:value-type="float">
            <text:p>1.3958255485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2416097289" calcext:value-type="float">
            <text:p>1.3241609729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.53106537431" calcext:value-type="float">
            <text:p>1.5310653743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2877946219" calcext:value-type="float">
            <text:p>1.328779462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9891517064" calcext:value-type="float">
            <text:p>1.3989151706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30056945122" calcext:value-type="float">
            <text:p>1.3005694512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39949703123" calcext:value-type="float">
            <text:p>1.399497031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4985447111" calcext:value-type="float">
            <text:p>1.4498544711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3868277132" calcext:value-type="float">
            <text:p>1.3386827713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8669583735" calcext:value-type="float">
            <text:p>1.3866958374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521227519" calcext:value-type="float">
            <text:p>1.4521227519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41146723897" calcext:value-type="float">
            <text:p>1.411467239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.50003604895" calcext:value-type="float">
            <text:p>1.500036049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672025467" calcext:value-type="float">
            <text:p>1.3672025467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683570216" calcext:value-type="float">
            <text:p>1.3683570216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9167342109" calcext:value-type="float">
            <text:p>1.3916734211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4344475678" calcext:value-type="float">
            <text:p>1.3434447568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8954133891" calcext:value-type="float">
            <text:p>1.2895413389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169549537" calcext:value-type="float">
            <text:p>1.4169549537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3901246033" calcext:value-type="float">
            <text:p>1.3390124603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4020444006" calcext:value-type="float">
            <text:p>1.3402044401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9257063248" calcext:value-type="float">
            <text:p>1.3925706325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2899911811" calcext:value-type="float">
            <text:p>1.4289991181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4288118785" calcext:value-type="float">
            <text:p>1.342881187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3769318706" calcext:value-type="float">
            <text:p>1.3376931871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8207398513" calcext:value-type="float">
            <text:p>1.2820739851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3286846329" calcext:value-type="float">
            <text:p>1.432868463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4741519628" calcext:value-type="float">
            <text:p>1.347415196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1381188951" calcext:value-type="float">
            <text:p>1.4138118895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7377395098" calcext:value-type="float">
            <text:p>1.273773951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5868742712" calcext:value-type="float">
            <text:p>1.3586874271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286476561" calcext:value-type="float">
            <text:p>1.3286476561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6234638774" calcext:value-type="float">
            <text:p>1.2623463877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.48170847173" calcext:value-type="float">
            <text:p>1.4817084717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1686610502" calcext:value-type="float">
            <text:p>1.416866105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0238343249" calcext:value-type="float">
            <text:p>1.3023834325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2171065903" calcext:value-type="float">
            <text:p>1.32171065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0444589271" calcext:value-type="float">
            <text:p>1.4044458927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9684850901" calcext:value-type="float">
            <text:p>1.396848509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304466698" calcext:value-type="float">
            <text:p>1.3304466698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3343420609" calcext:value-type="float">
            <text:p>1.3334342061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6287085375" calcext:value-type="float">
            <text:p>1.362870853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31511759264" calcext:value-type="float">
            <text:p>1.315117592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29246371151" calcext:value-type="float">
            <text:p>1.2924637115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5692812276" calcext:value-type="float">
            <text:p>1.4569281228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9001832776" calcext:value-type="float">
            <text:p>1.3900183278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4438023109" calcext:value-type="float">
            <text:p>1.4443802311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32856797921" calcext:value-type="float">
            <text:p>1.3285679792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8884176453" calcext:value-type="float">
            <text:p>1.2888417645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7064838282" calcext:value-type="float">
            <text:p>1.3706483828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0657073521" calcext:value-type="float">
            <text:p>1.3065707352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2915443166" calcext:value-type="float">
            <text:p>1.3291544317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1587492347" calcext:value-type="float">
            <text:p>1.4158749235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3330743042" calcext:value-type="float">
            <text:p>1.333307430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3840332516" calcext:value-type="float">
            <text:p>1.3384033252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9453082358" calcext:value-type="float">
            <text:p>1.2945308236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2617031156" calcext:value-type="float">
            <text:p>1.4261703116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2333982487" calcext:value-type="float">
            <text:p>1.3233398249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4246810212" calcext:value-type="float">
            <text:p>1.3424681021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7882052044" calcext:value-type="float">
            <text:p>1.478820520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0548945007" calcext:value-type="float">
            <text:p>1.4054894501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3760190816" calcext:value-type="float">
            <text:p>1.3376019082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4414387099" calcext:value-type="float">
            <text:p>1.444143871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9827053411" calcext:value-type="float">
            <text:p>1.3982705341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189207809" calcext:value-type="float">
            <text:p>1.418920780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6241674393" calcext:value-type="float">
            <text:p>1.462416743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8116033605" calcext:value-type="float">
            <text:p>1.3811603361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7383474288" calcext:value-type="float">
            <text:p>1.3738347429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8605926339" calcext:value-type="float">
            <text:p>1.3860592634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4725547334" calcext:value-type="float">
            <text:p>1.4472554733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31713173596" calcext:value-type="float">
            <text:p>1.317131736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5656346531" calcext:value-type="float">
            <text:p>1.2565634653</text:p>
          </table:table-cell>
          <table:table-cell table:number-columns-repeated="3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.56169184613" calcext:value-type="float">
            <text:p>1.5616918461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9231306393" calcext:value-type="float">
            <text:p>1.2923130639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32646396974" calcext:value-type="float">
            <text:p>1.3264639697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.48953790926" calcext:value-type="float">
            <text:p>1.4895379093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5814875559" calcext:value-type="float">
            <text:p>1.3581487556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6042936907" calcext:value-type="float">
            <text:p>1.3604293691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939691423" calcext:value-type="float">
            <text:p>1.393969142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0394931521" calcext:value-type="float">
            <text:p>1.4039493152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3980900647" calcext:value-type="float">
            <text:p>1.3398090065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1138649737" calcext:value-type="float">
            <text:p>1.3113864974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2260593834" calcext:value-type="float">
            <text:p>1.422605938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0284838141" calcext:value-type="float">
            <text:p>1.4028483814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7926934457" calcext:value-type="float">
            <text:p>1.3792693446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5123228498" calcext:value-type="float">
            <text:p>1.5123228498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9221684391" calcext:value-type="float">
            <text:p>1.2922168439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3931522591" calcext:value-type="float">
            <text:p>1.3393152259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40929751497" calcext:value-type="float">
            <text:p>1.409297515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5036737952" calcext:value-type="float">
            <text:p>1.3503673795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9025856491" calcext:value-type="float">
            <text:p>1.2902585649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5839377402" calcext:value-type="float">
            <text:p>1.358393774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5800429141" calcext:value-type="float">
            <text:p>1.3580042914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4865045738" calcext:value-type="float">
            <text:p>1.348650457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8244612033" calcext:value-type="float">
            <text:p>1.382446120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2260049422" calcext:value-type="float">
            <text:p>1.422600494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3201238697" calcext:value-type="float">
            <text:p>1.432012387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6421012941" calcext:value-type="float">
            <text:p>1.3642101294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2680779673" calcext:value-type="float">
            <text:p>1.4268077967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259100659" calcext:value-type="float">
            <text:p>1.4259100659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8019437957" calcext:value-type="float">
            <text:p>1.3801943796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4782306915" calcext:value-type="float">
            <text:p>1.3478230692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4812306788" calcext:value-type="float">
            <text:p>1.3481230679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3205835787" calcext:value-type="float">
            <text:p>1.332058357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0722152528" calcext:value-type="float">
            <text:p>1.4072215253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2666753587" calcext:value-type="float">
            <text:p>1.3266675359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7378096075" calcext:value-type="float">
            <text:p>1.3737809608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.52319741217" calcext:value-type="float">
            <text:p>1.523197412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8968988915" calcext:value-type="float">
            <text:p>1.3896898892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6088288078" calcext:value-type="float">
            <text:p>1.3608828808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2574812601" calcext:value-type="float">
            <text:p>1.425748126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5003325451" calcext:value-type="float">
            <text:p>1.3500332545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31498953701" calcext:value-type="float">
            <text:p>1.314989537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8995577033" calcext:value-type="float">
            <text:p>1.2899557703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2096678121" calcext:value-type="float">
            <text:p>1.3209667812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37411386123" calcext:value-type="float">
            <text:p>1.3741138612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3905766592" calcext:value-type="float">
            <text:p>1.3390576659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936341799" calcext:value-type="float">
            <text:p>1.4936341799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7326212581" calcext:value-type="float">
            <text:p>1.373262125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31495033581" calcext:value-type="float">
            <text:p>1.314950335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9454602662" calcext:value-type="float">
            <text:p>1.2945460266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3871638596" calcext:value-type="float">
            <text:p>1.438716386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5512773796" calcext:value-type="float">
            <text:p>1.35512773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30899248153" calcext:value-type="float">
            <text:p>1.3089924815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7137500764" calcext:value-type="float">
            <text:p>1.3713750076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9096924865" calcext:value-type="float">
            <text:p>1.2909692487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3076900473" calcext:value-type="float">
            <text:p>1.4307690047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6675161671" calcext:value-type="float">
            <text:p>1.3667516167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9595405185" calcext:value-type="float">
            <text:p>1.2959540519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5764579779" calcext:value-type="float">
            <text:p>1.3576457978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8465314006" calcext:value-type="float">
            <text:p>1.3846531401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6459104335" calcext:value-type="float">
            <text:p>1.3645910434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30917400228" calcext:value-type="float">
            <text:p>1.309174002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9846751641" calcext:value-type="float">
            <text:p>1.398467516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6574580634" calcext:value-type="float">
            <text:p>1.365745806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073063316" calcext:value-type="float">
            <text:p>1.4073063316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154690055" calcext:value-type="float">
            <text:p>1.4154690055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4341923591" calcext:value-type="float">
            <text:p>1.443419235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0843132847" calcext:value-type="float">
            <text:p>1.4084313285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40019107141" calcext:value-type="float">
            <text:p>1.400191071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746521067" calcext:value-type="float">
            <text:p>1.3746521067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3336133282" calcext:value-type="float">
            <text:p>1.4333613328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8968883344" calcext:value-type="float">
            <text:p>1.389688833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0235650914" calcext:value-type="float">
            <text:p>1.4023565091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22663128954" calcext:value-type="float">
            <text:p>1.2266312895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5817445126" calcext:value-type="float">
            <text:p>1.358174451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558512315" calcext:value-type="float">
            <text:p>1.3558512315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795166999" calcext:value-type="float">
            <text:p>1.479516699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303240908" calcext:value-type="float">
            <text:p>1.430324090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30556460834" calcext:value-type="float">
            <text:p>1.305564608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2876129582" calcext:value-type="float">
            <text:p>1.428761295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3097330354" calcext:value-type="float">
            <text:p>1.3097330354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8473685891" calcext:value-type="float">
            <text:p>1.3847368589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9345162577" calcext:value-type="float">
            <text:p>1.3934516258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32759076504" calcext:value-type="float">
            <text:p>1.327590765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5720976039" calcext:value-type="float">
            <text:p>1.357209760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0528051374" calcext:value-type="float">
            <text:p>1.4052805137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4763569532" calcext:value-type="float">
            <text:p>1.3476356953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37037278468" calcext:value-type="float">
            <text:p>1.3703727847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29348288909" calcext:value-type="float">
            <text:p>1.2934828891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5733295336" calcext:value-type="float">
            <text:p>1.457332953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0934604143" calcext:value-type="float">
            <text:p>1.4093460414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0457265939" calcext:value-type="float">
            <text:p>1.3045726594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41314989479" calcext:value-type="float">
            <text:p>1.4131498948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42533650281" calcext:value-type="float">
            <text:p>1.4253365028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35220849577" calcext:value-type="float">
            <text:p>1.352208495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area.A1:area.D269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7T10:07:45.035460364</dc:date>
    <meta:editing-duration>PT4M5S</meta:editing-duration>
    <meta:editing-cycles>1</meta:editing-cycles>
    <meta:document-statistic meta:table-count="2" meta:cell-count="11193" meta:object-count="0"/>
    <meta:generator>LibreOffice/4.4.6.3$Linux_X86_64 LibreOffice_project/40m0$Build-3</meta:generator>
  </office:meta>
</office:document-meta>
</file>